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omi" table:style-name="ta1">
        <office:forms form:automatic-focus="false" form:apply-design-mode="false"/>
        <table:shapes>
          <draw:frame draw:z-index="0" draw:style-name="gr1" draw:text-style-name="P1" svg:width="159.99mm" svg:height="89.99mm" svg:x="213.73mm" svg:y="13.54mm">
            <draw:object draw:notify-on-update-of-ranges="suomi.E1:suomi.E1 suomi.E2:suomi.E159 suomi.F1:suomi.F1 suomi.F2:suomi.F159 suomi.G1:suomi.G1 suomi.G2:suomi.G159 suomi.H1:suomi.H1 suomi.H2:suomi.H159 suomi.I1:suomi.I1 suomi.I2:suomi.I1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gdppc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gdppc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ol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636" calcext:value-type="float">
            <text:p>1636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LOG([.B3])" office:value-type="float" office:value="3.01619735351244" calcext:value-type="float">
            <text:p>3,01619735351244</text:p>
          </table:table-cell>
          <table:table-cell table:formula="of:=LOG([.C3])" office:value-type="float" office:value="3.2137832993353" calcext:value-type="float">
            <text:p>3,2137832993353</text:p>
          </table:table-cell>
          <table:table-cell table:formula="of:=LOG([.D3])" office:value-type="float" office:value="3.03901732199741" calcext:value-type="float">
            <text:p>3,03901732199741</text:p>
          </table:table-cell>
          <table:table-cell table:formula="of:=LOG([.D3])+1" office:value-type="float" office:value="4.03901732199741" calcext:value-type="float">
            <text:p>4,03901732199741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041" calcext:value-type="float">
            <text:p>1041</text:p>
          </table:table-cell>
          <table:table-cell office:value-type="float" office:value="1572" calcext:value-type="float">
            <text:p>1572</text:p>
          </table:table-cell>
          <table:table-cell office:value-type="float" office:value="1117" calcext:value-type="float">
            <text:p>1117</text:p>
          </table:table-cell>
          <table:table-cell office:value-type="float" office:value="1861" calcext:value-type="float">
            <text:p>1861</text:p>
          </table:table-cell>
          <table:table-cell table:formula="of:=LOG([.B4])" office:value-type="float" office:value="3.01745072951054" calcext:value-type="float">
            <text:p>3,01745072951054</text:p>
          </table:table-cell>
          <table:table-cell table:formula="of:=LOG([.C4])" office:value-type="float" office:value="3.19645254170339" calcext:value-type="float">
            <text:p>3,19645254170339</text:p>
          </table:table-cell>
          <table:table-cell table:formula="of:=LOG([.D4])" office:value-type="float" office:value="3.04805317311561" calcext:value-type="float">
            <text:p>3,04805317311561</text:p>
          </table:table-cell>
          <table:table-cell table:formula="of:=LOG([.D4])+1" office:value-type="float" office:value="4.04805317311561" calcext:value-type="float">
            <text:p>4,04805317311561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974" calcext:value-type="float">
            <text:p>974</text:p>
          </table:table-cell>
          <table:table-cell office:value-type="float" office:value="1524" calcext:value-type="float">
            <text:p>1524</text:p>
          </table:table-cell>
          <table:table-cell office:value-type="float" office:value="1108" calcext:value-type="float">
            <text:p>1108</text:p>
          </table:table-cell>
          <table:table-cell office:value-type="float" office:value="1862" calcext:value-type="float">
            <text:p>1862</text:p>
          </table:table-cell>
          <table:table-cell table:formula="of:=LOG([.B5])" office:value-type="float" office:value="2.98855895687862" calcext:value-type="float">
            <text:p>2,98855895687862</text:p>
          </table:table-cell>
          <table:table-cell table:formula="of:=LOG([.C5])" office:value-type="float" office:value="3.18298496700358" calcext:value-type="float">
            <text:p>3,18298496700358</text:p>
          </table:table-cell>
          <table:table-cell table:formula="of:=LOG([.D5])" office:value-type="float" office:value="3.04453976039241" calcext:value-type="float">
            <text:p>3,04453976039241</text:p>
          </table:table-cell>
          <table:table-cell table:formula="of:=LOG([.D5])+1" office:value-type="float" office:value="4.04453976039241" calcext:value-type="float">
            <text:p>4,04453976039241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41" calcext:value-type="float">
            <text:p>1041</text:p>
          </table:table-cell>
          <table:table-cell office:value-type="float" office:value="1590" calcext:value-type="float">
            <text:p>1590</text:p>
          </table:table-cell>
          <table:table-cell office:value-type="float" office:value="1116" calcext:value-type="float">
            <text:p>1116</text:p>
          </table:table-cell>
          <table:table-cell office:value-type="float" office:value="1863" calcext:value-type="float">
            <text:p>1863</text:p>
          </table:table-cell>
          <table:table-cell table:formula="of:=LOG([.B6])" office:value-type="float" office:value="3.01745072951054" calcext:value-type="float">
            <text:p>3,01745072951054</text:p>
          </table:table-cell>
          <table:table-cell table:formula="of:=LOG([.C6])" office:value-type="float" office:value="3.20139712432045" calcext:value-type="float">
            <text:p>3,20139712432045</text:p>
          </table:table-cell>
          <table:table-cell table:formula="of:=LOG([.D6])" office:value-type="float" office:value="3.04766419460156" calcext:value-type="float">
            <text:p>3,04766419460156</text:p>
          </table:table-cell>
          <table:table-cell table:formula="of:=LOG([.D6])+1" office:value-type="float" office:value="4.04766419460156" calcext:value-type="float">
            <text:p>4,04766419460156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52" calcext:value-type="float">
            <text:p>1052</text:p>
          </table:table-cell>
          <table:table-cell office:value-type="float" office:value="1618" calcext:value-type="float">
            <text:p>1618</text:p>
          </table:table-cell>
          <table:table-cell office:value-type="float" office:value="1144" calcext:value-type="float">
            <text:p>1144</text:p>
          </table:table-cell>
          <table:table-cell office:value-type="float" office:value="1864" calcext:value-type="float">
            <text:p>1864</text:p>
          </table:table-cell>
          <table:table-cell table:formula="of:=LOG([.B7])" office:value-type="float" office:value="3.02201573981772" calcext:value-type="float">
            <text:p>3,02201573981772</text:p>
          </table:table-cell>
          <table:table-cell table:formula="of:=LOG([.C7])" office:value-type="float" office:value="3.20897851727625" calcext:value-type="float">
            <text:p>3,20897851727625</text:p>
          </table:table-cell>
          <table:table-cell table:formula="of:=LOG([.D7])" office:value-type="float" office:value="3.05842602445701" calcext:value-type="float">
            <text:p>3,05842602445701</text:p>
          </table:table-cell>
          <table:table-cell table:formula="of:=LOG([.D7])+1" office:value-type="float" office:value="4.05842602445701" calcext:value-type="float">
            <text:p>4,05842602445701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34" calcext:value-type="float">
            <text:p>1034</text:p>
          </table:table-cell>
          <table:table-cell office:value-type="float" office:value="1646" calcext:value-type="float">
            <text:p>1646</text:p>
          </table:table-cell>
          <table:table-cell office:value-type="float" office:value="1164" calcext:value-type="float">
            <text:p>1164</text:p>
          </table:table-cell>
          <table:table-cell office:value-type="float" office:value="1865" calcext:value-type="float">
            <text:p>1865</text:p>
          </table:table-cell>
          <table:table-cell table:formula="of:=LOG([.B8])" office:value-type="float" office:value="3.01452053875792" calcext:value-type="float">
            <text:p>3,01452053875792</text:p>
          </table:table-cell>
          <table:table-cell table:formula="of:=LOG([.C8])" office:value-type="float" office:value="3.21642983087625" calcext:value-type="float">
            <text:p>3,21642983087625</text:p>
          </table:table-cell>
          <table:table-cell table:formula="of:=LOG([.D8])" office:value-type="float" office:value="3.06595298031387" calcext:value-type="float">
            <text:p>3,06595298031387</text:p>
          </table:table-cell>
          <table:table-cell table:formula="of:=LOG([.D8])+1" office:value-type="float" office:value="4.06595298031387" calcext:value-type="float">
            <text:p>4,06595298031387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041" calcext:value-type="float">
            <text:p>1041</text:p>
          </table:table-cell>
          <table:table-cell office:value-type="float" office:value="1619" calcext:value-type="float">
            <text:p>1619</text:p>
          </table:table-cell>
          <table:table-cell office:value-type="float" office:value="1183" calcext:value-type="float">
            <text:p>1183</text:p>
          </table:table-cell>
          <table:table-cell office:value-type="float" office:value="1866" calcext:value-type="float">
            <text:p>1866</text:p>
          </table:table-cell>
          <table:table-cell table:formula="of:=LOG([.B9])" office:value-type="float" office:value="3.01745072951054" calcext:value-type="float">
            <text:p>3,01745072951054</text:p>
          </table:table-cell>
          <table:table-cell table:formula="of:=LOG([.C9])" office:value-type="float" office:value="3.20924684875337" calcext:value-type="float">
            <text:p>3,20924684875337</text:p>
          </table:table-cell>
          <table:table-cell table:formula="of:=LOG([.D9])" office:value-type="float" office:value="3.07298474462793" calcext:value-type="float">
            <text:p>3,07298474462793</text:p>
          </table:table-cell>
          <table:table-cell table:formula="of:=LOG([.D9])+1" office:value-type="float" office:value="4.07298474462793" calcext:value-type="float">
            <text:p>4,07298474462793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963" calcext:value-type="float">
            <text:p>963</text:p>
          </table:table-cell>
          <table:table-cell office:value-type="float" office:value="1643" calcext:value-type="float">
            <text:p>1643</text:p>
          </table:table-cell>
          <table:table-cell office:value-type="float" office:value="1220" calcext:value-type="float">
            <text:p>1220</text:p>
          </table:table-cell>
          <table:table-cell office:value-type="float" office:value="1867" calcext:value-type="float">
            <text:p>1867</text:p>
          </table:table-cell>
          <table:table-cell table:formula="of:=LOG([.B10])" office:value-type="float" office:value="2.98362628712453" calcext:value-type="float">
            <text:p>2,98362628712453</text:p>
          </table:table-cell>
          <table:table-cell table:formula="of:=LOG([.C10])" office:value-type="float" office:value="3.21563756343506" calcext:value-type="float">
            <text:p>3,21563756343506</text:p>
          </table:table-cell>
          <table:table-cell table:formula="of:=LOG([.D10])" office:value-type="float" office:value="3.08635983067475" calcext:value-type="float">
            <text:p>3,08635983067475</text:p>
          </table:table-cell>
          <table:table-cell table:formula="of:=LOG([.D10])+1" office:value-type="float" office:value="4.08635983067475" calcext:value-type="float">
            <text:p>4,08635983067475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090" calcext:value-type="float">
            <text:p>1090</text:p>
          </table:table-cell>
          <table:table-cell office:value-type="float" office:value="1496" calcext:value-type="float">
            <text:p>1496</text:p>
          </table:table-cell>
          <table:table-cell office:value-type="float" office:value="1253" calcext:value-type="float">
            <text:p>1253</text:p>
          </table:table-cell>
          <table:table-cell office:value-type="float" office:value="1868" calcext:value-type="float">
            <text:p>1868</text:p>
          </table:table-cell>
          <table:table-cell table:formula="of:=LOG([.B11])" office:value-type="float" office:value="3.03742649794062" calcext:value-type="float">
            <text:p>3,03742649794062</text:p>
          </table:table-cell>
          <table:table-cell table:formula="of:=LOG([.C11])" office:value-type="float" office:value="3.17493159352844" calcext:value-type="float">
            <text:p>3,17493159352844</text:p>
          </table:table-cell>
          <table:table-cell table:formula="of:=LOG([.D11])" office:value-type="float" office:value="3.09795107099415" calcext:value-type="float">
            <text:p>3,09795107099415</text:p>
          </table:table-cell>
          <table:table-cell table:formula="of:=LOG([.D11])+1" office:value-type="float" office:value="4.09795107099415" calcext:value-type="float">
            <text:p>4,09795107099415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197" calcext:value-type="float">
            <text:p>1197</text:p>
          </table:table-cell>
          <table:table-cell office:value-type="float" office:value="1602" calcext:value-type="float">
            <text:p>1602</text:p>
          </table:table-cell>
          <table:table-cell office:value-type="float" office:value="1255" calcext:value-type="float">
            <text:p>1255</text:p>
          </table:table-cell>
          <table:table-cell office:value-type="float" office:value="1869" calcext:value-type="float">
            <text:p>1869</text:p>
          </table:table-cell>
          <table:table-cell table:formula="of:=LOG([.B12])" office:value-type="float" office:value="3.07809415040641" calcext:value-type="float">
            <text:p>3,07809415040641</text:p>
          </table:table-cell>
          <table:table-cell table:formula="of:=LOG([.C12])" office:value-type="float" office:value="3.20466251174822" calcext:value-type="float">
            <text:p>3,20466251174822</text:p>
          </table:table-cell>
          <table:table-cell table:formula="of:=LOG([.D12])" office:value-type="float" office:value="3.09864372581706" calcext:value-type="float">
            <text:p>3,09864372581706</text:p>
          </table:table-cell>
          <table:table-cell table:formula="of:=LOG([.D12])+1" office:value-type="float" office:value="4.09864372581706" calcext:value-type="float">
            <text:p>4,09864372581706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38" calcext:value-type="float">
            <text:p>1238</text:p>
          </table:table-cell>
          <table:table-cell office:value-type="float" office:value="1807" calcext:value-type="float">
            <text:p>1807</text:p>
          </table:table-cell>
          <table:table-cell office:value-type="float" office:value="1267" calcext:value-type="float">
            <text:p>1267</text:p>
          </table:table-cell>
          <table:table-cell office:value-type="float" office:value="1870" calcext:value-type="float">
            <text:p>1870</text:p>
          </table:table-cell>
          <table:table-cell table:formula="of:=LOG([.B13])" office:value-type="float" office:value="3.0927206446841" calcext:value-type="float">
            <text:p>3,0927206446841</text:p>
          </table:table-cell>
          <table:table-cell table:formula="of:=LOG([.C13])" office:value-type="float" office:value="3.25695815256093" calcext:value-type="float">
            <text:p>3,25695815256093</text:p>
          </table:table-cell>
          <table:table-cell table:formula="of:=LOG([.D13])" office:value-type="float" office:value="3.10277661488344" calcext:value-type="float">
            <text:p>3,10277661488344</text:p>
          </table:table-cell>
          <table:table-cell table:formula="of:=LOG([.D13])+1" office:value-type="float" office:value="4.10277661488344" calcext:value-type="float">
            <text:p>4,10277661488344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224" calcext:value-type="float">
            <text:p>1224</text:p>
          </table:table-cell>
          <table:table-cell office:value-type="float" office:value="1869" calcext:value-type="float">
            <text:p>1869</text:p>
          </table:table-cell>
          <table:table-cell office:value-type="float" office:value="1269" calcext:value-type="float">
            <text:p>1269</text:p>
          </table:table-cell>
          <table:table-cell office:value-type="float" office:value="1871" calcext:value-type="float">
            <text:p>1871</text:p>
          </table:table-cell>
          <table:table-cell table:formula="of:=LOG([.B14])" office:value-type="float" office:value="3.08778141780954" calcext:value-type="float">
            <text:p>3,08778141780954</text:p>
          </table:table-cell>
          <table:table-cell table:formula="of:=LOG([.C14])" office:value-type="float" office:value="3.27160930137883" calcext:value-type="float">
            <text:p>3,27160930137883</text:p>
          </table:table-cell>
          <table:table-cell table:formula="of:=LOG([.D14])" office:value-type="float" office:value="3.1034616220947" calcext:value-type="float">
            <text:p>3,1034616220947</text:p>
          </table:table-cell>
          <table:table-cell table:formula="of:=LOG([.D14])+1" office:value-type="float" office:value="4.1034616220947" calcext:value-type="float">
            <text:p>4,1034616220947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244" calcext:value-type="float">
            <text:p>1244</text:p>
          </table:table-cell>
          <table:table-cell office:value-type="float" office:value="1903" calcext:value-type="float">
            <text:p>1903</text:p>
          </table:table-cell>
          <table:table-cell office:value-type="float" office:value="1288" calcext:value-type="float">
            <text:p>1288</text:p>
          </table:table-cell>
          <table:table-cell office:value-type="float" office:value="1872" calcext:value-type="float">
            <text:p>1872</text:p>
          </table:table-cell>
          <table:table-cell table:formula="of:=LOG([.B15])" office:value-type="float" office:value="3.0948203803548" calcext:value-type="float">
            <text:p>3,0948203803548</text:p>
          </table:table-cell>
          <table:table-cell table:formula="of:=LOG([.C15])" office:value-type="float" office:value="3.27943878828702" calcext:value-type="float">
            <text:p>3,27943878828702</text:p>
          </table:table-cell>
          <table:table-cell table:formula="of:=LOG([.D15])" office:value-type="float" office:value="3.10991586302379" calcext:value-type="float">
            <text:p>3,10991586302379</text:p>
          </table:table-cell>
          <table:table-cell table:formula="of:=LOG([.D15])+1" office:value-type="float" office:value="4.10991586302379" calcext:value-type="float">
            <text:p>4,10991586302379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297" calcext:value-type="float">
            <text:p>1297</text:p>
          </table:table-cell>
          <table:table-cell office:value-type="float" office:value="1941" calcext:value-type="float">
            <text:p>1941</text:p>
          </table:table-cell>
          <table:table-cell office:value-type="float" office:value="1331" calcext:value-type="float">
            <text:p>1331</text:p>
          </table:table-cell>
          <table:table-cell office:value-type="float" office:value="1873" calcext:value-type="float">
            <text:p>1873</text:p>
          </table:table-cell>
          <table:table-cell table:formula="of:=LOG([.B16])" office:value-type="float" office:value="3.11293997608408" calcext:value-type="float">
            <text:p>3,11293997608408</text:p>
          </table:table-cell>
          <table:table-cell table:formula="of:=LOG([.C16])" office:value-type="float" office:value="3.28802553538836" calcext:value-type="float">
            <text:p>3,28802553538836</text:p>
          </table:table-cell>
          <table:table-cell table:formula="of:=LOG([.D16])" office:value-type="float" office:value="3.12417805547468" calcext:value-type="float">
            <text:p>3,12417805547468</text:p>
          </table:table-cell>
          <table:table-cell table:formula="of:=LOG([.D16])+1" office:value-type="float" office:value="4.12417805547468" calcext:value-type="float">
            <text:p>4,12417805547468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308" calcext:value-type="float">
            <text:p>1308</text:p>
          </table:table-cell>
          <table:table-cell office:value-type="float" office:value="2030" calcext:value-type="float">
            <text:p>2030</text:p>
          </table:table-cell>
          <table:table-cell office:value-type="float" office:value="1354" calcext:value-type="float">
            <text:p>1354</text:p>
          </table:table-cell>
          <table:table-cell office:value-type="float" office:value="1874" calcext:value-type="float">
            <text:p>1874</text:p>
          </table:table-cell>
          <table:table-cell table:formula="of:=LOG([.B17])" office:value-type="float" office:value="3.11660774398825" calcext:value-type="float">
            <text:p>3,11660774398825</text:p>
          </table:table-cell>
          <table:table-cell table:formula="of:=LOG([.C17])" office:value-type="float" office:value="3.30749603791321" calcext:value-type="float">
            <text:p>3,30749603791321</text:p>
          </table:table-cell>
          <table:table-cell table:formula="of:=LOG([.D17])" office:value-type="float" office:value="3.13161866434912" calcext:value-type="float">
            <text:p>3,13161866434912</text:p>
          </table:table-cell>
          <table:table-cell table:formula="of:=LOG([.D17])+1" office:value-type="float" office:value="4.13161866434912" calcext:value-type="float">
            <text:p>4,13161866434912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316" calcext:value-type="float">
            <text:p>1316</text:p>
          </table:table-cell>
          <table:table-cell office:value-type="float" office:value="1974" calcext:value-type="float">
            <text:p>1974</text:p>
          </table:table-cell>
          <table:table-cell office:value-type="float" office:value="1358" calcext:value-type="float">
            <text:p>1358</text:p>
          </table:table-cell>
          <table:table-cell office:value-type="float" office:value="1875" calcext:value-type="float">
            <text:p>1875</text:p>
          </table:table-cell>
          <table:table-cell table:formula="of:=LOG([.B18])" office:value-type="float" office:value="3.11925588927794" calcext:value-type="float">
            <text:p>3,11925588927794</text:p>
          </table:table-cell>
          <table:table-cell table:formula="of:=LOG([.C18])" office:value-type="float" office:value="3.29534714833362" calcext:value-type="float">
            <text:p>3,29534714833362</text:p>
          </table:table-cell>
          <table:table-cell table:formula="of:=LOG([.D18])" office:value-type="float" office:value="3.13289976994448" calcext:value-type="float">
            <text:p>3,13289976994448</text:p>
          </table:table-cell>
          <table:table-cell table:formula="of:=LOG([.D18])+1" office:value-type="float" office:value="4.13289976994448" calcext:value-type="float">
            <text:p>4,13289976994448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368" calcext:value-type="float">
            <text:p>1368</text:p>
          </table:table-cell>
          <table:table-cell office:value-type="float" office:value="2115" calcext:value-type="float">
            <text:p>2115</text:p>
          </table:table-cell>
          <table:table-cell office:value-type="float" office:value="1395" calcext:value-type="float">
            <text:p>1395</text:p>
          </table:table-cell>
          <table:table-cell office:value-type="float" office:value="1876" calcext:value-type="float">
            <text:p>1876</text:p>
          </table:table-cell>
          <table:table-cell table:formula="of:=LOG([.B19])" office:value-type="float" office:value="3.1360860973841" calcext:value-type="float">
            <text:p>3,1360860973841</text:p>
          </table:table-cell>
          <table:table-cell table:formula="of:=LOG([.C19])" office:value-type="float" office:value="3.32531037171106" calcext:value-type="float">
            <text:p>3,32531037171106</text:p>
          </table:table-cell>
          <table:table-cell table:formula="of:=LOG([.D19])" office:value-type="float" office:value="3.14457420760962" calcext:value-type="float">
            <text:p>3,14457420760962</text:p>
          </table:table-cell>
          <table:table-cell table:formula="of:=LOG([.D19])+1" office:value-type="float" office:value="4.14457420760962" calcext:value-type="float">
            <text:p>4,14457420760962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16" calcext:value-type="float">
            <text:p>1316</text:p>
          </table:table-cell>
          <table:table-cell office:value-type="float" office:value="2084" calcext:value-type="float">
            <text:p>2084</text:p>
          </table:table-cell>
          <table:table-cell office:value-type="float" office:value="1419" calcext:value-type="float">
            <text:p>1419</text:p>
          </table:table-cell>
          <table:table-cell office:value-type="float" office:value="1877" calcext:value-type="float">
            <text:p>1877</text:p>
          </table:table-cell>
          <table:table-cell table:formula="of:=LOG([.B20])" office:value-type="float" office:value="3.11925588927794" calcext:value-type="float">
            <text:p>3,11925588927794</text:p>
          </table:table-cell>
          <table:table-cell table:formula="of:=LOG([.C20])" office:value-type="float" office:value="3.31889771462749" calcext:value-type="float">
            <text:p>3,31889771462749</text:p>
          </table:table-cell>
          <table:table-cell table:formula="of:=LOG([.D20])" office:value-type="float" office:value="3.15198239545747" calcext:value-type="float">
            <text:p>3,15198239545747</text:p>
          </table:table-cell>
          <table:table-cell table:formula="of:=LOG([.D20])+1" office:value-type="float" office:value="4.15198239545747" calcext:value-type="float">
            <text:p>4,15198239545747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74" calcext:value-type="float">
            <text:p>1274</text:p>
          </table:table-cell>
          <table:table-cell office:value-type="float" office:value="2025" calcext:value-type="float">
            <text:p>2025</text:p>
          </table:table-cell>
          <table:table-cell office:value-type="float" office:value="1450" calcext:value-type="float">
            <text:p>1450</text:p>
          </table:table-cell>
          <table:table-cell office:value-type="float" office:value="1878" calcext:value-type="float">
            <text:p>1878</text:p>
          </table:table-cell>
          <table:table-cell table:formula="of:=LOG([.B21])" office:value-type="float" office:value="3.10516942799933" calcext:value-type="float">
            <text:p>3,10516942799933</text:p>
          </table:table-cell>
          <table:table-cell table:formula="of:=LOG([.C21])" office:value-type="float" office:value="3.30642502755069" calcext:value-type="float">
            <text:p>3,30642502755069</text:p>
          </table:table-cell>
          <table:table-cell table:formula="of:=LOG([.D21])" office:value-type="float" office:value="3.16136800223497" calcext:value-type="float">
            <text:p>3,16136800223497</text:p>
          </table:table-cell>
          <table:table-cell table:formula="of:=LOG([.D21])+1" office:value-type="float" office:value="4.16136800223497" calcext:value-type="float">
            <text:p>4,16136800223497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68" calcext:value-type="float">
            <text:p>1268</text:p>
          </table:table-cell>
          <table:table-cell office:value-type="float" office:value="2153" calcext:value-type="float">
            <text:p>2153</text:p>
          </table:table-cell>
          <table:table-cell office:value-type="float" office:value="1477" calcext:value-type="float">
            <text:p>1477</text:p>
          </table:table-cell>
          <table:table-cell office:value-type="float" office:value="1879" calcext:value-type="float">
            <text:p>1879</text:p>
          </table:table-cell>
          <table:table-cell table:formula="of:=LOG([.B22])" office:value-type="float" office:value="3.10311925354571" calcext:value-type="float">
            <text:p>3,10311925354571</text:p>
          </table:table-cell>
          <table:table-cell table:formula="of:=LOG([.C22])" office:value-type="float" office:value="3.33304402982349" calcext:value-type="float">
            <text:p>3,33304402982349</text:p>
          </table:table-cell>
          <table:table-cell table:formula="of:=LOG([.D22])" office:value-type="float" office:value="3.16938049531195" calcext:value-type="float">
            <text:p>3,16938049531195</text:p>
          </table:table-cell>
          <table:table-cell table:formula="of:=LOG([.D22])+1" office:value-type="float" office:value="4.16938049531195" calcext:value-type="float">
            <text:p>4,16938049531195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55" calcext:value-type="float">
            <text:p>1255</text:p>
          </table:table-cell>
          <table:table-cell office:value-type="float" office:value="2118" calcext:value-type="float">
            <text:p>2118</text:p>
          </table:table-cell>
          <table:table-cell office:value-type="float" office:value="1518" calcext:value-type="float">
            <text:p>1518</text:p>
          </table:table-cell>
          <table:table-cell office:value-type="float" office:value="1880" calcext:value-type="float">
            <text:p>1880</text:p>
          </table:table-cell>
          <table:table-cell table:formula="of:=LOG([.B23])" office:value-type="float" office:value="3.09864372581706" calcext:value-type="float">
            <text:p>3,09864372581706</text:p>
          </table:table-cell>
          <table:table-cell table:formula="of:=LOG([.C23])" office:value-type="float" office:value="3.32592595577147" calcext:value-type="float">
            <text:p>3,32592595577147</text:p>
          </table:table-cell>
          <table:table-cell table:formula="of:=LOG([.D23])" office:value-type="float" office:value="3.18127177155946" calcext:value-type="float">
            <text:p>3,18127177155946</text:p>
          </table:table-cell>
          <table:table-cell table:formula="of:=LOG([.D23])+1" office:value-type="float" office:value="4.18127177155946" calcext:value-type="float">
            <text:p>4,18127177155946</text:p>
          </table:table-cell>
          <table:table-cell/>
          <table:table-cell office:value-type="string" calcext:value-type="string">
            <text:p>Yellow line will not show correctly when chart pasted to another sheet or document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206" calcext:value-type="float">
            <text:p>1206</text:p>
          </table:table-cell>
          <table:table-cell office:value-type="float" office:value="2211" calcext:value-type="float">
            <text:p>2211</text:p>
          </table:table-cell>
          <table:table-cell office:value-type="float" office:value="1552" calcext:value-type="float">
            <text:p>1552</text:p>
          </table:table-cell>
          <table:table-cell office:value-type="float" office:value="1881" calcext:value-type="float">
            <text:p>1881</text:p>
          </table:table-cell>
          <table:table-cell table:formula="of:=LOG([.B24])" office:value-type="float" office:value="3.08134730780413" calcext:value-type="float">
            <text:p>3,08134730780413</text:p>
          </table:table-cell>
          <table:table-cell table:formula="of:=LOG([.C24])" office:value-type="float" office:value="3.34458874257871" calcext:value-type="float">
            <text:p>3,34458874257871</text:p>
          </table:table-cell>
          <table:table-cell table:formula="of:=LOG([.D24])" office:value-type="float" office:value="3.19089171692217" calcext:value-type="float">
            <text:p>3,19089171692217</text:p>
          </table:table-cell>
          <table:table-cell table:formula="of:=LOG([.D24])+1" office:value-type="float" office:value="4.19089171692217" calcext:value-type="float">
            <text:p>4,19089171692217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307" calcext:value-type="float">
            <text:p>1307</text:p>
          </table:table-cell>
          <table:table-cell office:value-type="float" office:value="2146" calcext:value-type="float">
            <text:p>2146</text:p>
          </table:table-cell>
          <table:table-cell office:value-type="float" office:value="1593" calcext:value-type="float">
            <text:p>1593</text:p>
          </table:table-cell>
          <table:table-cell office:value-type="float" office:value="1882" calcext:value-type="float">
            <text:p>1882</text:p>
          </table:table-cell>
          <table:table-cell table:formula="of:=LOG([.B25])" office:value-type="float" office:value="3.11627558758054" calcext:value-type="float">
            <text:p>3,11627558758054</text:p>
          </table:table-cell>
          <table:table-cell table:formula="of:=LOG([.C25])" office:value-type="float" office:value="3.33162971762993" calcext:value-type="float">
            <text:p>3,33162971762993</text:p>
          </table:table-cell>
          <table:table-cell table:formula="of:=LOG([.D25])" office:value-type="float" office:value="3.20221577580113" calcext:value-type="float">
            <text:p>3,20221577580113</text:p>
          </table:table-cell>
          <table:table-cell table:formula="of:=LOG([.D25])+1" office:value-type="float" office:value="4.20221577580113" calcext:value-type="float">
            <text:p>4,20221577580113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336" calcext:value-type="float">
            <text:p>1336</text:p>
          </table:table-cell>
          <table:table-cell office:value-type="float" office:value="2325" calcext:value-type="float">
            <text:p>2325</text:p>
          </table:table-cell>
          <table:table-cell office:value-type="float" office:value="1631" calcext:value-type="float">
            <text:p>1631</text:p>
          </table:table-cell>
          <table:table-cell office:value-type="float" office:value="1883" calcext:value-type="float">
            <text:p>1883</text:p>
          </table:table-cell>
          <table:table-cell table:formula="of:=LOG([.B26])" office:value-type="float" office:value="3.12580645813953" calcext:value-type="float">
            <text:p>3,12580645813953</text:p>
          </table:table-cell>
          <table:table-cell table:formula="of:=LOG([.C26])" office:value-type="float" office:value="3.36642295722597" calcext:value-type="float">
            <text:p>3,36642295722597</text:p>
          </table:table-cell>
          <table:table-cell table:formula="of:=LOG([.D26])" office:value-type="float" office:value="3.21245396104028" calcext:value-type="float">
            <text:p>3,21245396104028</text:p>
          </table:table-cell>
          <table:table-cell table:formula="of:=LOG([.D26])+1" office:value-type="float" office:value="4.21245396104028" calcext:value-type="float">
            <text:p>4,21245396104028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325" calcext:value-type="float">
            <text:p>1325</text:p>
          </table:table-cell>
          <table:table-cell office:value-type="float" office:value="2292" calcext:value-type="float">
            <text:p>2292</text:p>
          </table:table-cell>
          <table:table-cell office:value-type="float" office:value="1656" calcext:value-type="float">
            <text:p>1656</text:p>
          </table:table-cell>
          <table:table-cell office:value-type="float" office:value="1884" calcext:value-type="float">
            <text:p>1884</text:p>
          </table:table-cell>
          <table:table-cell table:formula="of:=LOG([.B27])" office:value-type="float" office:value="3.12221587827283" calcext:value-type="float">
            <text:p>3,12221587827283</text:p>
          </table:table-cell>
          <table:table-cell table:formula="of:=LOG([.C27])" office:value-type="float" office:value="3.36021461329535" calcext:value-type="float">
            <text:p>3,36021461329535</text:p>
          </table:table-cell>
          <table:table-cell table:formula="of:=LOG([.D27])" office:value-type="float" office:value="3.21906033244886" calcext:value-type="float">
            <text:p>3,21906033244886</text:p>
          </table:table-cell>
          <table:table-cell table:formula="of:=LOG([.D27])+1" office:value-type="float" office:value="4.21906033244886" calcext:value-type="float">
            <text:p>4,21906033244886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338" calcext:value-type="float">
            <text:p>1338</text:p>
          </table:table-cell>
          <table:table-cell office:value-type="float" office:value="2351" calcext:value-type="float">
            <text:p>2351</text:p>
          </table:table-cell>
          <table:table-cell office:value-type="float" office:value="1677" calcext:value-type="float">
            <text:p>1677</text:p>
          </table:table-cell>
          <table:table-cell office:value-type="float" office:value="1885" calcext:value-type="float">
            <text:p>1885</text:p>
          </table:table-cell>
          <table:table-cell table:formula="of:=LOG([.B28])" office:value-type="float" office:value="3.1264561134318" calcext:value-type="float">
            <text:p>3,1264561134318</text:p>
          </table:table-cell>
          <table:table-cell table:formula="of:=LOG([.C28])" office:value-type="float" office:value="3.37125262912494" calcext:value-type="float">
            <text:p>3,37125262912494</text:p>
          </table:table-cell>
          <table:table-cell table:formula="of:=LOG([.D28])" office:value-type="float" office:value="3.22453306260609" calcext:value-type="float">
            <text:p>3,22453306260609</text:p>
          </table:table-cell>
          <table:table-cell table:formula="of:=LOG([.D28])+1" office:value-type="float" office:value="4.22453306260609" calcext:value-type="float">
            <text:p>4,22453306260609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386" calcext:value-type="float">
            <text:p>1386</text:p>
          </table:table-cell>
          <table:table-cell office:value-type="float" office:value="2391" calcext:value-type="float">
            <text:p>2391</text:p>
          </table:table-cell>
          <table:table-cell office:value-type="float" office:value="1684" calcext:value-type="float">
            <text:p>1684</text:p>
          </table:table-cell>
          <table:table-cell office:value-type="float" office:value="1886" calcext:value-type="float">
            <text:p>1886</text:p>
          </table:table-cell>
          <table:table-cell table:formula="of:=LOG([.B29])" office:value-type="float" office:value="3.14176323027579" calcext:value-type="float">
            <text:p>3,14176323027579</text:p>
          </table:table-cell>
          <table:table-cell table:formula="of:=LOG([.C29])" office:value-type="float" office:value="3.37857957611577" calcext:value-type="float">
            <text:p>3,37857957611577</text:p>
          </table:table-cell>
          <table:table-cell table:formula="of:=LOG([.D29])" office:value-type="float" office:value="3.22634208716363" calcext:value-type="float">
            <text:p>3,22634208716363</text:p>
          </table:table-cell>
          <table:table-cell table:formula="of:=LOG([.D29])+1" office:value-type="float" office:value="4.22634208716363" calcext:value-type="float">
            <text:p>4,22634208716363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386" calcext:value-type="float">
            <text:p>1386</text:p>
          </table:table-cell>
          <table:table-cell office:value-type="float" office:value="2337" calcext:value-type="float">
            <text:p>2337</text:p>
          </table:table-cell>
          <table:table-cell office:value-type="float" office:value="1680" calcext:value-type="float">
            <text:p>1680</text:p>
          </table:table-cell>
          <table:table-cell office:value-type="float" office:value="1887" calcext:value-type="float">
            <text:p>1887</text:p>
          </table:table-cell>
          <table:table-cell table:formula="of:=LOG([.B30])" office:value-type="float" office:value="3.14176323027579" calcext:value-type="float">
            <text:p>3,14176323027579</text:p>
          </table:table-cell>
          <table:table-cell table:formula="of:=LOG([.C30])" office:value-type="float" office:value="3.36865871239223" calcext:value-type="float">
            <text:p>3,36865871239223</text:p>
          </table:table-cell>
          <table:table-cell table:formula="of:=LOG([.D30])" office:value-type="float" office:value="3.22530928172586" calcext:value-type="float">
            <text:p>3,22530928172586</text:p>
          </table:table-cell>
          <table:table-cell table:formula="of:=LOG([.D30])+1" office:value-type="float" office:value="4.22530928172586" calcext:value-type="float">
            <text:p>4,22530928172586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415" calcext:value-type="float">
            <text:p>1415</text:p>
          </table:table-cell>
          <table:table-cell office:value-type="float" office:value="2393" calcext:value-type="float">
            <text:p>2393</text:p>
          </table:table-cell>
          <table:table-cell office:value-type="float" office:value="1708" calcext:value-type="float">
            <text:p>1708</text:p>
          </table:table-cell>
          <table:table-cell office:value-type="float" office:value="1888" calcext:value-type="float">
            <text:p>1888</text:p>
          </table:table-cell>
          <table:table-cell table:formula="of:=LOG([.B31])" office:value-type="float" office:value="3.15075643986031" calcext:value-type="float">
            <text:p>3,15075643986031</text:p>
          </table:table-cell>
          <table:table-cell table:formula="of:=LOG([.C31])" office:value-type="float" office:value="3.37894269861344" calcext:value-type="float">
            <text:p>3,37894269861344</text:p>
          </table:table-cell>
          <table:table-cell table:formula="of:=LOG([.D31])" office:value-type="float" office:value="3.23248786635299" calcext:value-type="float">
            <text:p>3,23248786635299</text:p>
          </table:table-cell>
          <table:table-cell table:formula="of:=LOG([.D31])+1" office:value-type="float" office:value="4.23248786635299" calcext:value-type="float">
            <text:p>4,23248786635299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441" calcext:value-type="float">
            <text:p>1441</text:p>
          </table:table-cell>
          <table:table-cell office:value-type="float" office:value="2446" calcext:value-type="float">
            <text:p>2446</text:p>
          </table:table-cell>
          <table:table-cell office:value-type="float" office:value="1741" calcext:value-type="float">
            <text:p>1741</text:p>
          </table:table-cell>
          <table:table-cell office:value-type="float" office:value="1889" calcext:value-type="float">
            <text:p>1889</text:p>
          </table:table-cell>
          <table:table-cell table:formula="of:=LOG([.B32])" office:value-type="float" office:value="3.15866398081399" calcext:value-type="float">
            <text:p>3,15866398081399</text:p>
          </table:table-cell>
          <table:table-cell table:formula="of:=LOG([.C32])" office:value-type="float" office:value="3.38845645270027" calcext:value-type="float">
            <text:p>3,38845645270027</text:p>
          </table:table-cell>
          <table:table-cell table:formula="of:=LOG([.D32])" office:value-type="float" office:value="3.24079877111733" calcext:value-type="float">
            <text:p>3,24079877111733</text:p>
          </table:table-cell>
          <table:table-cell table:formula="of:=LOG([.D32])+1" office:value-type="float" office:value="4.24079877111733" calcext:value-type="float">
            <text:p>4,24079877111733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01" calcext:value-type="float">
            <text:p>1501</text:p>
          </table:table-cell>
          <table:table-cell office:value-type="float" office:value="2520" calcext:value-type="float">
            <text:p>2520</text:p>
          </table:table-cell>
          <table:table-cell office:value-type="float" office:value="1775" calcext:value-type="float">
            <text:p>1775</text:p>
          </table:table-cell>
          <table:table-cell office:value-type="float" office:value="1890" calcext:value-type="float">
            <text:p>1890</text:p>
          </table:table-cell>
          <table:table-cell table:formula="of:=LOG([.B33])" office:value-type="float" office:value="3.17638069224327" calcext:value-type="float">
            <text:p>3,17638069224327</text:p>
          </table:table-cell>
          <table:table-cell table:formula="of:=LOG([.C33])" office:value-type="float" office:value="3.40140054078154" calcext:value-type="float">
            <text:p>3,40140054078154</text:p>
          </table:table-cell>
          <table:table-cell table:formula="of:=LOG([.D33])" office:value-type="float" office:value="3.24919835739111" calcext:value-type="float">
            <text:p>3,24919835739111</text:p>
          </table:table-cell>
          <table:table-cell table:formula="of:=LOG([.D33])+1" office:value-type="float" office:value="4.24919835739111" calcext:value-type="float">
            <text:p>4,24919835739111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467" calcext:value-type="float">
            <text:p>1467</text:p>
          </table:table-cell>
          <table:table-cell office:value-type="float" office:value="2676" calcext:value-type="float">
            <text:p>2676</text:p>
          </table:table-cell>
          <table:table-cell office:value-type="float" office:value="1799" calcext:value-type="float">
            <text:p>1799</text:p>
          </table:table-cell>
          <table:table-cell office:value-type="float" office:value="1891" calcext:value-type="float">
            <text:p>1891</text:p>
          </table:table-cell>
          <table:table-cell table:formula="of:=LOG([.B34])" office:value-type="float" office:value="3.16643011384328" calcext:value-type="float">
            <text:p>3,16643011384328</text:p>
          </table:table-cell>
          <table:table-cell table:formula="of:=LOG([.C34])" office:value-type="float" office:value="3.42748610909578" calcext:value-type="float">
            <text:p>3,42748610909578</text:p>
          </table:table-cell>
          <table:table-cell table:formula="of:=LOG([.D34])" office:value-type="float" office:value="3.25503116334555" calcext:value-type="float">
            <text:p>3,25503116334555</text:p>
          </table:table-cell>
          <table:table-cell table:formula="of:=LOG([.D34])+1" office:value-type="float" office:value="4.25503116334555" calcext:value-type="float">
            <text:p>4,25503116334555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391" calcext:value-type="float">
            <text:p>1391</text:p>
          </table:table-cell>
          <table:table-cell office:value-type="float" office:value="2659" calcext:value-type="float">
            <text:p>2659</text:p>
          </table:table-cell>
          <table:table-cell office:value-type="float" office:value="1833" calcext:value-type="float">
            <text:p>1833</text:p>
          </table:table-cell>
          <table:table-cell office:value-type="float" office:value="1892" calcext:value-type="float">
            <text:p>1892</text:p>
          </table:table-cell>
          <table:table-cell table:formula="of:=LOG([.B35])" office:value-type="float" office:value="3.14332712999205" calcext:value-type="float">
            <text:p>3,14332712999205</text:p>
          </table:table-cell>
          <table:table-cell table:formula="of:=LOG([.C35])" office:value-type="float" office:value="3.42471833733157" calcext:value-type="float">
            <text:p>3,42471833733157</text:p>
          </table:table-cell>
          <table:table-cell table:formula="of:=LOG([.D35])" office:value-type="float" office:value="3.26316246496222" calcext:value-type="float">
            <text:p>3,26316246496222</text:p>
          </table:table-cell>
          <table:table-cell table:formula="of:=LOG([.D35])+1" office:value-type="float" office:value="4.26316246496222" calcext:value-type="float">
            <text:p>4,26316246496222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457" calcext:value-type="float">
            <text:p>1457</text:p>
          </table:table-cell>
          <table:table-cell office:value-type="float" office:value="2743" calcext:value-type="float">
            <text:p>2743</text:p>
          </table:table-cell>
          <table:table-cell office:value-type="float" office:value="1861" calcext:value-type="float">
            <text:p>1861</text:p>
          </table:table-cell>
          <table:table-cell office:value-type="float" office:value="1893" calcext:value-type="float">
            <text:p>1893</text:p>
          </table:table-cell>
          <table:table-cell table:formula="of:=LOG([.B36])" office:value-type="float" office:value="3.16345955176999" calcext:value-type="float">
            <text:p>3,16345955176999</text:p>
          </table:table-cell>
          <table:table-cell table:formula="of:=LOG([.C36])" office:value-type="float" office:value="3.43822580760453" calcext:value-type="float">
            <text:p>3,43822580760453</text:p>
          </table:table-cell>
          <table:table-cell table:formula="of:=LOG([.D36])" office:value-type="float" office:value="3.26974637313077" calcext:value-type="float">
            <text:p>3,26974637313077</text:p>
          </table:table-cell>
          <table:table-cell table:formula="of:=LOG([.D36])+1" office:value-type="float" office:value="4.26974637313077" calcext:value-type="float">
            <text:p>4,26974637313077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521" calcext:value-type="float">
            <text:p>1521</text:p>
          </table:table-cell>
          <table:table-cell office:value-type="float" office:value="2775" calcext:value-type="float">
            <text:p>2775</text:p>
          </table:table-cell>
          <table:table-cell office:value-type="float" office:value="1884" calcext:value-type="float">
            <text:p>1884</text:p>
          </table:table-cell>
          <table:table-cell office:value-type="float" office:value="1894" calcext:value-type="float">
            <text:p>1894</text:p>
          </table:table-cell>
          <table:table-cell table:formula="of:=LOG([.B37])" office:value-type="float" office:value="3.182129214053" calcext:value-type="float">
            <text:p>3,182129214053</text:p>
          </table:table-cell>
          <table:table-cell table:formula="of:=LOG([.C37])" office:value-type="float" office:value="3.44326298745869" calcext:value-type="float">
            <text:p>3,44326298745869</text:p>
          </table:table-cell>
          <table:table-cell table:formula="of:=LOG([.D37])" office:value-type="float" office:value="3.27508089845686" calcext:value-type="float">
            <text:p>3,27508089845686</text:p>
          </table:table-cell>
          <table:table-cell table:formula="of:=LOG([.D37])+1" office:value-type="float" office:value="4.27508089845686" calcext:value-type="float">
            <text:p>4,27508089845686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622" calcext:value-type="float">
            <text:p>1622</text:p>
          </table:table-cell>
          <table:table-cell office:value-type="float" office:value="2930" calcext:value-type="float">
            <text:p>2930</text:p>
          </table:table-cell>
          <table:table-cell office:value-type="float" office:value="1904" calcext:value-type="float">
            <text:p>1904</text:p>
          </table:table-cell>
          <table:table-cell office:value-type="float" office:value="1895" calcext:value-type="float">
            <text:p>1895</text:p>
          </table:table-cell>
          <table:table-cell table:formula="of:=LOG([.B38])" office:value-type="float" office:value="3.21005084987514" calcext:value-type="float">
            <text:p>3,21005084987514</text:p>
          </table:table-cell>
          <table:table-cell table:formula="of:=LOG([.C38])" office:value-type="float" office:value="3.46686762035411" calcext:value-type="float">
            <text:p>3,46686762035411</text:p>
          </table:table-cell>
          <table:table-cell table:formula="of:=LOG([.D38])" office:value-type="float" office:value="3.27966694404846" calcext:value-type="float">
            <text:p>3,27966694404846</text:p>
          </table:table-cell>
          <table:table-cell table:formula="of:=LOG([.D38])+1" office:value-type="float" office:value="4.27966694404846" calcext:value-type="float">
            <text:p>4,27966694404846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706" calcext:value-type="float">
            <text:p>1706</text:p>
          </table:table-cell>
          <table:table-cell office:value-type="float" office:value="3027" calcext:value-type="float">
            <text:p>3027</text:p>
          </table:table-cell>
          <table:table-cell office:value-type="float" office:value="1944" calcext:value-type="float">
            <text:p>1944</text:p>
          </table:table-cell>
          <table:table-cell office:value-type="float" office:value="1896" calcext:value-type="float">
            <text:p>1896</text:p>
          </table:table-cell>
          <table:table-cell table:formula="of:=LOG([.B39])" office:value-type="float" office:value="3.2319790268315" calcext:value-type="float">
            <text:p>3,2319790268315</text:p>
          </table:table-cell>
          <table:table-cell table:formula="of:=LOG([.C39])" office:value-type="float" office:value="3.48101242095657" calcext:value-type="float">
            <text:p>3,48101242095657</text:p>
          </table:table-cell>
          <table:table-cell table:formula="of:=LOG([.D39])" office:value-type="float" office:value="3.28869626059026" calcext:value-type="float">
            <text:p>3,28869626059026</text:p>
          </table:table-cell>
          <table:table-cell table:formula="of:=LOG([.D39])+1" office:value-type="float" office:value="4.28869626059026" calcext:value-type="float">
            <text:p>4,28869626059026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765" calcext:value-type="float">
            <text:p>1765</text:p>
          </table:table-cell>
          <table:table-cell office:value-type="float" office:value="3167" calcext:value-type="float">
            <text:p>3167</text:p>
          </table:table-cell>
          <table:table-cell office:value-type="float" office:value="1995" calcext:value-type="float">
            <text:p>1995</text:p>
          </table:table-cell>
          <table:table-cell office:value-type="float" office:value="1897" calcext:value-type="float">
            <text:p>1897</text:p>
          </table:table-cell>
          <table:table-cell table:formula="of:=LOG([.B40])" office:value-type="float" office:value="3.24674470972384" calcext:value-type="float">
            <text:p>3,24674470972384</text:p>
          </table:table-cell>
          <table:table-cell table:formula="of:=LOG([.C40])" office:value-type="float" office:value="3.50064806337191" calcext:value-type="float">
            <text:p>3,50064806337191</text:p>
          </table:table-cell>
          <table:table-cell table:formula="of:=LOG([.D40])" office:value-type="float" office:value="3.29994290002277" calcext:value-type="float">
            <text:p>3,29994290002277</text:p>
          </table:table-cell>
          <table:table-cell table:formula="of:=LOG([.D40])+1" office:value-type="float" office:value="4.29994290002277" calcext:value-type="float">
            <text:p>4,29994290002277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13" calcext:value-type="float">
            <text:p>1813</text:p>
          </table:table-cell>
          <table:table-cell office:value-type="float" office:value="3297" calcext:value-type="float">
            <text:p>3297</text:p>
          </table:table-cell>
          <table:table-cell office:value-type="float" office:value="2050" calcext:value-type="float">
            <text:p>2050</text:p>
          </table:table-cell>
          <table:table-cell office:value-type="float" office:value="1898" calcext:value-type="float">
            <text:p>1898</text:p>
          </table:table-cell>
          <table:table-cell table:formula="of:=LOG([.B41])" office:value-type="float" office:value="3.25839780409551" calcext:value-type="float">
            <text:p>3,25839780409551</text:p>
          </table:table-cell>
          <table:table-cell table:formula="of:=LOG([.C41])" office:value-type="float" office:value="3.51811894714315" calcext:value-type="float">
            <text:p>3,51811894714315</text:p>
          </table:table-cell>
          <table:table-cell table:formula="of:=LOG([.D41])" office:value-type="float" office:value="3.31175386105575" calcext:value-type="float">
            <text:p>3,31175386105575</text:p>
          </table:table-cell>
          <table:table-cell table:formula="of:=LOG([.D41])+1" office:value-type="float" office:value="4.31175386105575" calcext:value-type="float">
            <text:p>4,31175386105575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746" calcext:value-type="float">
            <text:p>1746</text:p>
          </table:table-cell>
          <table:table-cell office:value-type="float" office:value="3401" calcext:value-type="float">
            <text:p>3401</text:p>
          </table:table-cell>
          <table:table-cell office:value-type="float" office:value="2118" calcext:value-type="float">
            <text:p>2118</text:p>
          </table:table-cell>
          <table:table-cell office:value-type="float" office:value="1899" calcext:value-type="float">
            <text:p>1899</text:p>
          </table:table-cell>
          <table:table-cell table:formula="of:=LOG([.B42])" office:value-type="float" office:value="3.24204423936955" calcext:value-type="float">
            <text:p>3,24204423936955</text:p>
          </table:table-cell>
          <table:table-cell table:formula="of:=LOG([.C42])" office:value-type="float" office:value="3.53160663193272" calcext:value-type="float">
            <text:p>3,53160663193272</text:p>
          </table:table-cell>
          <table:table-cell table:formula="of:=LOG([.D42])" office:value-type="float" office:value="3.32592595577147" calcext:value-type="float">
            <text:p>3,32592595577147</text:p>
          </table:table-cell>
          <table:table-cell table:formula="of:=LOG([.D42])+1" office:value-type="float" office:value="4.32592595577147" calcext:value-type="float">
            <text:p>4,32592595577147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13" calcext:value-type="float">
            <text:p>1813</text:p>
          </table:table-cell>
          <table:table-cell office:value-type="float" office:value="3438" calcext:value-type="float">
            <text:p>3438</text:p>
          </table:table-cell>
          <table:table-cell office:value-type="float" office:value="2174" calcext:value-type="float">
            <text:p>2174</text:p>
          </table:table-cell>
          <table:table-cell office:value-type="float" office:value="1900" calcext:value-type="float">
            <text:p>1900</text:p>
          </table:table-cell>
          <table:table-cell table:formula="of:=LOG([.B43])" office:value-type="float" office:value="3.25839780409551" calcext:value-type="float">
            <text:p>3,25839780409551</text:p>
          </table:table-cell>
          <table:table-cell table:formula="of:=LOG([.C43])" office:value-type="float" office:value="3.53630587235103" calcext:value-type="float">
            <text:p>3,53630587235103</text:p>
          </table:table-cell>
          <table:table-cell table:formula="of:=LOG([.D43])" office:value-type="float" office:value="3.33725953975028" calcext:value-type="float">
            <text:p>3,33725953975028</text:p>
          </table:table-cell>
          <table:table-cell table:formula="of:=LOG([.D43])+1" office:value-type="float" office:value="4.33725953975028" calcext:value-type="float">
            <text:p>4,33725953975028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78" calcext:value-type="float">
            <text:p>1778</text:p>
          </table:table-cell>
          <table:table-cell office:value-type="float" office:value="3550" calcext:value-type="float">
            <text:p>3550</text:p>
          </table:table-cell>
          <table:table-cell/>
          <table:table-cell office:value-type="float" office:value="1901" calcext:value-type="float">
            <text:p>1901</text:p>
          </table:table-cell>
          <table:table-cell table:formula="of:=LOG([.B44])" office:value-type="float" office:value="3.24993175663419" calcext:value-type="float">
            <text:p>3,24993175663419</text:p>
          </table:table-cell>
          <table:table-cell table:formula="of:=LOG([.C44])" office:value-type="float" office:value="3.55022835305509" calcext:value-type="float">
            <text:p>3,55022835305509</text:p>
          </table:table-cell>
          <table:table-cell table:formula="of:=LOG([.D44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729" calcext:value-type="float">
            <text:p>1729</text:p>
          </table:table-cell>
          <table:table-cell office:value-type="float" office:value="3526" calcext:value-type="float">
            <text:p>3526</text:p>
          </table:table-cell>
          <table:table-cell/>
          <table:table-cell office:value-type="float" office:value="1902" calcext:value-type="float">
            <text:p>1902</text:p>
          </table:table-cell>
          <table:table-cell table:formula="of:=LOG([.B45])" office:value-type="float" office:value="3.23779499327392" calcext:value-type="float">
            <text:p>3,23779499327392</text:p>
          </table:table-cell>
          <table:table-cell table:formula="of:=LOG([.C45])" office:value-type="float" office:value="3.5472823079633" calcext:value-type="float">
            <text:p>3,5472823079633</text:p>
          </table:table-cell>
          <table:table-cell table:formula="of:=LOG([.D45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832" calcext:value-type="float">
            <text:p>1832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LOG([.B46])" office:value-type="float" office:value="3.26292546933183" calcext:value-type="float">
            <text:p>3,26292546933183</text:p>
          </table:table-cell>
          <table:table-cell table:formula="of:=LOG([.C46])" office:value-type="float" office:value="3.57240686755806" calcext:value-type="float">
            <text:p>3,57240686755806</text:p>
          </table:table-cell>
          <table:table-cell table:formula="of:=LOG([.D46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881" calcext:value-type="float">
            <text:p>1881</text:p>
          </table:table-cell>
          <table:table-cell office:value-type="float" office:value="3825" calcext:value-type="float">
            <text:p>3825</text:p>
          </table:table-cell>
          <table:table-cell/>
          <table:table-cell office:value-type="float" office:value="1904" calcext:value-type="float">
            <text:p>1904</text:p>
          </table:table-cell>
          <table:table-cell table:formula="of:=LOG([.B47])" office:value-type="float" office:value="3.27438879555038" calcext:value-type="float">
            <text:p>3,27438879555038</text:p>
          </table:table-cell>
          <table:table-cell table:formula="of:=LOG([.C47])" office:value-type="float" office:value="3.58263143948964" calcext:value-type="float">
            <text:p>3,58263143948964</text:p>
          </table:table-cell>
          <table:table-cell table:formula="of:=LOG([.D47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93" calcext:value-type="float">
            <text:p>1893</text:p>
          </table:table-cell>
          <table:table-cell office:value-type="float" office:value="3794" calcext:value-type="float">
            <text:p>3794</text:p>
          </table:table-cell>
          <table:table-cell/>
          <table:table-cell office:value-type="float" office:value="1905" calcext:value-type="float">
            <text:p>1905</text:p>
          </table:table-cell>
          <table:table-cell table:formula="of:=LOG([.B48])" office:value-type="float" office:value="3.2771506139638" calcext:value-type="float">
            <text:p>3,2771506139638</text:p>
          </table:table-cell>
          <table:table-cell table:formula="of:=LOG([.C48])" office:value-type="float" office:value="3.57909732655264" calcext:value-type="float">
            <text:p>3,57909732655264</text:p>
          </table:table-cell>
          <table:table-cell table:formula="of:=LOG([.D48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50" calcext:value-type="float">
            <text:p>1950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float" office:value="1906" calcext:value-type="float">
            <text:p>1906</text:p>
          </table:table-cell>
          <table:table-cell table:formula="of:=LOG([.B49])" office:value-type="float" office:value="3.29003461136252" calcext:value-type="float">
            <text:p>3,29003461136252</text:p>
          </table:table-cell>
          <table:table-cell table:formula="of:=LOG([.C49])" office:value-type="float" office:value="3.61531865661148" calcext:value-type="float">
            <text:p>3,61531865661148</text:p>
          </table:table-cell>
          <table:table-cell table:formula="of:=LOG([.D49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93" calcext:value-type="float">
            <text:p>1993</text:p>
          </table:table-cell>
          <table:table-cell office:value-type="float" office:value="4427" calcext:value-type="float">
            <text:p>4427</text:p>
          </table:table-cell>
          <table:table-cell/>
          <table:table-cell office:value-type="float" office:value="1907" calcext:value-type="float">
            <text:p>1907</text:p>
          </table:table-cell>
          <table:table-cell table:formula="of:=LOG([.B50])" office:value-type="float" office:value="3.29950729870049" calcext:value-type="float">
            <text:p>3,29950729870049</text:p>
          </table:table-cell>
          <table:table-cell table:formula="of:=LOG([.C50])" office:value-type="float" office:value="3.64610952197885" calcext:value-type="float">
            <text:p>3,64610952197885</text:p>
          </table:table-cell>
          <table:table-cell table:formula="of:=LOG([.D50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987" calcext:value-type="float">
            <text:p>1987</text:p>
          </table:table-cell>
          <table:table-cell office:value-type="float" office:value="4318" calcext:value-type="float">
            <text:p>4318</text:p>
          </table:table-cell>
          <table:table-cell/>
          <table:table-cell office:value-type="float" office:value="1908" calcext:value-type="float">
            <text:p>1908</text:p>
          </table:table-cell>
          <table:table-cell table:formula="of:=LOG([.B51])" office:value-type="float" office:value="3.29819786710981" calcext:value-type="float">
            <text:p>3,29819786710981</text:p>
          </table:table-cell>
          <table:table-cell table:formula="of:=LOG([.C51])" office:value-type="float" office:value="3.63528263799821" calcext:value-type="float">
            <text:p>3,63528263799821</text:p>
          </table:table-cell>
          <table:table-cell table:formula="of:=LOG([.D5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047" calcext:value-type="float">
            <text:p>2047</text:p>
          </table:table-cell>
          <table:table-cell office:value-type="float" office:value="4368" calcext:value-type="float">
            <text:p>4368</text:p>
          </table:table-cell>
          <table:table-cell/>
          <table:table-cell office:value-type="float" office:value="1909" calcext:value-type="float">
            <text:p>1909</text:p>
          </table:table-cell>
          <table:table-cell table:formula="of:=LOG([.B52])" office:value-type="float" office:value="3.31111784266251" calcext:value-type="float">
            <text:p>3,31111784266251</text:p>
          </table:table-cell>
          <table:table-cell table:formula="of:=LOG([.C52])" office:value-type="float" office:value="3.64028262969668" calcext:value-type="float">
            <text:p>3,64028262969668</text:p>
          </table:table-cell>
          <table:table-cell table:formula="of:=LOG([.D52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071" calcext:value-type="float">
            <text:p>2071</text:p>
          </table:table-cell>
          <table:table-cell office:value-type="float" office:value="4476" calcext:value-type="float">
            <text:p>4476</text:p>
          </table:table-cell>
          <table:table-cell office:value-type="float" office:value="2169" calcext:value-type="float">
            <text:p>2169</text:p>
          </table:table-cell>
          <table:table-cell office:value-type="float" office:value="1910" calcext:value-type="float">
            <text:p>1910</text:p>
          </table:table-cell>
          <table:table-cell table:formula="of:=LOG([.B53])" office:value-type="float" office:value="3.31618009889345" calcext:value-type="float">
            <text:p>3,31618009889345</text:p>
          </table:table-cell>
          <table:table-cell table:formula="of:=LOG([.C53])" office:value-type="float" office:value="3.65089007785631" calcext:value-type="float">
            <text:p>3,65089007785631</text:p>
          </table:table-cell>
          <table:table-cell table:formula="of:=LOG([.D53])" office:value-type="float" office:value="3.33625955201419" calcext:value-type="float">
            <text:p>3,33625955201419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107" calcext:value-type="float">
            <text:p>2107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float" office:value="1911" calcext:value-type="float">
            <text:p>1911</text:p>
          </table:table-cell>
          <table:table-cell table:formula="of:=LOG([.B54])" office:value-type="float" office:value="3.3236645356081" calcext:value-type="float">
            <text:p>3,3236645356081</text:p>
          </table:table-cell>
          <table:table-cell table:formula="of:=LOG([.C54])" office:value-type="float" office:value="3.65475393325293" calcext:value-type="float">
            <text:p>3,65475393325293</text:p>
          </table:table-cell>
          <table:table-cell table:formula="of:=LOG([.D54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197" calcext:value-type="float">
            <text:p>2197</text:p>
          </table:table-cell>
          <table:table-cell office:value-type="float" office:value="4615" calcext:value-type="float">
            <text:p>4615</text:p>
          </table:table-cell>
          <table:table-cell/>
          <table:table-cell office:value-type="float" office:value="1912" calcext:value-type="float">
            <text:p>1912</text:p>
          </table:table-cell>
          <table:table-cell table:formula="of:=LOG([.B55])" office:value-type="float" office:value="3.34183005692051" calcext:value-type="float">
            <text:p>3,34183005692051</text:p>
          </table:table-cell>
          <table:table-cell table:formula="of:=LOG([.C55])" office:value-type="float" office:value="3.66417170536193" calcext:value-type="float">
            <text:p>3,66417170536193</text:p>
          </table:table-cell>
          <table:table-cell table:formula="of:=LOG([.D55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293" calcext:value-type="float">
            <text:p>2293</text:p>
          </table:table-cell>
          <table:table-cell office:value-type="float" office:value="4825" calcext:value-type="float">
            <text:p>4825</text:p>
          </table:table-cell>
          <table:table-cell office:value-type="float" office:value="2232" calcext:value-type="float">
            <text:p>2232</text:p>
          </table:table-cell>
          <table:table-cell office:value-type="float" office:value="1913" calcext:value-type="float">
            <text:p>1913</text:p>
          </table:table-cell>
          <table:table-cell table:formula="of:=LOG([.B56])" office:value-type="float" office:value="3.36040405472994" calcext:value-type="float">
            <text:p>3,36040405472994</text:p>
          </table:table-cell>
          <table:table-cell table:formula="of:=LOG([.C56])" office:value-type="float" office:value="3.68349731767981" calcext:value-type="float">
            <text:p>3,68349731767981</text:p>
          </table:table-cell>
          <table:table-cell table:formula="of:=LOG([.D56])" office:value-type="float" office:value="3.34869419026554" calcext:value-type="float">
            <text:p>3,3486941902655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174" calcext:value-type="float">
            <text:p>2174</text:p>
          </table:table-cell>
          <table:table-cell office:value-type="float" office:value="4848" calcext:value-type="float">
            <text:p>4848</text:p>
          </table:table-cell>
          <table:table-cell/>
          <table:table-cell office:value-type="float" office:value="1914" calcext:value-type="float">
            <text:p>1914</text:p>
          </table:table-cell>
          <table:table-cell table:formula="of:=LOG([.B57])" office:value-type="float" office:value="3.33725953975028" calcext:value-type="float">
            <text:p>3,33725953975028</text:p>
          </table:table-cell>
          <table:table-cell table:formula="of:=LOG([.C57])" office:value-type="float" office:value="3.68556261115823" calcext:value-type="float">
            <text:p>3,68556261115823</text:p>
          </table:table-cell>
          <table:table-cell table:formula="of:=LOG([.D57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045" calcext:value-type="float">
            <text:p>2045</text:p>
          </table:table-cell>
          <table:table-cell office:value-type="float" office:value="4934" calcext:value-type="float">
            <text:p>4934</text:p>
          </table:table-cell>
          <table:table-cell/>
          <table:table-cell office:value-type="float" office:value="1915" calcext:value-type="float">
            <text:p>1915</text:p>
          </table:table-cell>
          <table:table-cell table:formula="of:=LOG([.B58])" office:value-type="float" office:value="3.31069331234336" calcext:value-type="float">
            <text:p>3,31069331234336</text:p>
          </table:table-cell>
          <table:table-cell table:formula="of:=LOG([.C58])" office:value-type="float" office:value="3.69319914515372" calcext:value-type="float">
            <text:p>3,69319914515372</text:p>
          </table:table-cell>
          <table:table-cell table:formula="of:=LOG([.D58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057" calcext:value-type="float">
            <text:p>2057</text:p>
          </table:table-cell>
          <table:table-cell office:value-type="float" office:value="5121" calcext:value-type="float">
            <text:p>5121</text:p>
          </table:table-cell>
          <table:table-cell/>
          <table:table-cell office:value-type="float" office:value="1916" calcext:value-type="float">
            <text:p>1916</text:p>
          </table:table-cell>
          <table:table-cell table:formula="of:=LOG([.B59])" office:value-type="float" office:value="3.31323429169472" calcext:value-type="float">
            <text:p>3,31323429169472</text:p>
          </table:table-cell>
          <table:table-cell table:formula="of:=LOG([.C59])" office:value-type="float" office:value="3.7093547758344" calcext:value-type="float">
            <text:p>3,7093547758344</text:p>
          </table:table-cell>
          <table:table-cell table:formula="of:=LOG([.D59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718" calcext:value-type="float">
            <text:p>1718</text:p>
          </table:table-cell>
          <table:table-cell office:value-type="float" office:value="4728" calcext:value-type="float">
            <text:p>4728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LOG([.B60])" office:value-type="float" office:value="3.23502315949522" calcext:value-type="float">
            <text:p>3,23502315949522</text:p>
          </table:table-cell>
          <table:table-cell table:formula="of:=LOG([.C60])" office:value-type="float" office:value="3.6746774678732" calcext:value-type="float">
            <text:p>3,6746774678732</text:p>
          </table:table-cell>
          <table:table-cell table:formula="of:=LOG([.D60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488" calcext:value-type="float">
            <text:p>1488</text:p>
          </table:table-cell>
          <table:table-cell office:value-type="float" office:value="4294" calcext:value-type="float">
            <text:p>4294</text:p>
          </table:table-cell>
          <table:table-cell/>
          <table:table-cell office:value-type="float" office:value="1918" calcext:value-type="float">
            <text:p>1918</text:p>
          </table:table-cell>
          <table:table-cell table:formula="of:=LOG([.B61])" office:value-type="float" office:value="3.17260293120986" calcext:value-type="float">
            <text:p>3,17260293120986</text:p>
          </table:table-cell>
          <table:table-cell table:formula="of:=LOG([.C61])" office:value-type="float" office:value="3.63286204010023" calcext:value-type="float">
            <text:p>3,63286204010023</text:p>
          </table:table-cell>
          <table:table-cell table:formula="of:=LOG([.D6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802" calcext:value-type="float">
            <text:p>1802</text:p>
          </table:table-cell>
          <table:table-cell office:value-type="float" office:value="4283" calcext:value-type="float">
            <text:p>4283</text:p>
          </table:table-cell>
          <table:table-cell/>
          <table:table-cell office:value-type="float" office:value="1919" calcext:value-type="float">
            <text:p>1919</text:p>
          </table:table-cell>
          <table:table-cell table:formula="of:=LOG([.B62])" office:value-type="float" office:value="3.25575478664304" calcext:value-type="float">
            <text:p>3,25575478664304</text:p>
          </table:table-cell>
          <table:table-cell table:formula="of:=LOG([.C62])" office:value-type="float" office:value="3.63174807439657" calcext:value-type="float">
            <text:p>3,63174807439657</text:p>
          </table:table-cell>
          <table:table-cell table:formula="of:=LOG([.D62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05" calcext:value-type="float">
            <text:p>2005</text:p>
          </table:table-cell>
          <table:table-cell office:value-type="float" office:value="4474" calcext:value-type="float">
            <text:p>4474</text:p>
          </table:table-cell>
          <table:table-cell/>
          <table:table-cell office:value-type="float" office:value="1920" calcext:value-type="float">
            <text:p>1920</text:p>
          </table:table-cell>
          <table:table-cell table:formula="of:=LOG([.B63])" office:value-type="float" office:value="3.3021143769562" calcext:value-type="float">
            <text:p>3,3021143769562</text:p>
          </table:table-cell>
          <table:table-cell table:formula="of:=LOG([.C63])" office:value-type="float" office:value="3.65069597976061" calcext:value-type="float">
            <text:p>3,65069597976061</text:p>
          </table:table-cell>
          <table:table-cell table:formula="of:=LOG([.D63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048" calcext:value-type="float">
            <text:p>2048</text:p>
          </table:table-cell>
          <table:table-cell office:value-type="float" office:value="4166" calcext:value-type="float">
            <text:p>4166</text:p>
          </table:table-cell>
          <table:table-cell/>
          <table:table-cell office:value-type="float" office:value="1921" calcext:value-type="float">
            <text:p>1921</text:p>
          </table:table-cell>
          <table:table-cell table:formula="of:=LOG([.B64])" office:value-type="float" office:value="3.31132995230379" calcext:value-type="float">
            <text:p>3,31132995230379</text:p>
          </table:table-cell>
          <table:table-cell table:formula="of:=LOG([.C64])" office:value-type="float" office:value="3.61971926561173" calcext:value-type="float">
            <text:p>3,61971926561173</text:p>
          </table:table-cell>
          <table:table-cell table:formula="of:=LOG([.D64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236" calcext:value-type="float">
            <text:p>2236</text:p>
          </table:table-cell>
          <table:table-cell office:value-type="float" office:value="4382" calcext:value-type="float">
            <text:p>4382</text:p>
          </table:table-cell>
          <table:table-cell/>
          <table:table-cell office:value-type="float" office:value="1922" calcext:value-type="float">
            <text:p>1922</text:p>
          </table:table-cell>
          <table:table-cell table:formula="of:=LOG([.B65])" office:value-type="float" office:value="3.34947179921439" calcext:value-type="float">
            <text:p>3,34947179921439</text:p>
          </table:table-cell>
          <table:table-cell table:formula="of:=LOG([.C65])" office:value-type="float" office:value="3.64167237322469" calcext:value-type="float">
            <text:p>3,64167237322469</text:p>
          </table:table-cell>
          <table:table-cell table:formula="of:=LOG([.D65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376" calcext:value-type="float">
            <text:p>2376</text:p>
          </table:table-cell>
          <table:table-cell office:value-type="float" office:value="4437" calcext:value-type="float">
            <text:p>4437</text:p>
          </table:table-cell>
          <table:table-cell/>
          <table:table-cell office:value-type="float" office:value="1923" calcext:value-type="float">
            <text:p>1923</text:p>
          </table:table-cell>
          <table:table-cell table:formula="of:=LOG([.B66])" office:value-type="float" office:value="3.37584643630916" calcext:value-type="float">
            <text:p>3,37584643630916</text:p>
          </table:table-cell>
          <table:table-cell table:formula="of:=LOG([.C66])" office:value-type="float" office:value="3.64708942871655" calcext:value-type="float">
            <text:p>3,64708942871655</text:p>
          </table:table-cell>
          <table:table-cell table:formula="of:=LOG([.D66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417" calcext:value-type="float">
            <text:p>2417</text:p>
          </table:table-cell>
          <table:table-cell office:value-type="float" office:value="4649" calcext:value-type="float">
            <text:p>4649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LOG([.B67])" office:value-type="float" office:value="3.38327665040765" calcext:value-type="float">
            <text:p>3,38327665040765</text:p>
          </table:table-cell>
          <table:table-cell table:formula="of:=LOG([.C67])" office:value-type="float" office:value="3.66735954618309" calcext:value-type="float">
            <text:p>3,66735954618309</text:p>
          </table:table-cell>
          <table:table-cell table:formula="of:=LOG([.D67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530" calcext:value-type="float">
            <text:p>2530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1925" calcext:value-type="float">
            <text:p>1925</text:p>
          </table:table-cell>
          <table:table-cell table:formula="of:=LOG([.B68])" office:value-type="float" office:value="3.40312052117582" calcext:value-type="float">
            <text:p>3,40312052117582</text:p>
          </table:table-cell>
          <table:table-cell table:formula="of:=LOG([.C68])" office:value-type="float" office:value="3.66847910293259" calcext:value-type="float">
            <text:p>3,66847910293259</text:p>
          </table:table-cell>
          <table:table-cell table:formula="of:=LOG([.D68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599" calcext:value-type="float">
            <text:p>2599</text:p>
          </table:table-cell>
          <table:table-cell office:value-type="float" office:value="4791" calcext:value-type="float">
            <text:p>4791</text:p>
          </table:table-cell>
          <table:table-cell/>
          <table:table-cell office:value-type="float" office:value="1926" calcext:value-type="float">
            <text:p>1926</text:p>
          </table:table-cell>
          <table:table-cell table:formula="of:=LOG([.B69])" office:value-type="float" office:value="3.41480627950101" calcext:value-type="float">
            <text:p>3,41480627950101</text:p>
          </table:table-cell>
          <table:table-cell table:formula="of:=LOG([.C69])" office:value-type="float" office:value="3.68042617085814" calcext:value-type="float">
            <text:p>3,68042617085814</text:p>
          </table:table-cell>
          <table:table-cell table:formula="of:=LOG([.D69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778" calcext:value-type="float">
            <text:p>2778</text:p>
          </table:table-cell>
          <table:table-cell office:value-type="float" office:value="4846" calcext:value-type="float">
            <text:p>4846</text:p>
          </table:table-cell>
          <table:table-cell/>
          <table:table-cell office:value-type="float" office:value="1927" calcext:value-type="float">
            <text:p>1927</text:p>
          </table:table-cell>
          <table:table-cell table:formula="of:=LOG([.B70])" office:value-type="float" office:value="3.4437322414016" calcext:value-type="float">
            <text:p>3,4437322414016</text:p>
          </table:table-cell>
          <table:table-cell table:formula="of:=LOG([.C70])" office:value-type="float" office:value="3.68538340980149" calcext:value-type="float">
            <text:p>3,68538340980149</text:p>
          </table:table-cell>
          <table:table-cell table:formula="of:=LOG([.D70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942" calcext:value-type="float">
            <text:p>2942</text:p>
          </table:table-cell>
          <table:table-cell office:value-type="float" office:value="4880" calcext:value-type="float">
            <text:p>4880</text:p>
          </table:table-cell>
          <table:table-cell/>
          <table:table-cell office:value-type="float" office:value="1928" calcext:value-type="float">
            <text:p>1928</text:p>
          </table:table-cell>
          <table:table-cell table:formula="of:=LOG([.B71])" office:value-type="float" office:value="3.46864266839151" calcext:value-type="float">
            <text:p>3,46864266839151</text:p>
          </table:table-cell>
          <table:table-cell table:formula="of:=LOG([.C71])" office:value-type="float" office:value="3.68841982200271" calcext:value-type="float">
            <text:p>3,68841982200271</text:p>
          </table:table-cell>
          <table:table-cell table:formula="of:=LOG([.D7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52" calcext:value-type="float">
            <text:p>2952</text:p>
          </table:table-cell>
          <table:table-cell office:value-type="float" office:value="5061" calcext:value-type="float">
            <text:p>5061</text:p>
          </table:table-cell>
          <table:table-cell office:value-type="float" office:value="2718" calcext:value-type="float">
            <text:p>2718</text:p>
          </table:table-cell>
          <table:table-cell office:value-type="float" office:value="1929" calcext:value-type="float">
            <text:p>1929</text:p>
          </table:table-cell>
          <table:table-cell table:formula="of:=LOG([.B72])" office:value-type="float" office:value="3.470116353151" calcext:value-type="float">
            <text:p>3,470116353151</text:p>
          </table:table-cell>
          <table:table-cell table:formula="of:=LOG([.C72])" office:value-type="float" office:value="3.70423633730879" calcext:value-type="float">
            <text:p>3,70423633730879</text:p>
          </table:table-cell>
          <table:table-cell table:formula="of:=LOG([.D72])" office:value-type="float" office:value="3.43424945239648" calcext:value-type="float">
            <text:p>3,43424945239648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914" calcext:value-type="float">
            <text:p>2914</text:p>
          </table:table-cell>
          <table:table-cell office:value-type="float" office:value="5291" calcext:value-type="float">
            <text:p>5291</text:p>
          </table:table-cell>
          <table:table-cell office:value-type="float" office:value="2560" calcext:value-type="float">
            <text:p>2560</text:p>
          </table:table-cell>
          <table:table-cell office:value-type="float" office:value="1930" calcext:value-type="float">
            <text:p>1930</text:p>
          </table:table-cell>
          <table:table-cell table:formula="of:=LOG([.B73])" office:value-type="float" office:value="3.46448954743397" calcext:value-type="float">
            <text:p>3,46448954743397</text:p>
          </table:table-cell>
          <table:table-cell table:formula="of:=LOG([.C73])" office:value-type="float" office:value="3.72353776153206" calcext:value-type="float">
            <text:p>3,72353776153206</text:p>
          </table:table-cell>
          <table:table-cell table:formula="of:=LOG([.D73])" office:value-type="float" office:value="3.40823996531185" calcext:value-type="float">
            <text:p>3,40823996531185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838" calcext:value-type="float">
            <text:p>2838</text:p>
          </table:table-cell>
          <table:table-cell office:value-type="float" office:value="5168" calcext:value-type="float">
            <text:p>5168</text:p>
          </table:table-cell>
          <table:table-cell office:value-type="float" office:value="2340" calcext:value-type="float">
            <text:p>2340</text:p>
          </table:table-cell>
          <table:table-cell office:value-type="float" office:value="1931" calcext:value-type="float">
            <text:p>1931</text:p>
          </table:table-cell>
          <table:table-cell table:formula="of:=LOG([.B74])" office:value-type="float" office:value="3.45301239112145" calcext:value-type="float">
            <text:p>3,45301239112145</text:p>
          </table:table-cell>
          <table:table-cell table:formula="of:=LOG([.C74])" office:value-type="float" office:value="3.71332250498703" calcext:value-type="float">
            <text:p>3,71332250498703</text:p>
          </table:table-cell>
          <table:table-cell table:formula="of:=LOG([.D74])" office:value-type="float" office:value="3.36921585741014" calcext:value-type="float">
            <text:p>3,36921585741014</text:p>
          </table:table-cell>
          <table:table-cell table:formula="of:=LOG([.D74])+1" office:value-type="float" office:value="4.36921585741014" calcext:value-type="float">
            <text:p>4,36921585741014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821" calcext:value-type="float">
            <text:p>2821</text:p>
          </table:table-cell>
          <table:table-cell office:value-type="float" office:value="4978" calcext:value-type="float">
            <text:p>4978</text:p>
          </table:table-cell>
          <table:table-cell office:value-type="float" office:value="2128" calcext:value-type="float">
            <text:p>2128</text:p>
          </table:table-cell>
          <table:table-cell office:value-type="float" office:value="1932" calcext:value-type="float">
            <text:p>1932</text:p>
          </table:table-cell>
          <table:table-cell table:formula="of:=LOG([.B75])" office:value-type="float" office:value="3.45040308615537" calcext:value-type="float">
            <text:p>3,45040308615537</text:p>
          </table:table-cell>
          <table:table-cell table:formula="of:=LOG([.C75])" office:value-type="float" office:value="3.69705489227257" calcext:value-type="float">
            <text:p>3,69705489227257</text:p>
          </table:table-cell>
          <table:table-cell table:formula="of:=LOG([.D75])" office:value-type="float" office:value="3.32797162362301" calcext:value-type="float">
            <text:p>3,32797162362301</text:p>
          </table:table-cell>
          <table:table-cell table:formula="of:=LOG([.D75])+1" office:value-type="float" office:value="4.32797162362301" calcext:value-type="float">
            <text:p>4,32797162362301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06" calcext:value-type="float">
            <text:p>3006</text:p>
          </table:table-cell>
          <table:table-cell office:value-type="float" office:value="5072" calcext:value-type="float">
            <text:p>5072</text:p>
          </table:table-cell>
          <table:table-cell office:value-type="float" office:value="2040" calcext:value-type="float">
            <text:p>2040</text:p>
          </table:table-cell>
          <table:table-cell office:value-type="float" office:value="1933" calcext:value-type="float">
            <text:p>1933</text:p>
          </table:table-cell>
          <table:table-cell table:formula="of:=LOG([.B76])" office:value-type="float" office:value="3.47798897625089" calcext:value-type="float">
            <text:p>3,47798897625089</text:p>
          </table:table-cell>
          <table:table-cell table:formula="of:=LOG([.C76])" office:value-type="float" office:value="3.70517924487368" calcext:value-type="float">
            <text:p>3,70517924487368</text:p>
          </table:table-cell>
          <table:table-cell table:formula="of:=LOG([.D76])" office:value-type="float" office:value="3.3096301674259" calcext:value-type="float">
            <text:p>3,3096301674259</text:p>
          </table:table-cell>
          <table:table-cell table:formula="of:=LOG([.D76])+1" office:value-type="float" office:value="4.3096301674259" calcext:value-type="float">
            <text:p>4,3096301674259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345" calcext:value-type="float">
            <text:p>3345</text:p>
          </table:table-cell>
          <table:table-cell office:value-type="float" office:value="5413" calcext:value-type="float">
            <text:p>5413</text:p>
          </table:table-cell>
          <table:table-cell office:value-type="float" office:value="2045" calcext:value-type="float">
            <text:p>2045</text:p>
          </table:table-cell>
          <table:table-cell office:value-type="float" office:value="1934" calcext:value-type="float">
            <text:p>1934</text:p>
          </table:table-cell>
          <table:table-cell table:formula="of:=LOG([.B77])" office:value-type="float" office:value="3.52439612210384" calcext:value-type="float">
            <text:p>3,52439612210384</text:p>
          </table:table-cell>
          <table:table-cell table:formula="of:=LOG([.C77])" office:value-type="float" office:value="3.73343802709106" calcext:value-type="float">
            <text:p>3,73343802709106</text:p>
          </table:table-cell>
          <table:table-cell table:formula="of:=LOG([.D77])" office:value-type="float" office:value="3.31069331234336" calcext:value-type="float">
            <text:p>3,31069331234336</text:p>
          </table:table-cell>
          <table:table-cell table:formula="of:=LOG([.D77])+1" office:value-type="float" office:value="4.31069331234336" calcext:value-type="float">
            <text:p>4,31069331234336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482" calcext:value-type="float">
            <text:p>3482</text:p>
          </table:table-cell>
          <table:table-cell office:value-type="float" office:value="5675" calcext:value-type="float">
            <text:p>5675</text:p>
          </table:table-cell>
          <table:table-cell office:value-type="float" office:value="2049" calcext:value-type="float">
            <text:p>2049</text:p>
          </table:table-cell>
          <table:table-cell office:value-type="float" office:value="1935" calcext:value-type="float">
            <text:p>1935</text:p>
          </table:table-cell>
          <table:table-cell table:formula="of:=LOG([.B78])" office:value-type="float" office:value="3.54182876678131" calcext:value-type="float">
            <text:p>3,54182876678131</text:p>
          </table:table-cell>
          <table:table-cell table:formula="of:=LOG([.C78])" office:value-type="float" office:value="3.75396586586516" calcext:value-type="float">
            <text:p>3,75396586586516</text:p>
          </table:table-cell>
          <table:table-cell table:formula="of:=LOG([.D78])" office:value-type="float" office:value="3.31154195840119" calcext:value-type="float">
            <text:p>3,31154195840119</text:p>
          </table:table-cell>
          <table:table-cell table:formula="of:=LOG([.D78])+1" office:value-type="float" office:value="4.3115419584012" calcext:value-type="float">
            <text:p>4,3115419584012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713" calcext:value-type="float">
            <text:p>3713</text:p>
          </table:table-cell>
          <table:table-cell office:value-type="float" office:value="5877" calcext:value-type="float">
            <text:p>5877</text:p>
          </table:table-cell>
          <table:table-cell office:value-type="float" office:value="2085" calcext:value-type="float">
            <text:p>2085</text:p>
          </table:table-cell>
          <table:table-cell office:value-type="float" office:value="1936" calcext:value-type="float">
            <text:p>1936</text:p>
          </table:table-cell>
          <table:table-cell table:formula="of:=LOG([.B79])" office:value-type="float" office:value="3.56972494922616" calcext:value-type="float">
            <text:p>3,56972494922616</text:p>
          </table:table-cell>
          <table:table-cell table:formula="of:=LOG([.C79])" office:value-type="float" office:value="3.7691556907144" calcext:value-type="float">
            <text:p>3,7691556907144</text:p>
          </table:table-cell>
          <table:table-cell table:formula="of:=LOG([.D79])" office:value-type="float" office:value="3.31910605930978" calcext:value-type="float">
            <text:p>3,31910605930978</text:p>
          </table:table-cell>
          <table:table-cell table:formula="of:=LOG([.D79])+1" office:value-type="float" office:value="4.31910605930978" calcext:value-type="float">
            <text:p>4,31910605930978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920" calcext:value-type="float">
            <text:p>3920</text:p>
          </table:table-cell>
          <table:table-cell office:value-type="float" office:value="6036" calcext:value-type="float">
            <text:p>6036</text:p>
          </table:table-cell>
          <table:table-cell office:value-type="float" office:value="2459" calcext:value-type="float">
            <text:p>2459</text:p>
          </table:table-cell>
          <table:table-cell office:value-type="float" office:value="1937" calcext:value-type="float">
            <text:p>1937</text:p>
          </table:table-cell>
          <table:table-cell table:formula="of:=LOG([.B80])" office:value-type="float" office:value="3.59328606702046" calcext:value-type="float">
            <text:p>3,59328606702046</text:p>
          </table:table-cell>
          <table:table-cell table:formula="of:=LOG([.C80])" office:value-type="float" office:value="3.78074923110355" calcext:value-type="float">
            <text:p>3,78074923110355</text:p>
          </table:table-cell>
          <table:table-cell table:formula="of:=LOG([.D80])" office:value-type="float" office:value="3.39075852873872" calcext:value-type="float">
            <text:p>3,39075852873872</text:p>
          </table:table-cell>
          <table:table-cell table:formula="of:=LOG([.D80])+1" office:value-type="float" office:value="4.39075852873872" calcext:value-type="float">
            <text:p>4,39075852873872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112" calcext:value-type="float">
            <text:p>4112</text:p>
          </table:table-cell>
          <table:table-cell office:value-type="float" office:value="6236" calcext:value-type="float">
            <text:p>6236</text:p>
          </table:table-cell>
          <table:table-cell office:value-type="float" office:value="2801" calcext:value-type="float">
            <text:p>2801</text:p>
          </table:table-cell>
          <table:table-cell office:value-type="float" office:value="1938" calcext:value-type="float">
            <text:p>1938</text:p>
          </table:table-cell>
          <table:table-cell table:formula="of:=LOG([.B81])" office:value-type="float" office:value="3.61405310598722" calcext:value-type="float">
            <text:p>3,61405310598722</text:p>
          </table:table-cell>
          <table:table-cell table:formula="of:=LOG([.C81])" office:value-type="float" office:value="3.7949061065168" calcext:value-type="float">
            <text:p>3,7949061065168</text:p>
          </table:table-cell>
          <table:table-cell table:formula="of:=LOG([.D81])" office:value-type="float" office:value="3.44731310882357" calcext:value-type="float">
            <text:p>3,44731310882357</text:p>
          </table:table-cell>
          <table:table-cell table:formula="of:=LOG([.D81])+1" office:value-type="float" office:value="4.44731310882357" calcext:value-type="float">
            <text:p>4,44731310882357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926" calcext:value-type="float">
            <text:p>3926</text:p>
          </table:table-cell>
          <table:table-cell office:value-type="float" office:value="6697" calcext:value-type="float">
            <text:p>6697</text:p>
          </table:table-cell>
          <table:table-cell/>
          <table:table-cell office:value-type="float" office:value="1939" calcext:value-type="float">
            <text:p>1939</text:p>
          </table:table-cell>
          <table:table-cell table:formula="of:=LOG([.B82])" office:value-type="float" office:value="3.59395029526399" calcext:value-type="float">
            <text:p>3,59395029526399</text:p>
          </table:table-cell>
          <table:table-cell table:formula="of:=LOG([.C82])" office:value-type="float" office:value="3.82588029893618" calcext:value-type="float">
            <text:p>3,82588029893618</text:p>
          </table:table-cell>
          <table:table-cell table:formula="of:=LOG([.D82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732" calcext:value-type="float">
            <text:p>3732</text:p>
          </table:table-cell>
          <table:table-cell office:value-type="float" office:value="6206" calcext:value-type="float">
            <text:p>6206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LOG([.B83])" office:value-type="float" office:value="3.57194163507446" calcext:value-type="float">
            <text:p>3,57194163507446</text:p>
          </table:table-cell>
          <table:table-cell table:formula="of:=LOG([.C83])" office:value-type="float" office:value="3.79281177124815" calcext:value-type="float">
            <text:p>3,79281177124815</text:p>
          </table:table-cell>
          <table:table-cell table:formula="of:=LOG([.D83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871" calcext:value-type="float">
            <text:p>3871</text:p>
          </table:table-cell>
          <table:table-cell office:value-type="float" office:value="6037" calcext:value-type="float">
            <text:p>6037</text:p>
          </table:table-cell>
          <table:table-cell/>
          <table:table-cell office:value-type="float" office:value="1941" calcext:value-type="float">
            <text:p>1941</text:p>
          </table:table-cell>
          <table:table-cell table:formula="of:=LOG([.B84])" office:value-type="float" office:value="3.58782317131895" calcext:value-type="float">
            <text:p>3,58782317131895</text:p>
          </table:table-cell>
          <table:table-cell table:formula="of:=LOG([.C84])" office:value-type="float" office:value="3.78082117585347" calcext:value-type="float">
            <text:p>3,78082117585347</text:p>
          </table:table-cell>
          <table:table-cell table:formula="of:=LOG([.D84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899" calcext:value-type="float">
            <text:p>3899</text:p>
          </table:table-cell>
          <table:table-cell office:value-type="float" office:value="6088" calcext:value-type="float">
            <text:p>6088</text:p>
          </table:table-cell>
          <table:table-cell/>
          <table:table-cell office:value-type="float" office:value="1942" calcext:value-type="float">
            <text:p>1942</text:p>
          </table:table-cell>
          <table:table-cell table:formula="of:=LOG([.B85])" office:value-type="float" office:value="3.59095323518799" calcext:value-type="float">
            <text:p>3,59095323518799</text:p>
          </table:table-cell>
          <table:table-cell table:formula="of:=LOG([.C85])" office:value-type="float" office:value="3.78447464376252" calcext:value-type="float">
            <text:p>3,78447464376252</text:p>
          </table:table-cell>
          <table:table-cell table:formula="of:=LOG([.D85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356" calcext:value-type="float">
            <text:p>4356</text:p>
          </table:table-cell>
          <table:table-cell office:value-type="float" office:value="6282" calcext:value-type="float">
            <text:p>6282</text:p>
          </table:table-cell>
          <table:table-cell/>
          <table:table-cell office:value-type="float" office:value="1943" calcext:value-type="float">
            <text:p>1943</text:p>
          </table:table-cell>
          <table:table-cell table:formula="of:=LOG([.B86])" office:value-type="float" office:value="3.63908787108374" calcext:value-type="float">
            <text:p>3,63908787108374</text:p>
          </table:table-cell>
          <table:table-cell table:formula="of:=LOG([.C86])" office:value-type="float" office:value="3.79809793206249" calcext:value-type="float">
            <text:p>3,79809793206249</text:p>
          </table:table-cell>
          <table:table-cell table:formula="of:=LOG([.D86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366" calcext:value-type="float">
            <text:p>4366</text:p>
          </table:table-cell>
          <table:table-cell office:value-type="float" office:value="6466" calcext:value-type="float">
            <text:p>6466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LOG([.B87])" office:value-type="float" office:value="3.64008373137312" calcext:value-type="float">
            <text:p>3,64008373137312</text:p>
          </table:table-cell>
          <table:table-cell table:formula="of:=LOG([.C87])" office:value-type="float" office:value="3.81063570027554" calcext:value-type="float">
            <text:p>3,81063570027554</text:p>
          </table:table-cell>
          <table:table-cell table:formula="of:=LOG([.D87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110" calcext:value-type="float">
            <text:p>4110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LOG([.B88])" office:value-type="float" office:value="3.61384182187607" calcext:value-type="float">
            <text:p>3,61384182187607</text:p>
          </table:table-cell>
          <table:table-cell table:formula="of:=LOG([.C88])" office:value-type="float" office:value="3.8230827965328" calcext:value-type="float">
            <text:p>3,8230827965328</text:p>
          </table:table-cell>
          <table:table-cell table:formula="of:=LOG([.D88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413" calcext:value-type="float">
            <text:p>4413</text:p>
          </table:table-cell>
          <table:table-cell office:value-type="float" office:value="7318" calcext:value-type="float">
            <text:p>7318</text:p>
          </table:table-cell>
          <table:table-cell/>
          <table:table-cell office:value-type="float" office:value="1946" calcext:value-type="float">
            <text:p>1946</text:p>
          </table:table-cell>
          <table:table-cell table:formula="of:=LOG([.B89])" office:value-type="float" office:value="3.64473392744719" calcext:value-type="float">
            <text:p>3,64473392744719</text:p>
          </table:table-cell>
          <table:table-cell table:formula="of:=LOG([.C89])" office:value-type="float" office:value="3.86439240515059" calcext:value-type="float">
            <text:p>3,86439240515059</text:p>
          </table:table-cell>
          <table:table-cell table:formula="of:=LOG([.D89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478" calcext:value-type="float">
            <text:p>4478</text:p>
          </table:table-cell>
          <table:table-cell office:value-type="float" office:value="7914" calcext:value-type="float">
            <text:p>7914</text:p>
          </table:table-cell>
          <table:table-cell/>
          <table:table-cell office:value-type="float" office:value="1947" calcext:value-type="float">
            <text:p>1947</text:p>
          </table:table-cell>
          <table:table-cell table:formula="of:=LOG([.B90])" office:value-type="float" office:value="3.65108408924301" calcext:value-type="float">
            <text:p>3,65108408924301</text:p>
          </table:table-cell>
          <table:table-cell table:formula="of:=LOG([.C90])" office:value-type="float" office:value="3.89839604593001" calcext:value-type="float">
            <text:p>3,89839604593001</text:p>
          </table:table-cell>
          <table:table-cell table:formula="of:=LOG([.D90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793" calcext:value-type="float">
            <text:p>4793</text:p>
          </table:table-cell>
          <table:table-cell office:value-type="float" office:value="8024" calcext:value-type="float">
            <text:p>8024</text:p>
          </table:table-cell>
          <table:table-cell/>
          <table:table-cell office:value-type="float" office:value="1948" calcext:value-type="float">
            <text:p>1948</text:p>
          </table:table-cell>
          <table:table-cell table:formula="of:=LOG([.B91])" office:value-type="float" office:value="3.68060742899179" calcext:value-type="float">
            <text:p>3,68060742899179</text:p>
          </table:table-cell>
          <table:table-cell table:formula="of:=LOG([.C91])" office:value-type="float" office:value="3.90439092001236" calcext:value-type="float">
            <text:p>3,90439092001236</text:p>
          </table:table-cell>
          <table:table-cell table:formula="of:=LOG([.D9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046" calcext:value-type="float">
            <text:p>5046</text:p>
          </table:table-cell>
          <table:table-cell office:value-type="float" office:value="8292" calcext:value-type="float">
            <text:p>8292</text:p>
          </table:table-cell>
          <table:table-cell/>
          <table:table-cell office:value-type="float" office:value="1949" calcext:value-type="float">
            <text:p>1949</text:p>
          </table:table-cell>
          <table:table-cell table:formula="of:=LOG([.B92])" office:value-type="float" office:value="3.70294724618156" calcext:value-type="float">
            <text:p>3,70294724618156</text:p>
          </table:table-cell>
          <table:table-cell table:formula="of:=LOG([.C92])" office:value-type="float" office:value="3.91865929342182" calcext:value-type="float">
            <text:p>3,91865929342182</text:p>
          </table:table-cell>
          <table:table-cell table:formula="of:=LOG([.D92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208" calcext:value-type="float">
            <text:p>5208</text:p>
          </table:table-cell>
          <table:table-cell office:value-type="float" office:value="8816" calcext:value-type="float">
            <text:p>8816</text:p>
          </table:table-cell>
          <table:table-cell office:value-type="float" office:value="3141" calcext:value-type="float">
            <text:p>3141</text:p>
          </table:table-cell>
          <table:table-cell office:value-type="float" office:value="1950" calcext:value-type="float">
            <text:p>1950</text:p>
          </table:table-cell>
          <table:table-cell table:formula="of:=LOG([.B93])" office:value-type="float" office:value="3.71667097556014" calcext:value-type="float">
            <text:p>3,71667097556014</text:p>
          </table:table-cell>
          <table:table-cell table:formula="of:=LOG([.C93])" office:value-type="float" office:value="3.94527158150771" calcext:value-type="float">
            <text:p>3,94527158150771</text:p>
          </table:table-cell>
          <table:table-cell table:formula="of:=LOG([.D93])" office:value-type="float" office:value="3.4970679363985" calcext:value-type="float">
            <text:p>3,4970679363985</text:p>
          </table:table-cell>
          <table:table-cell table:formula="of:=LOG([.D93])+1" office:value-type="float" office:value="4.49706793639851" calcext:value-type="float">
            <text:p>4,49706793639851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879" calcext:value-type="float">
            <text:p>5879</text:p>
          </table:table-cell>
          <table:table-cell office:value-type="float" office:value="9078" calcext:value-type="float">
            <text:p>9078</text:p>
          </table:table-cell>
          <table:table-cell office:value-type="float" office:value="3222" calcext:value-type="float">
            <text:p>3222</text:p>
          </table:table-cell>
          <table:table-cell office:value-type="float" office:value="1951" calcext:value-type="float">
            <text:p>1951</text:p>
          </table:table-cell>
          <table:table-cell table:formula="of:=LOG([.B94])" office:value-type="float" office:value="3.76930346018908" calcext:value-type="float">
            <text:p>3,76930346018908</text:p>
          </table:table-cell>
          <table:table-cell table:formula="of:=LOG([.C94])" office:value-type="float" office:value="3.95799017840683" calcext:value-type="float">
            <text:p>3,95799017840683</text:p>
          </table:table-cell>
          <table:table-cell table:formula="of:=LOG([.D94])" office:value-type="float" office:value="3.5081255360832" calcext:value-type="float">
            <text:p>3,5081255360832</text:p>
          </table:table-cell>
          <table:table-cell table:formula="of:=LOG([.D94])+1" office:value-type="float" office:value="4.5081255360832" calcext:value-type="float">
            <text:p>4,5081255360832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988" calcext:value-type="float">
            <text:p>5988</text:p>
          </table:table-cell>
          <table:table-cell office:value-type="float" office:value="9264" calcext:value-type="float">
            <text:p>9264</text:p>
          </table:table-cell>
          <table:table-cell office:value-type="float" office:value="3236" calcext:value-type="float">
            <text:p>3236</text:p>
          </table:table-cell>
          <table:table-cell office:value-type="float" office:value="1952" calcext:value-type="float">
            <text:p>1952</text:p>
          </table:table-cell>
          <table:table-cell table:formula="of:=LOG([.B95])" office:value-type="float" office:value="3.77728179167101" calcext:value-type="float">
            <text:p>3,77728179167101</text:p>
          </table:table-cell>
          <table:table-cell table:formula="of:=LOG([.C95])" office:value-type="float" office:value="3.96679854638336" calcext:value-type="float">
            <text:p>3,96679854638336</text:p>
          </table:table-cell>
          <table:table-cell table:formula="of:=LOG([.D95])" office:value-type="float" office:value="3.51000851294023" calcext:value-type="float">
            <text:p>3,51000851294023</text:p>
          </table:table-cell>
          <table:table-cell table:formula="of:=LOG([.D95])+1" office:value-type="float" office:value="4.51000851294023" calcext:value-type="float">
            <text:p>4,51000851294023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968" calcext:value-type="float">
            <text:p>5968</text:p>
          </table:table-cell>
          <table:table-cell office:value-type="float" office:value="9599" calcext:value-type="float">
            <text:p>9599</text:p>
          </table:table-cell>
          <table:table-cell office:value-type="float" office:value="3360" calcext:value-type="float">
            <text:p>3360</text:p>
          </table:table-cell>
          <table:table-cell office:value-type="float" office:value="1953" calcext:value-type="float">
            <text:p>1953</text:p>
          </table:table-cell>
          <table:table-cell table:formula="of:=LOG([.B96])" office:value-type="float" office:value="3.77582881446461" calcext:value-type="float">
            <text:p>3,77582881446461</text:p>
          </table:table-cell>
          <table:table-cell table:formula="of:=LOG([.C96])" office:value-type="float" office:value="3.98222599167467" calcext:value-type="float">
            <text:p>3,98222599167467</text:p>
          </table:table-cell>
          <table:table-cell table:formula="of:=LOG([.D96])" office:value-type="float" office:value="3.52633927738984" calcext:value-type="float">
            <text:p>3,52633927738984</text:p>
          </table:table-cell>
          <table:table-cell table:formula="of:=LOG([.D96])+1" office:value-type="float" office:value="4.52633927738984" calcext:value-type="float">
            <text:p>4,52633927738984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592" calcext:value-type="float">
            <text:p>6592</text:p>
          </table:table-cell>
          <table:table-cell office:value-type="float" office:value="9888" calcext:value-type="float">
            <text:p>9888</text:p>
          </table:table-cell>
          <table:table-cell office:value-type="float" office:value="3484" calcext:value-type="float">
            <text:p>3484</text:p>
          </table:table-cell>
          <table:table-cell office:value-type="float" office:value="1954" calcext:value-type="float">
            <text:p>1954</text:p>
          </table:table-cell>
          <table:table-cell table:formula="of:=LOG([.B97])" office:value-type="float" office:value="3.81901719868906" calcext:value-type="float">
            <text:p>3,81901719868906</text:p>
          </table:table-cell>
          <table:table-cell table:formula="of:=LOG([.C97])" office:value-type="float" office:value="3.99510845774474" calcext:value-type="float">
            <text:p>3,99510845774474</text:p>
          </table:table-cell>
          <table:table-cell table:formula="of:=LOG([.D97])" office:value-type="float" office:value="3.54207814633563" calcext:value-type="float">
            <text:p>3,54207814633563</text:p>
          </table:table-cell>
          <table:table-cell table:formula="of:=LOG([.D97])+1" office:value-type="float" office:value="4.54207814633563" calcext:value-type="float">
            <text:p>4,54207814633563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850" calcext:value-type="float">
            <text:p>6850</text:p>
          </table:table-cell>
          <table:table-cell office:value-type="float" office:value="10084" calcext:value-type="float">
            <text:p>10084</text:p>
          </table:table-cell>
          <table:table-cell office:value-type="float" office:value="3586" calcext:value-type="float">
            <text:p>3586</text:p>
          </table:table-cell>
          <table:table-cell office:value-type="float" office:value="1955" calcext:value-type="float">
            <text:p>1955</text:p>
          </table:table-cell>
          <table:table-cell table:formula="of:=LOG([.B98])" office:value-type="float" office:value="3.83569057149242" calcext:value-type="float">
            <text:p>3,83569057149242</text:p>
          </table:table-cell>
          <table:table-cell table:formula="of:=LOG([.C98])" office:value-type="float" office:value="4.00363283700441" calcext:value-type="float">
            <text:p>4,00363283700441</text:p>
          </table:table-cell>
          <table:table-cell table:formula="of:=LOG([.D98])" office:value-type="float" office:value="3.55461028522616" calcext:value-type="float">
            <text:p>3,55461028522616</text:p>
          </table:table-cell>
          <table:table-cell table:formula="of:=LOG([.D98])+1" office:value-type="float" office:value="4.55461028522616" calcext:value-type="float">
            <text:p>4,55461028522616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954" calcext:value-type="float">
            <text:p>6954</text:p>
          </table:table-cell>
          <table:table-cell office:value-type="float" office:value="10420" calcext:value-type="float">
            <text:p>10420</text:p>
          </table:table-cell>
          <table:table-cell office:value-type="float" office:value="3676" calcext:value-type="float">
            <text:p>3676</text:p>
          </table:table-cell>
          <table:table-cell office:value-type="float" office:value="1956" calcext:value-type="float">
            <text:p>1956</text:p>
          </table:table-cell>
          <table:table-cell table:formula="of:=LOG([.B99])" office:value-type="float" office:value="3.84223468634724" calcext:value-type="float">
            <text:p>3,84223468634724</text:p>
          </table:table-cell>
          <table:table-cell table:formula="of:=LOG([.C99])" office:value-type="float" office:value="4.01786771896351" calcext:value-type="float">
            <text:p>4,01786771896351</text:p>
          </table:table-cell>
          <table:table-cell table:formula="of:=LOG([.D99])" office:value-type="float" office:value="3.56537550271407" calcext:value-type="float">
            <text:p>3,56537550271407</text:p>
          </table:table-cell>
          <table:table-cell table:formula="of:=LOG([.D99])+1" office:value-type="float" office:value="4.56537550271407" calcext:value-type="float">
            <text:p>4,56537550271407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284" calcext:value-type="float">
            <text:p>7284</text:p>
          </table:table-cell>
          <table:table-cell office:value-type="float" office:value="10787" calcext:value-type="float">
            <text:p>10787</text:p>
          </table:table-cell>
          <table:table-cell office:value-type="float" office:value="3802" calcext:value-type="float">
            <text:p>3802</text:p>
          </table:table-cell>
          <table:table-cell office:value-type="float" office:value="1957" calcext:value-type="float">
            <text:p>1957</text:p>
          </table:table-cell>
          <table:table-cell table:formula="of:=LOG([.B100])" office:value-type="float" office:value="3.86236993712288" calcext:value-type="float">
            <text:p>3,86236993712288</text:p>
          </table:table-cell>
          <table:table-cell table:formula="of:=LOG([.C100])" office:value-type="float" office:value="4.03290067873268" calcext:value-type="float">
            <text:p>4,03290067873268</text:p>
          </table:table-cell>
          <table:table-cell table:formula="of:=LOG([.D100])" office:value-type="float" office:value="3.58001211252942" calcext:value-type="float">
            <text:p>3,58001211252942</text:p>
          </table:table-cell>
          <table:table-cell table:formula="of:=LOG([.D100])+1" office:value-type="float" office:value="4.58001211252942" calcext:value-type="float">
            <text:p>4,58001211252942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7378" calcext:value-type="float">
            <text:p>7378</text:p>
          </table:table-cell>
          <table:table-cell office:value-type="float" office:value="10965" calcext:value-type="float">
            <text:p>10965</text:p>
          </table:table-cell>
          <table:table-cell office:value-type="float" office:value="3924" calcext:value-type="float">
            <text:p>3924</text:p>
          </table:table-cell>
          <table:table-cell office:value-type="float" office:value="1958" calcext:value-type="float">
            <text:p>1958</text:p>
          </table:table-cell>
          <table:table-cell table:formula="of:=LOG([.B101])" office:value-type="float" office:value="3.86793865089078" calcext:value-type="float">
            <text:p>3,86793865089078</text:p>
          </table:table-cell>
          <table:table-cell table:formula="of:=LOG([.C101])" office:value-type="float" office:value="4.04000863601354" calcext:value-type="float">
            <text:p>4,04000863601354</text:p>
          </table:table-cell>
          <table:table-cell table:formula="of:=LOG([.D101])" office:value-type="float" office:value="3.59372899870791" calcext:value-type="float">
            <text:p>3,59372899870791</text:p>
          </table:table-cell>
          <table:table-cell table:formula="of:=LOG([.D101])+1" office:value-type="float" office:value="4.59372899870791" calcext:value-type="float">
            <text:p>4,59372899870791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804" calcext:value-type="float">
            <text:p>7804</text:p>
          </table:table-cell>
          <table:table-cell office:value-type="float" office:value="11310" calcext:value-type="float">
            <text:p>11310</text:p>
          </table:table-cell>
          <table:table-cell office:value-type="float" office:value="3974" calcext:value-type="float">
            <text:p>3974</text:p>
          </table:table-cell>
          <table:table-cell office:value-type="float" office:value="1959" calcext:value-type="float">
            <text:p>1959</text:p>
          </table:table-cell>
          <table:table-cell table:formula="of:=LOG([.B102])" office:value-type="float" office:value="3.89231726072248" calcext:value-type="float">
            <text:p>3,89231726072248</text:p>
          </table:table-cell>
          <table:table-cell table:formula="of:=LOG([.C102])" office:value-type="float" office:value="4.05346260492546" calcext:value-type="float">
            <text:p>4,05346260492546</text:p>
          </table:table-cell>
          <table:table-cell table:formula="of:=LOG([.D102])" office:value-type="float" office:value="3.5992278627738" calcext:value-type="float">
            <text:p>3,5992278627738</text:p>
          </table:table-cell>
          <table:table-cell table:formula="of:=LOG([.D102])+1" office:value-type="float" office:value="4.5992278627738" calcext:value-type="float">
            <text:p>4,5992278627738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428" calcext:value-type="float">
            <text:p>8428</text:p>
          </table:table-cell>
          <table:table-cell office:value-type="float" office:value="11391" calcext:value-type="float">
            <text:p>11391</text:p>
          </table:table-cell>
          <table:table-cell office:value-type="float" office:value="4126" calcext:value-type="float">
            <text:p>4126</text:p>
          </table:table-cell>
          <table:table-cell office:value-type="float" office:value="1960" calcext:value-type="float">
            <text:p>1960</text:p>
          </table:table-cell>
          <table:table-cell table:formula="of:=LOG([.B103])" office:value-type="float" office:value="3.92572452693606" calcext:value-type="float">
            <text:p>3,92572452693606</text:p>
          </table:table-cell>
          <table:table-cell table:formula="of:=LOG([.C103])" office:value-type="float" office:value="4.05656185185946" calcext:value-type="float">
            <text:p>4,05656185185946</text:p>
          </table:table-cell>
          <table:table-cell table:formula="of:=LOG([.D103])" office:value-type="float" office:value="3.61552922363713" calcext:value-type="float">
            <text:p>3,61552922363713</text:p>
          </table:table-cell>
          <table:table-cell table:formula="of:=LOG([.D103])+1" office:value-type="float" office:value="4.61552922363713" calcext:value-type="float">
            <text:p>4,61552922363713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173" calcext:value-type="float">
            <text:p>9173</text:p>
          </table:table-cell>
          <table:table-cell office:value-type="float" office:value="12106" calcext:value-type="float">
            <text:p>12106</text:p>
          </table:table-cell>
          <table:table-cell office:value-type="float" office:value="4397" calcext:value-type="float">
            <text:p>4397</text:p>
          </table:table-cell>
          <table:table-cell office:value-type="float" office:value="1961" calcext:value-type="float">
            <text:p>1961</text:p>
          </table:table-cell>
          <table:table-cell table:formula="of:=LOG([.B104])" office:value-type="float" office:value="3.9625113935076" calcext:value-type="float">
            <text:p>3,9625113935076</text:p>
          </table:table-cell>
          <table:table-cell table:formula="of:=LOG([.C104])" office:value-type="float" office:value="4.08300066957653" calcext:value-type="float">
            <text:p>4,08300066957653</text:p>
          </table:table-cell>
          <table:table-cell table:formula="of:=LOG([.D104])" office:value-type="float" office:value="3.64315646561971" calcext:value-type="float">
            <text:p>3,64315646561971</text:p>
          </table:table-cell>
          <table:table-cell table:formula="of:=LOG([.D104])+1" office:value-type="float" office:value="4.64315646561971" calcext:value-type="float">
            <text:p>4,6431564656197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9419" calcext:value-type="float">
            <text:p>9419</text:p>
          </table:table-cell>
          <table:table-cell office:value-type="float" office:value="12806" calcext:value-type="float">
            <text:p>12806</text:p>
          </table:table-cell>
          <table:table-cell office:value-type="float" office:value="4288" calcext:value-type="float">
            <text:p>4288</text:p>
          </table:table-cell>
          <table:table-cell office:value-type="float" office:value="1962" calcext:value-type="float">
            <text:p>1962</text:p>
          </table:table-cell>
          <table:table-cell table:formula="of:=LOG([.B105])" office:value-type="float" office:value="3.97400479689741" calcext:value-type="float">
            <text:p>3,97400479689741</text:p>
          </table:table-cell>
          <table:table-cell table:formula="of:=LOG([.C105])" office:value-type="float" office:value="4.10741349748815" calcext:value-type="float">
            <text:p>4,10741349748815</text:p>
          </table:table-cell>
          <table:table-cell table:formula="of:=LOG([.D105])" office:value-type="float" office:value="3.63225477668471" calcext:value-type="float">
            <text:p>3,63225477668471</text:p>
          </table:table-cell>
          <table:table-cell table:formula="of:=LOG([.D105])+1" office:value-type="float" office:value="4.63225477668471" calcext:value-type="float">
            <text:p>4,63225477668471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527" calcext:value-type="float">
            <text:p>9527</text:p>
          </table:table-cell>
          <table:table-cell office:value-type="float" office:value="13461" calcext:value-type="float">
            <text:p>13461</text:p>
          </table:table-cell>
          <table:table-cell office:value-type="float" office:value="4495" calcext:value-type="float">
            <text:p>4495</text:p>
          </table:table-cell>
          <table:table-cell office:value-type="float" office:value="1963" calcext:value-type="float">
            <text:p>1963</text:p>
          </table:table-cell>
          <table:table-cell table:formula="of:=LOG([.B106])" office:value-type="float" office:value="3.97895616521759" calcext:value-type="float">
            <text:p>3,97895616521759</text:p>
          </table:table-cell>
          <table:table-cell table:formula="of:=LOG([.C106])" office:value-type="float" office:value="4.12907732425274" calcext:value-type="float">
            <text:p>4,12907732425274</text:p>
          </table:table-cell>
          <table:table-cell table:formula="of:=LOG([.D106])" office:value-type="float" office:value="3.65272969606925" calcext:value-type="float">
            <text:p>3,65272969606925</text:p>
          </table:table-cell>
          <table:table-cell table:formula="of:=LOG([.D106])+1" office:value-type="float" office:value="4.65272969606925" calcext:value-type="float">
            <text:p>4,6527296960692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793" calcext:value-type="float">
            <text:p>9793</text:p>
          </table:table-cell>
          <table:table-cell office:value-type="float" office:value="14389" calcext:value-type="float">
            <text:p>14389</text:p>
          </table:table-cell>
          <table:table-cell office:value-type="float" office:value="4649" calcext:value-type="float">
            <text:p>4649</text:p>
          </table:table-cell>
          <table:table-cell office:value-type="float" office:value="1964" calcext:value-type="float">
            <text:p>1964</text:p>
          </table:table-cell>
          <table:table-cell table:formula="of:=LOG([.B107])" office:value-type="float" office:value="3.99091575450608" calcext:value-type="float">
            <text:p>3,99091575450608</text:p>
          </table:table-cell>
          <table:table-cell table:formula="of:=LOG([.C107])" office:value-type="float" office:value="4.15803061259034" calcext:value-type="float">
            <text:p>4,15803061259034</text:p>
          </table:table-cell>
          <table:table-cell table:formula="of:=LOG([.D107])" office:value-type="float" office:value="3.66735954618309" calcext:value-type="float">
            <text:p>3,66735954618309</text:p>
          </table:table-cell>
          <table:table-cell table:formula="of:=LOG([.D107])+1" office:value-type="float" office:value="4.66735954618309" calcext:value-type="float">
            <text:p>4,66735954618309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471" calcext:value-type="float">
            <text:p>10471</text:p>
          </table:table-cell>
          <table:table-cell office:value-type="float" office:value="14793" calcext:value-type="float">
            <text:p>14793</text:p>
          </table:table-cell>
          <table:table-cell office:value-type="float" office:value="4860" calcext:value-type="float">
            <text:p>4860</text:p>
          </table:table-cell>
          <table:table-cell office:value-type="float" office:value="1965" calcext:value-type="float">
            <text:p>1965</text:p>
          </table:table-cell>
          <table:table-cell table:formula="of:=LOG([.B108])" office:value-type="float" office:value="4.01998815959129" calcext:value-type="float">
            <text:p>4,01998815959129</text:p>
          </table:table-cell>
          <table:table-cell table:formula="of:=LOG([.C108])" office:value-type="float" office:value="4.1700562572508" calcext:value-type="float">
            <text:p>4,1700562572508</text:p>
          </table:table-cell>
          <table:table-cell table:formula="of:=LOG([.D108])" office:value-type="float" office:value="3.68663626926229" calcext:value-type="float">
            <text:p>3,68663626926229</text:p>
          </table:table-cell>
          <table:table-cell table:formula="of:=LOG([.D108])+1" office:value-type="float" office:value="4.68663626926229" calcext:value-type="float">
            <text:p>4,68663626926229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837" calcext:value-type="float">
            <text:p>10837</text:p>
          </table:table-cell>
          <table:table-cell office:value-type="float" office:value="15064" calcext:value-type="float">
            <text:p>15064</text:p>
          </table:table-cell>
          <table:table-cell office:value-type="float" office:value="5123" calcext:value-type="float">
            <text:p>5123</text:p>
          </table:table-cell>
          <table:table-cell office:value-type="float" office:value="1966" calcext:value-type="float">
            <text:p>1966</text:p>
          </table:table-cell>
          <table:table-cell table:formula="of:=LOG([.B109])" office:value-type="float" office:value="4.03490907336775" calcext:value-type="float">
            <text:p>4,03490907336775</text:p>
          </table:table-cell>
          <table:table-cell table:formula="of:=LOG([.C109])" office:value-type="float" office:value="4.17794030700861" calcext:value-type="float">
            <text:p>4,17794030700861</text:p>
          </table:table-cell>
          <table:table-cell table:formula="of:=LOG([.D109])" office:value-type="float" office:value="3.70952435587634" calcext:value-type="float">
            <text:p>3,70952435587634</text:p>
          </table:table-cell>
          <table:table-cell table:formula="of:=LOG([.D109])+1" office:value-type="float" office:value="4.70952435587634" calcext:value-type="float">
            <text:p>4,70952435587634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238" calcext:value-type="float">
            <text:p>11238</text:p>
          </table:table-cell>
          <table:table-cell office:value-type="float" office:value="15584" calcext:value-type="float">
            <text:p>15584</text:p>
          </table:table-cell>
          <table:table-cell office:value-type="float" office:value="5266" calcext:value-type="float">
            <text:p>5266</text:p>
          </table:table-cell>
          <table:table-cell office:value-type="float" office:value="1967" calcext:value-type="float">
            <text:p>1967</text:p>
          </table:table-cell>
          <table:table-cell table:formula="of:=LOG([.B110])" office:value-type="float" office:value="4.05068902775888" calcext:value-type="float">
            <text:p>4,05068902775888</text:p>
          </table:table-cell>
          <table:table-cell table:formula="of:=LOG([.C110])" office:value-type="float" office:value="4.19267893953454" calcext:value-type="float">
            <text:p>4,19267893953454</text:p>
          </table:table-cell>
          <table:table-cell table:formula="of:=LOG([.D110])" office:value-type="float" office:value="3.72148085477005" calcext:value-type="float">
            <text:p>3,72148085477005</text:p>
          </table:table-cell>
          <table:table-cell table:formula="of:=LOG([.D110])+1" office:value-type="float" office:value="4.72148085477005" calcext:value-type="float">
            <text:p>4,72148085477005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946" calcext:value-type="float">
            <text:p>11946</text:p>
          </table:table-cell>
          <table:table-cell office:value-type="float" office:value="16267" calcext:value-type="float">
            <text:p>16267</text:p>
          </table:table-cell>
          <table:table-cell office:value-type="float" office:value="5541" calcext:value-type="float">
            <text:p>5541</text:p>
          </table:table-cell>
          <table:table-cell office:value-type="float" office:value="1968" calcext:value-type="float">
            <text:p>1968</text:p>
          </table:table-cell>
          <table:table-cell table:formula="of:=LOG([.B111])" office:value-type="float" office:value="4.07722251041105" calcext:value-type="float">
            <text:p>4,07722251041105</text:p>
          </table:table-cell>
          <table:table-cell table:formula="of:=LOG([.C111])" office:value-type="float" office:value="4.21130746666895" calcext:value-type="float">
            <text:p>4,21130746666895</text:p>
          </table:table-cell>
          <table:table-cell table:formula="of:=LOG([.D111])" office:value-type="float" office:value="3.7435881501599" calcext:value-type="float">
            <text:p>3,7435881501599</text:p>
          </table:table-cell>
          <table:table-cell table:formula="of:=LOG([.D111])+1" office:value-type="float" office:value="4.7435881501599" calcext:value-type="float">
            <text:p>4,7435881501599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3251" calcext:value-type="float">
            <text:p>13251</text:p>
          </table:table-cell>
          <table:table-cell office:value-type="float" office:value="16930" calcext:value-type="float">
            <text:p>16930</text:p>
          </table:table-cell>
          <table:table-cell office:value-type="float" office:value="5444" calcext:value-type="float">
            <text:p>5444</text:p>
          </table:table-cell>
          <table:table-cell office:value-type="float" office:value="1969" calcext:value-type="float">
            <text:p>1969</text:p>
          </table:table-cell>
          <table:table-cell table:formula="of:=LOG([.B112])" office:value-type="float" office:value="4.12224865397805" calcext:value-type="float">
            <text:p>4,12224865397805</text:p>
          </table:table-cell>
          <table:table-cell table:formula="of:=LOG([.C112])" office:value-type="float" office:value="4.22865695810894" calcext:value-type="float">
            <text:p>4,22865695810894</text:p>
          </table:table-cell>
          <table:table-cell table:formula="of:=LOG([.D112])" office:value-type="float" office:value="3.7359181165313" calcext:value-type="float">
            <text:p>3,7359181165313</text:p>
          </table:table-cell>
          <table:table-cell table:formula="of:=LOG([.D112])+1" office:value-type="float" office:value="4.7359181165313" calcext:value-type="float">
            <text:p>4,7359181165313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4416" calcext:value-type="float">
            <text:p>14416</text:p>
          </table:table-cell>
          <table:table-cell office:value-type="float" office:value="18133" calcext:value-type="float">
            <text:p>18133</text:p>
          </table:table-cell>
          <table:table-cell office:value-type="float" office:value="5683" calcext:value-type="float">
            <text:p>5683</text:p>
          </table:table-cell>
          <table:table-cell office:value-type="float" office:value="1970" calcext:value-type="float">
            <text:p>1970</text:p>
          </table:table-cell>
          <table:table-cell table:formula="of:=LOG([.B113])" office:value-type="float" office:value="4.15884477363499" calcext:value-type="float">
            <text:p>4,15884477363499</text:p>
          </table:table-cell>
          <table:table-cell table:formula="of:=LOG([.C113])" office:value-type="float" office:value="4.25846966155069" calcext:value-type="float">
            <text:p>4,25846966155069</text:p>
          </table:table-cell>
          <table:table-cell table:formula="of:=LOG([.D113])" office:value-type="float" office:value="3.75457765604473" calcext:value-type="float">
            <text:p>3,75457765604473</text:p>
          </table:table-cell>
          <table:table-cell table:formula="of:=LOG([.D113])+1" office:value-type="float" office:value="4.75457765604473" calcext:value-type="float">
            <text:p>4,75457765604473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4773" calcext:value-type="float">
            <text:p>14773</text:p>
          </table:table-cell>
          <table:table-cell office:value-type="float" office:value="18313" calcext:value-type="float">
            <text:p>18313</text:p>
          </table:table-cell>
          <table:table-cell office:value-type="float" office:value="6040" calcext:value-type="float">
            <text:p>6040</text:p>
          </table:table-cell>
          <table:table-cell office:value-type="float" office:value="1971" calcext:value-type="float">
            <text:p>1971</text:p>
          </table:table-cell>
          <table:table-cell table:formula="of:=LOG([.B114])" office:value-type="float" office:value="4.16946869782694" calcext:value-type="float">
            <text:p>4,16946869782694</text:p>
          </table:table-cell>
          <table:table-cell table:formula="of:=LOG([.C114])" office:value-type="float" office:value="4.26275949540612" calcext:value-type="float">
            <text:p>4,26275949540612</text:p>
          </table:table-cell>
          <table:table-cell table:formula="of:=LOG([.D114])" office:value-type="float" office:value="3.78103693862113" calcext:value-type="float">
            <text:p>3,78103693862113</text:p>
          </table:table-cell>
          <table:table-cell table:formula="of:=LOG([.D114])+1" office:value-type="float" office:value="4.78103693862113" calcext:value-type="float">
            <text:p>4,78103693862113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786" calcext:value-type="float">
            <text:p>15786</text:p>
          </table:table-cell>
          <table:table-cell office:value-type="float" office:value="18819" calcext:value-type="float">
            <text:p>18819</text:p>
          </table:table-cell>
          <table:table-cell office:value-type="float" office:value="6489" calcext:value-type="float">
            <text:p>6489</text:p>
          </table:table-cell>
          <table:table-cell office:value-type="float" office:value="1972" calcext:value-type="float">
            <text:p>1972</text:p>
          </table:table-cell>
          <table:table-cell table:formula="of:=LOG([.B115])" office:value-type="float" office:value="4.19827209846935" calcext:value-type="float">
            <text:p>4,19827209846935</text:p>
          </table:table-cell>
          <table:table-cell table:formula="of:=LOG([.C115])" office:value-type="float" office:value="4.274596542257" calcext:value-type="float">
            <text:p>4,274596542257</text:p>
          </table:table-cell>
          <table:table-cell table:formula="of:=LOG([.D115])" office:value-type="float" office:value="3.81217777415875" calcext:value-type="float">
            <text:p>3,81217777415875</text:p>
          </table:table-cell>
          <table:table-cell table:formula="of:=LOG([.D115])+1" office:value-type="float" office:value="4.81217777415875" calcext:value-type="float">
            <text:p>4,81217777415875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6765" calcext:value-type="float">
            <text:p>16765</text:p>
          </table:table-cell>
          <table:table-cell office:value-type="float" office:value="19548" calcext:value-type="float">
            <text:p>19548</text:p>
          </table:table-cell>
          <table:table-cell office:value-type="float" office:value="6962" calcext:value-type="float">
            <text:p>6962</text:p>
          </table:table-cell>
          <table:table-cell office:value-type="float" office:value="1973" calcext:value-type="float">
            <text:p>1973</text:p>
          </table:table-cell>
          <table:table-cell table:formula="of:=LOG([.B116])" office:value-type="float" office:value="4.22440355776484" calcext:value-type="float">
            <text:p>4,22440355776484</text:p>
          </table:table-cell>
          <table:table-cell table:formula="of:=LOG([.C116])" office:value-type="float" office:value="4.29110233035613" calcext:value-type="float">
            <text:p>4,29110233035613</text:p>
          </table:table-cell>
          <table:table-cell table:formula="of:=LOG([.D116])" office:value-type="float" office:value="3.84273401894827" calcext:value-type="float">
            <text:p>3,84273401894827</text:p>
          </table:table-cell>
          <table:table-cell table:formula="of:=LOG([.D116])+1" office:value-type="float" office:value="4.84273401894827" calcext:value-type="float">
            <text:p>4,84273401894827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7124" calcext:value-type="float">
            <text:p>17124</text:p>
          </table:table-cell>
          <table:table-cell office:value-type="float" office:value="19744" calcext:value-type="float">
            <text:p>19744</text:p>
          </table:table-cell>
          <table:table-cell office:value-type="float" office:value="7376" calcext:value-type="float">
            <text:p>7376</text:p>
          </table:table-cell>
          <table:table-cell office:value-type="float" office:value="1974" calcext:value-type="float">
            <text:p>1974</text:p>
          </table:table-cell>
          <table:table-cell table:formula="of:=LOG([.B117])" office:value-type="float" office:value="4.23360521916227" calcext:value-type="float">
            <text:p>4,23360521916227</text:p>
          </table:table-cell>
          <table:table-cell table:formula="of:=LOG([.C117])" office:value-type="float" office:value="4.29543514235315" calcext:value-type="float">
            <text:p>4,29543514235315</text:p>
          </table:table-cell>
          <table:table-cell table:formula="of:=LOG([.D117])" office:value-type="float" office:value="3.86782090804557" calcext:value-type="float">
            <text:p>3,86782090804557</text:p>
          </table:table-cell>
          <table:table-cell table:formula="of:=LOG([.D117])+1" office:value-type="float" office:value="4.86782090804557" calcext:value-type="float">
            <text:p>4,86782090804557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657" calcext:value-type="float">
            <text:p>16657</text:p>
          </table:table-cell>
          <table:table-cell office:value-type="float" office:value="20161" calcext:value-type="float">
            <text:p>20161</text:p>
          </table:table-cell>
          <table:table-cell office:value-type="float" office:value="7686" calcext:value-type="float">
            <text:p>7686</text:p>
          </table:table-cell>
          <table:table-cell office:value-type="float" office:value="1975" calcext:value-type="float">
            <text:p>1975</text:p>
          </table:table-cell>
          <table:table-cell table:formula="of:=LOG([.B118])" office:value-type="float" office:value="4.22159678574026" calcext:value-type="float">
            <text:p>4,22159678574026</text:p>
          </table:table-cell>
          <table:table-cell table:formula="of:=LOG([.C118])" office:value-type="float" office:value="4.30451206962424" calcext:value-type="float">
            <text:p>4,30451206962424</text:p>
          </table:table-cell>
          <table:table-cell table:formula="of:=LOG([.D118])" office:value-type="float" office:value="3.88570038012833" calcext:value-type="float">
            <text:p>3,88570038012833</text:p>
          </table:table-cell>
          <table:table-cell table:formula="of:=LOG([.D118])+1" office:value-type="float" office:value="4.88570038012833" calcext:value-type="float">
            <text:p>4,88570038012833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6540" calcext:value-type="float">
            <text:p>16540</text:p>
          </table:table-cell>
          <table:table-cell office:value-type="float" office:value="20268" calcext:value-type="float">
            <text:p>20268</text:p>
          </table:table-cell>
          <table:table-cell office:value-type="float" office:value="7394" calcext:value-type="float">
            <text:p>7394</text:p>
          </table:table-cell>
          <table:table-cell office:value-type="float" office:value="1976" calcext:value-type="float">
            <text:p>1976</text:p>
          </table:table-cell>
          <table:table-cell table:formula="of:=LOG([.B119])" office:value-type="float" office:value="4.21853550521653" calcext:value-type="float">
            <text:p>4,21853550521653</text:p>
          </table:table-cell>
          <table:table-cell table:formula="of:=LOG([.C119])" office:value-type="float" office:value="4.30681089561863" calcext:value-type="float">
            <text:p>4,30681089561863</text:p>
          </table:table-cell>
          <table:table-cell table:formula="of:=LOG([.D119])" office:value-type="float" office:value="3.86887944623709" calcext:value-type="float">
            <text:p>3,86887944623709</text:p>
          </table:table-cell>
          <table:table-cell table:formula="of:=LOG([.D119])+1" office:value-type="float" office:value="4.86887944623709" calcext:value-type="float">
            <text:p>4,86887944623709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612" calcext:value-type="float">
            <text:p>16612</text:p>
          </table:table-cell>
          <table:table-cell office:value-type="float" office:value="19649" calcext:value-type="float">
            <text:p>19649</text:p>
          </table:table-cell>
          <table:table-cell office:value-type="float" office:value="7128" calcext:value-type="float">
            <text:p>7128</text:p>
          </table:table-cell>
          <table:table-cell office:value-type="float" office:value="1977" calcext:value-type="float">
            <text:p>1977</text:p>
          </table:table-cell>
          <table:table-cell table:formula="of:=LOG([.B120])" office:value-type="float" office:value="4.22042192243784" calcext:value-type="float">
            <text:p>4,22042192243784</text:p>
          </table:table-cell>
          <table:table-cell table:formula="of:=LOG([.C120])" office:value-type="float" office:value="4.2933404526487" calcext:value-type="float">
            <text:p>4,2933404526487</text:p>
          </table:table-cell>
          <table:table-cell table:formula="of:=LOG([.D120])" office:value-type="float" office:value="3.85296769102882" calcext:value-type="float">
            <text:p>3,85296769102882</text:p>
          </table:table-cell>
          <table:table-cell table:formula="of:=LOG([.D120])+1" office:value-type="float" office:value="4.85296769102882" calcext:value-type="float">
            <text:p>4,85296769102882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094" calcext:value-type="float">
            <text:p>17094</text:p>
          </table:table-cell>
          <table:table-cell office:value-type="float" office:value="19953" calcext:value-type="float">
            <text:p>19953</text:p>
          </table:table-cell>
          <table:table-cell office:value-type="float" office:value="7009" calcext:value-type="float">
            <text:p>7009</text:p>
          </table:table-cell>
          <table:table-cell office:value-type="float" office:value="1978" calcext:value-type="float">
            <text:p>1978</text:p>
          </table:table-cell>
          <table:table-cell table:formula="of:=LOG([.B121])" office:value-type="float" office:value="4.23284369962312" calcext:value-type="float">
            <text:p>4,23284369962312</text:p>
          </table:table-cell>
          <table:table-cell table:formula="of:=LOG([.C121])" office:value-type="float" office:value="4.30000820255381" calcext:value-type="float">
            <text:p>4,30000820255381</text:p>
          </table:table-cell>
          <table:table-cell table:formula="of:=LOG([.D121])" office:value-type="float" office:value="3.84565605998354" calcext:value-type="float">
            <text:p>3,84565605998354</text:p>
          </table:table-cell>
          <table:table-cell table:formula="of:=LOG([.D121])+1" office:value-type="float" office:value="4.84565605998354" calcext:value-type="float">
            <text:p>4,84565605998354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8409" calcext:value-type="float">
            <text:p>18409</text:p>
          </table:table-cell>
          <table:table-cell office:value-type="float" office:value="20551" calcext:value-type="float">
            <text:p>20551</text:p>
          </table:table-cell>
          <table:table-cell office:value-type="float" office:value="6579" calcext:value-type="float">
            <text:p>6579</text:p>
          </table:table-cell>
          <table:table-cell office:value-type="float" office:value="1979" calcext:value-type="float">
            <text:p>1979</text:p>
          </table:table-cell>
          <table:table-cell table:formula="of:=LOG([.B122])" office:value-type="float" office:value="4.26503019772306" calcext:value-type="float">
            <text:p>4,26503019772306</text:p>
          </table:table-cell>
          <table:table-cell table:formula="of:=LOG([.C122])" office:value-type="float" office:value="4.31283295924934" calcext:value-type="float">
            <text:p>4,31283295924934</text:p>
          </table:table-cell>
          <table:table-cell table:formula="of:=LOG([.D122])" office:value-type="float" office:value="3.81815988639718" calcext:value-type="float">
            <text:p>3,81815988639718</text:p>
          </table:table-cell>
          <table:table-cell table:formula="of:=LOG([.D122])+1" office:value-type="float" office:value="4.81815988639718" calcext:value-type="float">
            <text:p>4,81815988639718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9372" calcext:value-type="float">
            <text:p>19372</text:p>
          </table:table-cell>
          <table:table-cell office:value-type="float" office:value="20491" calcext:value-type="float">
            <text:p>20491</text:p>
          </table:table-cell>
          <table:table-cell office:value-type="float" office:value="6221" calcext:value-type="float">
            <text:p>6221</text:p>
          </table:table-cell>
          <table:table-cell office:value-type="float" office:value="1980" calcext:value-type="float">
            <text:p>1980</text:p>
          </table:table-cell>
          <table:table-cell table:formula="of:=LOG([.B123])" office:value-type="float" office:value="4.2871744603745" calcext:value-type="float">
            <text:p>4,2871744603745</text:p>
          </table:table-cell>
          <table:table-cell table:formula="of:=LOG([.C123])" office:value-type="float" office:value="4.31156315331991" calcext:value-type="float">
            <text:p>4,31156315331991</text:p>
          </table:table-cell>
          <table:table-cell table:formula="of:=LOG([.D123])" office:value-type="float" office:value="3.79386020134267" calcext:value-type="float">
            <text:p>3,79386020134267</text:p>
          </table:table-cell>
          <table:table-cell table:formula="of:=LOG([.D123])+1" office:value-type="float" office:value="4.79386020134267" calcext:value-type="float">
            <text:p>4,79386020134267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526" calcext:value-type="float">
            <text:p>19526</text:p>
          </table:table-cell>
          <table:table-cell office:value-type="float" office:value="20617" calcext:value-type="float">
            <text:p>20617</text:p>
          </table:table-cell>
          <table:table-cell office:value-type="float" office:value="6099" calcext:value-type="float">
            <text:p>6099</text:p>
          </table:table-cell>
          <table:table-cell office:value-type="float" office:value="1981" calcext:value-type="float">
            <text:p>1981</text:p>
          </table:table-cell>
          <table:table-cell table:formula="of:=LOG([.B124])" office:value-type="float" office:value="4.29061328497499" calcext:value-type="float">
            <text:p>4,29061328497499</text:p>
          </table:table-cell>
          <table:table-cell table:formula="of:=LOG([.C124])" office:value-type="float" office:value="4.3142254709265" calcext:value-type="float">
            <text:p>4,3142254709265</text:p>
          </table:table-cell>
          <table:table-cell table:formula="of:=LOG([.D124])" office:value-type="float" office:value="3.7852586333577" calcext:value-type="float">
            <text:p>3,7852586333577</text:p>
          </table:table-cell>
          <table:table-cell table:formula="of:=LOG([.D124])+1" office:value-type="float" office:value="4.7852586333577" calcext:value-type="float">
            <text:p>4,7852586333577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712" calcext:value-type="float">
            <text:p>19712</text:p>
          </table:table-cell>
          <table:table-cell office:value-type="float" office:value="20899" calcext:value-type="float">
            <text:p>20899</text:p>
          </table:table-cell>
          <table:table-cell office:value-type="float" office:value="6201" calcext:value-type="float">
            <text:p>6201</text:p>
          </table:table-cell>
          <table:table-cell office:value-type="float" office:value="1982" calcext:value-type="float">
            <text:p>1982</text:p>
          </table:table-cell>
          <table:table-cell table:formula="of:=LOG([.B125])" office:value-type="float" office:value="4.29473069048433" calcext:value-type="float">
            <text:p>4,29473069048433</text:p>
          </table:table-cell>
          <table:table-cell table:formula="of:=LOG([.C125])" office:value-type="float" office:value="4.32012550597363" calcext:value-type="float">
            <text:p>4,32012550597363</text:p>
          </table:table-cell>
          <table:table-cell table:formula="of:=LOG([.D125])" office:value-type="float" office:value="3.79246173134695" calcext:value-type="float">
            <text:p>3,79246173134695</text:p>
          </table:table-cell>
          <table:table-cell table:formula="of:=LOG([.D125])+1" office:value-type="float" office:value="4.79246173134695" calcext:value-type="float">
            <text:p>4,79246173134695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782" calcext:value-type="float">
            <text:p>19782</text:p>
          </table:table-cell>
          <table:table-cell office:value-type="float" office:value="21404" calcext:value-type="float">
            <text:p>21404</text:p>
          </table:table-cell>
          <table:table-cell office:value-type="float" office:value="6621" calcext:value-type="float">
            <text:p>6621</text:p>
          </table:table-cell>
          <table:table-cell office:value-type="float" office:value="1983" calcext:value-type="float">
            <text:p>1983</text:p>
          </table:table-cell>
          <table:table-cell table:formula="of:=LOG([.B126])" office:value-type="float" office:value="4.2962701975268" calcext:value-type="float">
            <text:p>4,2962701975268</text:p>
          </table:table-cell>
          <table:table-cell table:formula="of:=LOG([.C126])" office:value-type="float" office:value="4.33049494230222" calcext:value-type="float">
            <text:p>4,33049494230222</text:p>
          </table:table-cell>
          <table:table-cell table:formula="of:=LOG([.D126])" office:value-type="float" office:value="3.82092358788132" calcext:value-type="float">
            <text:p>3,82092358788132</text:p>
          </table:table-cell>
          <table:table-cell table:formula="of:=LOG([.D126])+1" office:value-type="float" office:value="4.82092358788132" calcext:value-type="float">
            <text:p>4,82092358788132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059" calcext:value-type="float">
            <text:p>20059</text:p>
          </table:table-cell>
          <table:table-cell office:value-type="float" office:value="22314" calcext:value-type="float">
            <text:p>22314</text:p>
          </table:table-cell>
          <table:table-cell office:value-type="float" office:value="7020" calcext:value-type="float">
            <text:p>7020</text:p>
          </table:table-cell>
          <table:table-cell office:value-type="float" office:value="1984" calcext:value-type="float">
            <text:p>1984</text:p>
          </table:table-cell>
          <table:table-cell table:formula="of:=LOG([.B127])" office:value-type="float" office:value="4.30230927836999" calcext:value-type="float">
            <text:p>4,30230927836999</text:p>
          </table:table-cell>
          <table:table-cell table:formula="of:=LOG([.C127])" office:value-type="float" office:value="4.34857742874262" calcext:value-type="float">
            <text:p>4,34857742874262</text:p>
          </table:table-cell>
          <table:table-cell table:formula="of:=LOG([.D127])" office:value-type="float" office:value="3.8463371121298" calcext:value-type="float">
            <text:p>3,8463371121298</text:p>
          </table:table-cell>
          <table:table-cell table:formula="of:=LOG([.D127])+1" office:value-type="float" office:value="4.84633711212981" calcext:value-type="float">
            <text:p>4,8463371121298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73" calcext:value-type="float">
            <text:p>20173</text:p>
          </table:table-cell>
          <table:table-cell office:value-type="float" office:value="22781" calcext:value-type="float">
            <text:p>22781</text:p>
          </table:table-cell>
          <table:table-cell office:value-type="float" office:value="7396" calcext:value-type="float">
            <text:p>7396</text:p>
          </table:table-cell>
          <table:table-cell office:value-type="float" office:value="1985" calcext:value-type="float">
            <text:p>1985</text:p>
          </table:table-cell>
          <table:table-cell table:formula="of:=LOG([.B128])" office:value-type="float" office:value="4.30477048852326" calcext:value-type="float">
            <text:p>4,30477048852326</text:p>
          </table:table-cell>
          <table:table-cell table:formula="of:=LOG([.C128])" office:value-type="float" office:value="4.35757278405168" calcext:value-type="float">
            <text:p>4,35757278405168</text:p>
          </table:table-cell>
          <table:table-cell table:formula="of:=LOG([.D128])" office:value-type="float" office:value="3.86899690248713" calcext:value-type="float">
            <text:p>3,86899690248713</text:p>
          </table:table-cell>
          <table:table-cell table:formula="of:=LOG([.D128])+1" office:value-type="float" office:value="4.86899690248714" calcext:value-type="float">
            <text:p>4,86899690248714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076" calcext:value-type="float">
            <text:p>21076</text:p>
          </table:table-cell>
          <table:table-cell office:value-type="float" office:value="23913" calcext:value-type="float">
            <text:p>23913</text:p>
          </table:table-cell>
          <table:table-cell office:value-type="float" office:value="7753" calcext:value-type="float">
            <text:p>7753</text:p>
          </table:table-cell>
          <table:table-cell office:value-type="float" office:value="1986" calcext:value-type="float">
            <text:p>1986</text:p>
          </table:table-cell>
          <table:table-cell table:formula="of:=LOG([.B129])" office:value-type="float" office:value="4.32378818990075" calcext:value-type="float">
            <text:p>4,32378818990075</text:p>
          </table:table-cell>
          <table:table-cell table:formula="of:=LOG([.C129])" office:value-type="float" office:value="4.3786340638496" calcext:value-type="float">
            <text:p>4,3786340638496</text:p>
          </table:table-cell>
          <table:table-cell table:formula="of:=LOG([.D129])" office:value-type="float" office:value="3.88946978396951" calcext:value-type="float">
            <text:p>3,88946978396951</text:p>
          </table:table-cell>
          <table:table-cell table:formula="of:=LOG([.D129])+1" office:value-type="float" office:value="4.88946978396951" calcext:value-type="float">
            <text:p>4,88946978396951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011" calcext:value-type="float">
            <text:p>22011</text:p>
          </table:table-cell>
          <table:table-cell office:value-type="float" office:value="24695" calcext:value-type="float">
            <text:p>24695</text:p>
          </table:table-cell>
          <table:table-cell office:value-type="float" office:value="7831" calcext:value-type="float">
            <text:p>7831</text:p>
          </table:table-cell>
          <table:table-cell office:value-type="float" office:value="1987" calcext:value-type="float">
            <text:p>1987</text:p>
          </table:table-cell>
          <table:table-cell table:formula="of:=LOG([.B130])" office:value-type="float" office:value="4.34263977379444" calcext:value-type="float">
            <text:p>4,34263977379444</text:p>
          </table:table-cell>
          <table:table-cell table:formula="of:=LOG([.C130])" office:value-type="float" office:value="4.39260903049757" calcext:value-type="float">
            <text:p>4,39260903049757</text:p>
          </table:table-cell>
          <table:table-cell table:formula="of:=LOG([.D130])" office:value-type="float" office:value="3.89381722396746" calcext:value-type="float">
            <text:p>3,89381722396746</text:p>
          </table:table-cell>
          <table:table-cell table:formula="of:=LOG([.D130])+1" office:value-type="float" office:value="4.89381722396746" calcext:value-type="float">
            <text:p>4,89381722396746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3662" calcext:value-type="float">
            <text:p>23662</text:p>
          </table:table-cell>
          <table:table-cell office:value-type="float" office:value="25709" calcext:value-type="float">
            <text:p>25709</text:p>
          </table:table-cell>
          <table:table-cell office:value-type="float" office:value="8187" calcext:value-type="float">
            <text:p>8187</text:p>
          </table:table-cell>
          <table:table-cell office:value-type="float" office:value="1988" calcext:value-type="float">
            <text:p>1988</text:p>
          </table:table-cell>
          <table:table-cell table:formula="of:=LOG([.B131])" office:value-type="float" office:value="4.37405145002372" calcext:value-type="float">
            <text:p>4,37405145002372</text:p>
          </table:table-cell>
          <table:table-cell table:formula="of:=LOG([.C131])" office:value-type="float" office:value="4.41008518426915" calcext:value-type="float">
            <text:p>4,41008518426915</text:p>
          </table:table-cell>
          <table:table-cell table:formula="of:=LOG([.D131])" office:value-type="float" office:value="3.91312479038956" calcext:value-type="float">
            <text:p>3,91312479038956</text:p>
          </table:table-cell>
          <table:table-cell table:formula="of:=LOG([.D131])+1" office:value-type="float" office:value="4.91312479038956" calcext:value-type="float">
            <text:p>4,91312479038956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4741" calcext:value-type="float">
            <text:p>24741</text:p>
          </table:table-cell>
          <table:table-cell office:value-type="float" office:value="26418" calcext:value-type="float">
            <text:p>26418</text:p>
          </table:table-cell>
          <table:table-cell office:value-type="float" office:value="8417" calcext:value-type="float">
            <text:p>8417</text:p>
          </table:table-cell>
          <table:table-cell office:value-type="float" office:value="1989" calcext:value-type="float">
            <text:p>1989</text:p>
          </table:table-cell>
          <table:table-cell table:formula="of:=LOG([.B132])" office:value-type="float" office:value="4.39341724928279" calcext:value-type="float">
            <text:p>4,39341724928279</text:p>
          </table:table-cell>
          <table:table-cell table:formula="of:=LOG([.C132])" office:value-type="float" office:value="4.42189993584317" calcext:value-type="float">
            <text:p>4,42189993584317</text:p>
          </table:table-cell>
          <table:table-cell table:formula="of:=LOG([.D132])" office:value-type="float" office:value="3.9251573271759" calcext:value-type="float">
            <text:p>3,9251573271759</text:p>
          </table:table-cell>
          <table:table-cell table:formula="of:=LOG([.D132])+1" office:value-type="float" office:value="4.9251573271759" calcext:value-type="float">
            <text:p>4,9251573271759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4185" calcext:value-type="float">
            <text:p>24185</text:p>
          </table:table-cell>
          <table:table-cell office:value-type="float" office:value="26364" calcext:value-type="float">
            <text:p>26364</text:p>
          </table:table-cell>
          <table:table-cell office:value-type="float" office:value="7476" calcext:value-type="float">
            <text:p>7476</text:p>
          </table:table-cell>
          <table:table-cell office:value-type="float" office:value="1990" calcext:value-type="float">
            <text:p>1990</text:p>
          </table:table-cell>
          <table:table-cell table:formula="of:=LOG([.B133])" office:value-type="float" office:value="4.38354609172447" calcext:value-type="float">
            <text:p>4,38354609172447</text:p>
          </table:table-cell>
          <table:table-cell table:formula="of:=LOG([.C133])" office:value-type="float" office:value="4.42101130296814" calcext:value-type="float">
            <text:p>4,42101130296814</text:p>
          </table:table-cell>
          <table:table-cell table:formula="of:=LOG([.D133])" office:value-type="float" office:value="3.87366929270679" calcext:value-type="float">
            <text:p>3,87366929270679</text:p>
          </table:table-cell>
          <table:table-cell table:formula="of:=LOG([.D133])+1" office:value-type="float" office:value="4.87366929270679" calcext:value-type="float">
            <text:p>4,87366929270679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2060" calcext:value-type="float">
            <text:p>22060</text:p>
          </table:table-cell>
          <table:table-cell office:value-type="float" office:value="26114" calcext:value-type="float">
            <text:p>26114</text:p>
          </table:table-cell>
          <table:table-cell office:value-type="float" office:value="7400" calcext:value-type="float">
            <text:p>7400</text:p>
          </table:table-cell>
          <table:table-cell office:value-type="float" office:value="1991" calcext:value-type="float">
            <text:p>1991</text:p>
          </table:table-cell>
          <table:table-cell table:formula="of:=LOG([.B134])" office:value-type="float" office:value="4.34360550810417" calcext:value-type="float">
            <text:p>4,34360550810417</text:p>
          </table:table-cell>
          <table:table-cell table:formula="of:=LOG([.C134])" office:value-type="float" office:value="4.4168733997768" calcext:value-type="float">
            <text:p>4,4168733997768</text:p>
          </table:table-cell>
          <table:table-cell table:formula="of:=LOG([.D134])" office:value-type="float" office:value="3.86923171973098" calcext:value-type="float">
            <text:p>3,86923171973098</text:p>
          </table:table-cell>
          <table:table-cell table:formula="of:=LOG([.D134])+1" office:value-type="float" office:value="4.86923171973098" calcext:value-type="float">
            <text:p>4,86923171973098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1775" calcext:value-type="float">
            <text:p>21775</text:p>
          </table:table-cell>
          <table:table-cell office:value-type="float" office:value="26069" calcext:value-type="float">
            <text:p>26069</text:p>
          </table:table-cell>
          <table:table-cell office:value-type="float" office:value="8034" calcext:value-type="float">
            <text:p>8034</text:p>
          </table:table-cell>
          <table:table-cell office:value-type="float" office:value="1992" calcext:value-type="float">
            <text:p>1992</text:p>
          </table:table-cell>
          <table:table-cell table:formula="of:=LOG([.B135])" office:value-type="float" office:value="4.3379581636797" calcext:value-type="float">
            <text:p>4,3379581636797</text:p>
          </table:table-cell>
          <table:table-cell table:formula="of:=LOG([.C135])" office:value-type="float" office:value="4.41612437206547" calcext:value-type="float">
            <text:p>4,41612437206547</text:p>
          </table:table-cell>
          <table:table-cell table:formula="of:=LOG([.D135])" office:value-type="float" office:value="3.90493182739565" calcext:value-type="float">
            <text:p>3,90493182739565</text:p>
          </table:table-cell>
          <table:table-cell table:formula="of:=LOG([.D135])+1" office:value-type="float" office:value="4.90493182739565" calcext:value-type="float">
            <text:p>4,90493182739565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397" calcext:value-type="float">
            <text:p>21397</text:p>
          </table:table-cell>
          <table:table-cell office:value-type="float" office:value="25070" calcext:value-type="float">
            <text:p>25070</text:p>
          </table:table-cell>
          <table:table-cell office:value-type="float" office:value="8704" calcext:value-type="float">
            <text:p>8704</text:p>
          </table:table-cell>
          <table:table-cell office:value-type="float" office:value="1993" calcext:value-type="float">
            <text:p>1993</text:p>
          </table:table-cell>
          <table:table-cell table:formula="of:=LOG([.B136])" office:value-type="float" office:value="4.33035288667733" calcext:value-type="float">
            <text:p>4,33035288667733</text:p>
          </table:table-cell>
          <table:table-cell table:formula="of:=LOG([.C136])" office:value-type="float" office:value="4.39915433395822" calcext:value-type="float">
            <text:p>4,39915433395822</text:p>
          </table:table-cell>
          <table:table-cell table:formula="of:=LOG([.D136])" office:value-type="float" office:value="3.9397188823541" calcext:value-type="float">
            <text:p>3,9397188823541</text:p>
          </table:table-cell>
          <table:table-cell table:formula="of:=LOG([.D136])+1" office:value-type="float" office:value="4.9397188823541" calcext:value-type="float">
            <text:p>4,9397188823541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2629" calcext:value-type="float">
            <text:p>22629</text:p>
          </table:table-cell>
          <table:table-cell office:value-type="float" office:value="26508" calcext:value-type="float">
            <text:p>26508</text:p>
          </table:table-cell>
          <table:table-cell office:value-type="float" office:value="9379" calcext:value-type="float">
            <text:p>9379</text:p>
          </table:table-cell>
          <table:table-cell office:value-type="float" office:value="1994" calcext:value-type="float">
            <text:p>1994</text:p>
          </table:table-cell>
          <table:table-cell table:formula="of:=LOG([.B137])" office:value-type="float" office:value="4.35466536243561" calcext:value-type="float">
            <text:p>4,35466536243561</text:p>
          </table:table-cell>
          <table:table-cell table:formula="of:=LOG([.C137])" office:value-type="float" office:value="4.42337696191906" calcext:value-type="float">
            <text:p>4,42337696191906</text:p>
          </table:table-cell>
          <table:table-cell table:formula="of:=LOG([.D137])" office:value-type="float" office:value="3.97215653585949" calcext:value-type="float">
            <text:p>3,97215653585949</text:p>
          </table:table-cell>
          <table:table-cell table:formula="of:=LOG([.D137])+1" office:value-type="float" office:value="4.97215653585949" calcext:value-type="float">
            <text:p>4,97215653585949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5012" calcext:value-type="float">
            <text:p>25012</text:p>
          </table:table-cell>
          <table:table-cell office:value-type="float" office:value="27970" calcext:value-type="float">
            <text:p>27970</text:p>
          </table:table-cell>
          <table:table-cell office:value-type="float" office:value="10348" calcext:value-type="float">
            <text:p>10348</text:p>
          </table:table-cell>
          <table:table-cell office:value-type="float" office:value="1995" calcext:value-type="float">
            <text:p>1995</text:p>
          </table:table-cell>
          <table:table-cell table:formula="of:=LOG([.B138])" office:value-type="float" office:value="4.39814842000863" calcext:value-type="float">
            <text:p>4,39814842000863</text:p>
          </table:table-cell>
          <table:table-cell table:formula="of:=LOG([.C138])" office:value-type="float" office:value="4.44669246637153" calcext:value-type="float">
            <text:p>4,44669246637153</text:p>
          </table:table-cell>
          <table:table-cell table:formula="of:=LOG([.D138])" office:value-type="float" office:value="4.01485642004451" calcext:value-type="float">
            <text:p>4,01485642004451</text:p>
          </table:table-cell>
          <table:table-cell table:formula="of:=LOG([.D138])+1" office:value-type="float" office:value="5.01485642004451" calcext:value-type="float">
            <text:p>5,0148564200445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489" calcext:value-type="float">
            <text:p>24489</text:p>
          </table:table-cell>
          <table:table-cell office:value-type="float" office:value="28508" calcext:value-type="float">
            <text:p>28508</text:p>
          </table:table-cell>
          <table:table-cell office:value-type="float" office:value="10830" calcext:value-type="float">
            <text:p>10830</text:p>
          </table:table-cell>
          <table:table-cell office:value-type="float" office:value="1996" calcext:value-type="float">
            <text:p>1996</text:p>
          </table:table-cell>
          <table:table-cell table:formula="of:=LOG([.B139])" office:value-type="float" office:value="4.38897105121908" calcext:value-type="float">
            <text:p>4,38897105121908</text:p>
          </table:table-cell>
          <table:table-cell table:formula="of:=LOG([.C139])" office:value-type="float" office:value="4.45496675012492" calcext:value-type="float">
            <text:p>4,45496675012492</text:p>
          </table:table-cell>
          <table:table-cell table:formula="of:=LOG([.D139])" office:value-type="float" office:value="4.03462845662532" calcext:value-type="float">
            <text:p>4,03462845662532</text:p>
          </table:table-cell>
          <table:table-cell table:formula="of:=LOG([.D139])+1" office:value-type="float" office:value="5.03462845662532" calcext:value-type="float">
            <text:p>5,03462845662532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027" calcext:value-type="float">
            <text:p>27027</text:p>
          </table:table-cell>
          <table:table-cell office:value-type="float" office:value="29952" calcext:value-type="float">
            <text:p>29952</text:p>
          </table:table-cell>
          <table:table-cell office:value-type="float" office:value="11637" calcext:value-type="float">
            <text:p>11637</text:p>
          </table:table-cell>
          <table:table-cell office:value-type="float" office:value="1997" calcext:value-type="float">
            <text:p>1997</text:p>
          </table:table-cell>
          <table:table-cell table:formula="of:=LOG([.B140])" office:value-type="float" office:value="4.43179784163831" calcext:value-type="float">
            <text:p>4,43179784163831</text:p>
          </table:table-cell>
          <table:table-cell table:formula="of:=LOG([.C140])" office:value-type="float" office:value="4.47642582705801" calcext:value-type="float">
            <text:p>4,47642582705801</text:p>
          </table:table-cell>
          <table:table-cell table:formula="of:=LOG([.D140])" office:value-type="float" office:value="4.06584103431972" calcext:value-type="float">
            <text:p>4,06584103431972</text:p>
          </table:table-cell>
          <table:table-cell table:formula="of:=LOG([.D140])+1" office:value-type="float" office:value="5.06584103431972" calcext:value-type="float">
            <text:p>5,06584103431972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634" calcext:value-type="float">
            <text:p>29634</text:p>
          </table:table-cell>
          <table:table-cell office:value-type="float" office:value="31799" calcext:value-type="float">
            <text:p>31799</text:p>
          </table:table-cell>
          <table:table-cell office:value-type="float" office:value="12188" calcext:value-type="float">
            <text:p>12188</text:p>
          </table:table-cell>
          <table:table-cell office:value-type="float" office:value="1998" calcext:value-type="float">
            <text:p>1998</text:p>
          </table:table-cell>
          <table:table-cell table:formula="of:=LOG([.B141])" office:value-type="float" office:value="4.47179027654519" calcext:value-type="float">
            <text:p>4,47179027654519</text:p>
          </table:table-cell>
          <table:table-cell table:formula="of:=LOG([.C141])" office:value-type="float" office:value="4.50241346271052" calcext:value-type="float">
            <text:p>4,50241346271052</text:p>
          </table:table-cell>
          <table:table-cell table:formula="of:=LOG([.D141])" office:value-type="float" office:value="4.08593244555064" calcext:value-type="float">
            <text:p>4,08593244555064</text:p>
          </table:table-cell>
          <table:table-cell table:formula="of:=LOG([.D141])+1" office:value-type="float" office:value="5.08593244555064" calcext:value-type="float">
            <text:p>5,08593244555064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092" calcext:value-type="float">
            <text:p>31092</text:p>
          </table:table-cell>
          <table:table-cell office:value-type="float" office:value="33703" calcext:value-type="float">
            <text:p>33703</text:p>
          </table:table-cell>
          <table:table-cell office:value-type="float" office:value="12902" calcext:value-type="float">
            <text:p>12902</text:p>
          </table:table-cell>
          <table:table-cell office:value-type="float" office:value="1999" calcext:value-type="float">
            <text:p>1999</text:p>
          </table:table-cell>
          <table:table-cell table:formula="of:=LOG([.B142])" office:value-type="float" office:value="4.49264865903345" calcext:value-type="float">
            <text:p>4,49264865903345</text:p>
          </table:table-cell>
          <table:table-cell table:formula="of:=LOG([.C142])" office:value-type="float" office:value="4.52766856038046" calcext:value-type="float">
            <text:p>4,52766856038046</text:p>
          </table:table-cell>
          <table:table-cell table:formula="of:=LOG([.D142])" office:value-type="float" office:value="4.11065703755803" calcext:value-type="float">
            <text:p>4,11065703755803</text:p>
          </table:table-cell>
          <table:table-cell table:formula="of:=LOG([.D142])+1" office:value-type="float" office:value="5.11065703755803" calcext:value-type="float">
            <text:p>5,1106570375580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972" calcext:value-type="float">
            <text:p>32972</text:p>
          </table:table-cell>
          <table:table-cell office:value-type="float" office:value="36374" calcext:value-type="float">
            <text:p>36374</text:p>
          </table:table-cell>
          <table:table-cell office:value-type="float" office:value="13207" calcext:value-type="float">
            <text:p>13207</text:p>
          </table:table-cell>
          <table:table-cell office:value-type="float" office:value="2000" calcext:value-type="float">
            <text:p>2000</text:p>
          </table:table-cell>
          <table:table-cell table:formula="of:=LOG([.B143])" office:value-type="float" office:value="4.51814529117166" calcext:value-type="float">
            <text:p>4,51814529117166</text:p>
          </table:table-cell>
          <table:table-cell table:formula="of:=LOG([.C143])" office:value-type="float" office:value="4.56079106246265" calcext:value-type="float">
            <text:p>4,56079106246265</text:p>
          </table:table-cell>
          <table:table-cell table:formula="of:=LOG([.D143])" office:value-type="float" office:value="4.1208041778408" calcext:value-type="float">
            <text:p>4,1208041778408</text:p>
          </table:table-cell>
          <table:table-cell table:formula="of:=LOG([.D143])+1" office:value-type="float" office:value="5.1208041778408" calcext:value-type="float">
            <text:p>5,1208041778408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3349" calcext:value-type="float">
            <text:p>33349</text:p>
          </table:table-cell>
          <table:table-cell office:value-type="float" office:value="35603" calcext:value-type="float">
            <text:p>35603</text:p>
          </table:table-cell>
          <table:table-cell office:value-type="float" office:value="13286" calcext:value-type="float">
            <text:p>13286</text:p>
          </table:table-cell>
          <table:table-cell office:value-type="float" office:value="2001" calcext:value-type="float">
            <text:p>2001</text:p>
          </table:table-cell>
          <table:table-cell table:formula="of:=LOG([.B144])" office:value-type="float" office:value="4.52308281573403" calcext:value-type="float">
            <text:p>4,52308281573403</text:p>
          </table:table-cell>
          <table:table-cell table:formula="of:=LOG([.C144])" office:value-type="float" office:value="4.55148659428052" calcext:value-type="float">
            <text:p>4,55148659428052</text:p>
          </table:table-cell>
          <table:table-cell table:formula="of:=LOG([.D144])" office:value-type="float" office:value="4.12339424810553" calcext:value-type="float">
            <text:p>4,12339424810553</text:p>
          </table:table-cell>
          <table:table-cell table:formula="of:=LOG([.D144])+1" office:value-type="float" office:value="5.12339424810553" calcext:value-type="float">
            <text:p>5,12339424810553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569" calcext:value-type="float">
            <text:p>33569</text:p>
          </table:table-cell>
          <table:table-cell office:value-type="float" office:value="36192" calcext:value-type="float">
            <text:p>36192</text:p>
          </table:table-cell>
          <table:table-cell office:value-type="float" office:value="13713" calcext:value-type="float">
            <text:p>13713</text:p>
          </table:table-cell>
          <table:table-cell office:value-type="float" office:value="2002" calcext:value-type="float">
            <text:p>2002</text:p>
          </table:table-cell>
          <table:table-cell table:formula="of:=LOG([.B145])" office:value-type="float" office:value="4.52593840407344" calcext:value-type="float">
            <text:p>4,52593840407344</text:p>
          </table:table-cell>
          <table:table-cell table:formula="of:=LOG([.C145])" office:value-type="float" office:value="4.55861258324536" calcext:value-type="float">
            <text:p>4,55861258324536</text:p>
          </table:table-cell>
          <table:table-cell table:formula="of:=LOG([.D145])" office:value-type="float" office:value="4.13713247600899" calcext:value-type="float">
            <text:p>4,13713247600899</text:p>
          </table:table-cell>
          <table:table-cell table:formula="of:=LOG([.D145])+1" office:value-type="float" office:value="5.13713247600899" calcext:value-type="float">
            <text:p>5,13713247600899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435" calcext:value-type="float">
            <text:p>33435</text:p>
          </table:table-cell>
          <table:table-cell office:value-type="float" office:value="36813" calcext:value-type="float">
            <text:p>36813</text:p>
          </table:table-cell>
          <table:table-cell office:value-type="float" office:value="13678" calcext:value-type="float">
            <text:p>13678</text:p>
          </table:table-cell>
          <table:table-cell office:value-type="float" office:value="2003" calcext:value-type="float">
            <text:p>2003</text:p>
          </table:table-cell>
          <table:table-cell table:formula="of:=LOG([.B146])" office:value-type="float" office:value="4.52420132753592" calcext:value-type="float">
            <text:p>4,52420132753592</text:p>
          </table:table-cell>
          <table:table-cell table:formula="of:=LOG([.C146])" office:value-type="float" office:value="4.56600121082771" calcext:value-type="float">
            <text:p>4,56600121082771</text:p>
          </table:table-cell>
          <table:table-cell table:formula="of:=LOG([.D146])" office:value-type="float" office:value="4.13602259939701" calcext:value-type="float">
            <text:p>4,13602259939701</text:p>
          </table:table-cell>
          <table:table-cell table:formula="of:=LOG([.D146])+1" office:value-type="float" office:value="5.13602259939701" calcext:value-type="float">
            <text:p>5,13602259939701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055" calcext:value-type="float">
            <text:p>35055</text:p>
          </table:table-cell>
          <table:table-cell office:value-type="float" office:value="38522" calcext:value-type="float">
            <text:p>38522</text:p>
          </table:table-cell>
          <table:table-cell office:value-type="float" office:value="14183" calcext:value-type="float">
            <text:p>14183</text:p>
          </table:table-cell>
          <table:table-cell office:value-type="float" office:value="2004" calcext:value-type="float">
            <text:p>2004</text:p>
          </table:table-cell>
          <table:table-cell table:formula="of:=LOG([.B147])" office:value-type="float" office:value="4.54474997144791" calcext:value-type="float">
            <text:p>4,54474997144791</text:p>
          </table:table-cell>
          <table:table-cell table:formula="of:=LOG([.C147])" office:value-type="float" office:value="4.58570882690565" calcext:value-type="float">
            <text:p>4,58570882690565</text:p>
          </table:table-cell>
          <table:table-cell table:formula="of:=LOG([.D147])" office:value-type="float" office:value="4.15176810289518" calcext:value-type="float">
            <text:p>4,15176810289518</text:p>
          </table:table-cell>
          <table:table-cell table:formula="of:=LOG([.D147])+1" office:value-type="float" office:value="5.15176810289518" calcext:value-type="float">
            <text:p>5,15176810289518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871" calcext:value-type="float">
            <text:p>35871</text:p>
          </table:table-cell>
          <table:table-cell office:value-type="float" office:value="37974" calcext:value-type="float">
            <text:p>37974</text:p>
          </table:table-cell>
          <table:table-cell office:value-type="float" office:value="14724" calcext:value-type="float">
            <text:p>14724</text:p>
          </table:table-cell>
          <table:table-cell office:value-type="float" office:value="2005" calcext:value-type="float">
            <text:p>2005</text:p>
          </table:table-cell>
          <table:table-cell table:formula="of:=LOG([.B148])" office:value-type="float" office:value="4.55474348396418" calcext:value-type="float">
            <text:p>4,55474348396418</text:p>
          </table:table-cell>
          <table:table-cell table:formula="of:=LOG([.C148])" office:value-type="float" office:value="4.57948634605819" calcext:value-type="float">
            <text:p>4,57948634605819</text:p>
          </table:table-cell>
          <table:table-cell table:formula="of:=LOG([.D148])" office:value-type="float" office:value="4.16802580877463" calcext:value-type="float">
            <text:p>4,16802580877463</text:p>
          </table:table-cell>
          <table:table-cell table:formula="of:=LOG([.D148])+1" office:value-type="float" office:value="5.16802580877463" calcext:value-type="float">
            <text:p>5,1680258087746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6964" calcext:value-type="float">
            <text:p>36964</text:p>
          </table:table-cell>
          <table:table-cell office:value-type="float" office:value="39748" calcext:value-type="float">
            <text:p>39748</text:p>
          </table:table-cell>
          <table:table-cell office:value-type="float" office:value="15415" calcext:value-type="float">
            <text:p>15415</text:p>
          </table:table-cell>
          <table:table-cell office:value-type="float" office:value="2006" calcext:value-type="float">
            <text:p>2006</text:p>
          </table:table-cell>
          <table:table-cell table:formula="of:=LOG([.B149])" office:value-type="float" office:value="4.56777896157218" calcext:value-type="float">
            <text:p>4,56777896157218</text:p>
          </table:table-cell>
          <table:table-cell table:formula="of:=LOG([.C149])" office:value-type="float" office:value="4.59931528114806" calcext:value-type="float">
            <text:p>4,59931528114806</text:p>
          </table:table-cell>
          <table:table-cell table:formula="of:=LOG([.D149])" office:value-type="float" office:value="4.18794352906253" calcext:value-type="float">
            <text:p>4,18794352906253</text:p>
          </table:table-cell>
          <table:table-cell table:formula="of:=LOG([.D149])+1" office:value-type="float" office:value="5.18794352906253" calcext:value-type="float">
            <text:p>5,18794352906253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9772" calcext:value-type="float">
            <text:p>39772</text:p>
          </table:table-cell>
          <table:table-cell office:value-type="float" office:value="42314" calcext:value-type="float">
            <text:p>42314</text:p>
          </table:table-cell>
          <table:table-cell office:value-type="float" office:value="17025" calcext:value-type="float">
            <text:p>17025</text:p>
          </table:table-cell>
          <table:table-cell office:value-type="float" office:value="2007" calcext:value-type="float">
            <text:p>2007</text:p>
          </table:table-cell>
          <table:table-cell table:formula="of:=LOG([.B150])" office:value-type="float" office:value="4.59957743074269" calcext:value-type="float">
            <text:p>4,59957743074269</text:p>
          </table:table-cell>
          <table:table-cell table:formula="of:=LOG([.C150])" office:value-type="float" office:value="4.62648408172024" calcext:value-type="float">
            <text:p>4,62648408172024</text:p>
          </table:table-cell>
          <table:table-cell table:formula="of:=LOG([.D150])" office:value-type="float" office:value="4.23108712058482" calcext:value-type="float">
            <text:p>4,23108712058482</text:p>
          </table:table-cell>
          <table:table-cell table:formula="of:=LOG([.D150])+1" office:value-type="float" office:value="5.23108712058482" calcext:value-type="float">
            <text:p>5,23108712058482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0357" calcext:value-type="float">
            <text:p>40357</text:p>
          </table:table-cell>
          <table:table-cell office:value-type="float" office:value="42310" calcext:value-type="float">
            <text:p>42310</text:p>
          </table:table-cell>
          <table:table-cell office:value-type="float" office:value="17677" calcext:value-type="float">
            <text:p>17677</text:p>
          </table:table-cell>
          <table:table-cell office:value-type="float" office:value="2008" calcext:value-type="float">
            <text:p>2008</text:p>
          </table:table-cell>
          <table:table-cell table:formula="of:=LOG([.B151])" office:value-type="float" office:value="4.60591887481288" calcext:value-type="float">
            <text:p>4,60591887481288</text:p>
          </table:table-cell>
          <table:table-cell table:formula="of:=LOG([.C151])" office:value-type="float" office:value="4.62644302533129" calcext:value-type="float">
            <text:p>4,62644302533129</text:p>
          </table:table-cell>
          <table:table-cell table:formula="of:=LOG([.D151])" office:value-type="float" office:value="4.24740856192157" calcext:value-type="float">
            <text:p>4,24740856192157</text:p>
          </table:table-cell>
          <table:table-cell table:formula="of:=LOG([.D151])+1" office:value-type="float" office:value="5.24740856192157" calcext:value-type="float">
            <text:p>5,24740856192157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7818" calcext:value-type="float">
            <text:p>37818</text:p>
          </table:table-cell>
          <table:table-cell office:value-type="float" office:value="40320" calcext:value-type="float">
            <text:p>40320</text:p>
          </table:table-cell>
          <table:table-cell office:value-type="float" office:value="18984" calcext:value-type="float">
            <text:p>18984</text:p>
          </table:table-cell>
          <table:table-cell office:value-type="float" office:value="2009" calcext:value-type="float">
            <text:p>2009</text:p>
          </table:table-cell>
          <table:table-cell table:formula="of:=LOG([.B152])" office:value-type="float" office:value="4.57769855750926" calcext:value-type="float">
            <text:p>4,57769855750926</text:p>
          </table:table-cell>
          <table:table-cell table:formula="of:=LOG([.C152])" office:value-type="float" office:value="4.60552052343747" calcext:value-type="float">
            <text:p>4,60552052343747</text:p>
          </table:table-cell>
          <table:table-cell table:formula="of:=LOG([.D152])" office:value-type="float" office:value="4.27838772520928" calcext:value-type="float">
            <text:p>4,27838772520928</text:p>
          </table:table-cell>
          <table:table-cell table:formula="of:=LOG([.D152])+1" office:value-type="float" office:value="5.27838772520928" calcext:value-type="float">
            <text:p>5,27838772520928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074" calcext:value-type="float">
            <text:p>38074</text:p>
          </table:table-cell>
          <table:table-cell office:value-type="float" office:value="42043" calcext:value-type="float">
            <text:p>42043</text:p>
          </table:table-cell>
          <table:table-cell office:value-type="float" office:value="20495" calcext:value-type="float">
            <text:p>20495</text:p>
          </table:table-cell>
          <table:table-cell office:value-type="float" office:value="2010" calcext:value-type="float">
            <text:p>2010</text:p>
          </table:table-cell>
          <table:table-cell table:formula="of:=LOG([.B153])" office:value-type="float" office:value="4.58062850556855" calcext:value-type="float">
            <text:p>4,58062850556855</text:p>
          </table:table-cell>
          <table:table-cell table:formula="of:=LOG([.C153])" office:value-type="float" office:value="4.62369369776916" calcext:value-type="float">
            <text:p>4,62369369776916</text:p>
          </table:table-cell>
          <table:table-cell table:formula="of:=LOG([.D153])" office:value-type="float" office:value="4.31164792265252" calcext:value-type="float">
            <text:p>4,31164792265252</text:p>
          </table:table-cell>
          <table:table-cell table:formula="of:=LOG([.D153])+1" office:value-type="float" office:value="5.31164792265252" calcext:value-type="float">
            <text:p>5,31164792265252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432" calcext:value-type="float">
            <text:p>38432</text:p>
          </table:table-cell>
          <table:table-cell office:value-type="float" office:value="42079" calcext:value-type="float">
            <text:p>42079</text:p>
          </table:table-cell>
          <table:table-cell office:value-type="float" office:value="21837" calcext:value-type="float">
            <text:p>21837</text:p>
          </table:table-cell>
          <table:table-cell office:value-type="float" office:value="2011" calcext:value-type="float">
            <text:p>2011</text:p>
          </table:table-cell>
          <table:table-cell table:formula="of:=LOG([.B154])" office:value-type="float" office:value="4.58469298572281" calcext:value-type="float">
            <text:p>4,58469298572281</text:p>
          </table:table-cell>
          <table:table-cell table:formula="of:=LOG([.C154])" office:value-type="float" office:value="4.62406541033669" calcext:value-type="float">
            <text:p>4,62406541033669</text:p>
          </table:table-cell>
          <table:table-cell table:formula="of:=LOG([.D154])" office:value-type="float" office:value="4.33919297409966" calcext:value-type="float">
            <text:p>4,33919297409966</text:p>
          </table:table-cell>
          <table:table-cell table:formula="of:=LOG([.D154])+1" office:value-type="float" office:value="5.33919297409966" calcext:value-type="float">
            <text:p>5,33919297409966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865" calcext:value-type="float">
            <text:p>38865</text:p>
          </table:table-cell>
          <table:table-cell office:value-type="float" office:value="42579" calcext:value-type="float">
            <text:p>42579</text:p>
          </table:table-cell>
          <table:table-cell office:value-type="float" office:value="23037" calcext:value-type="float">
            <text:p>23037</text:p>
          </table:table-cell>
          <table:table-cell office:value-type="float" office:value="2012" calcext:value-type="float">
            <text:p>2012</text:p>
          </table:table-cell>
          <table:table-cell table:formula="of:=LOG([.B155])" office:value-type="float" office:value="4.58955867204151" calcext:value-type="float">
            <text:p>4,58955867204151</text:p>
          </table:table-cell>
          <table:table-cell table:formula="of:=LOG([.C155])" office:value-type="float" office:value="4.62919545748789" calcext:value-type="float">
            <text:p>4,62919545748789</text:p>
          </table:table-cell>
          <table:table-cell table:formula="of:=LOG([.D155])" office:value-type="float" office:value="4.36242592230863" calcext:value-type="float">
            <text:p>4,36242592230863</text:p>
          </table:table-cell>
          <table:table-cell table:formula="of:=LOG([.D155])+1" office:value-type="float" office:value="5.36242592230863" calcext:value-type="float">
            <text:p>5,3624259223086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913" calcext:value-type="float">
            <text:p>37913</text:p>
          </table:table-cell>
          <table:table-cell office:value-type="float" office:value="42245" calcext:value-type="float">
            <text:p>42245</text:p>
          </table:table-cell>
          <table:table-cell office:value-type="float" office:value="23627" calcext:value-type="float">
            <text:p>23627</text:p>
          </table:table-cell>
          <table:table-cell office:value-type="float" office:value="2013" calcext:value-type="float">
            <text:p>2013</text:p>
          </table:table-cell>
          <table:table-cell table:formula="of:=LOG([.B156])" office:value-type="float" office:value="4.57878815087056" calcext:value-type="float">
            <text:p>4,57878815087056</text:p>
          </table:table-cell>
          <table:table-cell table:formula="of:=LOG([.C156])" office:value-type="float" office:value="4.62577531444762" calcext:value-type="float">
            <text:p>4,62577531444762</text:p>
          </table:table-cell>
          <table:table-cell table:formula="of:=LOG([.D156])" office:value-type="float" office:value="4.3734085812956" calcext:value-type="float">
            <text:p>4,3734085812956</text:p>
          </table:table-cell>
          <table:table-cell table:formula="of:=LOG([.D156])+1" office:value-type="float" office:value="5.3734085812956" calcext:value-type="float">
            <text:p>5,373408581295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943" calcext:value-type="float">
            <text:p>37943</text:p>
          </table:table-cell>
          <table:table-cell office:value-type="float" office:value="42202" calcext:value-type="float">
            <text:p>42202</text:p>
          </table:table-cell>
          <table:table-cell office:value-type="float" office:value="24356" calcext:value-type="float">
            <text:p>24356</text:p>
          </table:table-cell>
          <table:table-cell office:value-type="float" office:value="2014" calcext:value-type="float">
            <text:p>2014</text:p>
          </table:table-cell>
          <table:table-cell table:formula="of:=LOG([.B157])" office:value-type="float" office:value="4.57913166582353" calcext:value-type="float">
            <text:p>4,57913166582353</text:p>
          </table:table-cell>
          <table:table-cell table:formula="of:=LOG([.C157])" office:value-type="float" office:value="4.62533303315082" calcext:value-type="float">
            <text:p>4,62533303315082</text:p>
          </table:table-cell>
          <table:table-cell table:formula="of:=LOG([.D157])" office:value-type="float" office:value="4.38660596538248" calcext:value-type="float">
            <text:p>4,38660596538248</text:p>
          </table:table-cell>
          <table:table-cell table:formula="of:=LOG([.D157])+1" office:value-type="float" office:value="5.38660596538248" calcext:value-type="float">
            <text:p>5,38660596538248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920" calcext:value-type="float">
            <text:p>37920</text:p>
          </table:table-cell>
          <table:table-cell office:value-type="float" office:value="43464" calcext:value-type="float">
            <text:p>43464</text:p>
          </table:table-cell>
          <table:table-cell office:value-type="float" office:value="25310" calcext:value-type="float">
            <text:p>25310</text:p>
          </table:table-cell>
          <table:table-cell office:value-type="float" office:value="2015" calcext:value-type="float">
            <text:p>2015</text:p>
          </table:table-cell>
          <table:table-cell table:formula="of:=LOG([.B158])" office:value-type="float" office:value="4.57886832866603" calcext:value-type="float">
            <text:p>4,57886832866603</text:p>
          </table:table-cell>
          <table:table-cell table:formula="of:=LOG([.C158])" office:value-type="float" office:value="4.63812969202566" calcext:value-type="float">
            <text:p>4,63812969202566</text:p>
          </table:table-cell>
          <table:table-cell table:formula="of:=LOG([.D158])" office:value-type="float" office:value="4.40329214515825" calcext:value-type="float">
            <text:p>4,40329214515825</text:p>
          </table:table-cell>
          <table:table-cell table:formula="of:=LOG([.D158])+1" office:value-type="float" office:value="5.40329214515825" calcext:value-type="float">
            <text:p>5,40329214515825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335" calcext:value-type="float">
            <text:p>38335</text:p>
          </table:table-cell>
          <table:table-cell office:value-type="float" office:value="44371" calcext:value-type="float">
            <text:p>44371</text:p>
          </table:table-cell>
          <table:table-cell office:value-type="float" office:value="26002" calcext:value-type="float">
            <text:p>26002</text:p>
          </table:table-cell>
          <table:table-cell office:value-type="float" office:value="2016" calcext:value-type="float">
            <text:p>2016</text:p>
          </table:table-cell>
          <table:table-cell table:formula="of:=LOG([.B159])" office:value-type="float" office:value="4.58359546759225" calcext:value-type="float">
            <text:p>4,58359546759225</text:p>
          </table:table-cell>
          <table:table-cell table:formula="of:=LOG([.C159])" office:value-type="float" office:value="4.64709921662703" calcext:value-type="float">
            <text:p>4,64709921662703</text:p>
          </table:table-cell>
          <table:table-cell table:formula="of:=LOG([.D159])" office:value-type="float" office:value="4.41500675395383" calcext:value-type="float">
            <text:p>4,41500675395383</text:p>
          </table:table-cell>
          <table:table-cell table:formula="of:=LOG([.D159])+1" office:value-type="float" office:value="5.41500675395383" calcext:value-type="float">
            <text:p>5,415006753953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104841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i" number:country="FI">
      <loext:text> </loext:text>
      <loext:fill-character> </loext:fill-character>
      <number:text>-    </number:text>
    </number:number-style>
    <number:text-style style:name="N10130" number:language="fi" number:country="FI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i" number:country="FI">
      <loext:text> </loext:text>
      <loext:fill-character> </loext:fill-character>
      <number:text>- € </number:text>
    </number:number-style>
    <number:text-style style:name="N10134" number:language="fi" number:country="FI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i" number:country="FI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i" number:country="FI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Calibri1" fo:font-family="Calibri" fo:font-size="11pt" style:font-name-asian="AR PL UMing CN" style:font-family-asian="'AR PL UMing CN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 style:data-style-name="N2" text:time-value="18:31:35.10141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gend" style:display-name="PageStyle_L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gdppc" style:display-name="PageStyle_cgdpp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p" style:display-name="PageStyle_p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gdpnapc" style:display-name="PageStyle_rgdpnap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al_20_countries" style:display-name="PageStyle_Partial count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ll_20_data" style:display-name="PageStyle_Full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_5f_cig" style:display-name="PageStyle_i_c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_5f_bm" style:display-name="PageStyle_i_b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usitalo, Roope H</meta:initial-creator>
    <meta:creation-date>2018-08-31T22:53:38</meta:creation-date>
    <dc:date>2018-10-05T19:13:05.034473361</dc:date>
    <meta:generator>LibreOffice/6.0.6.2$Linux_X86_64 LibreOffice_project/00m0$Build-2</meta:generator>
    <meta:editing-duration>PT32M15S</meta:editing-duration>
    <meta:editing-cycles>6</meta:editing-cycles>
    <meta:document-statistic meta:table-count="1" meta:cell-count="134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2cm" svg:y="0.423cm" chart:style-name="ch2">
          <text:p>Suomen, Ruotsin ja Puolan BKT/h</text:p>
        </chart:title>
        <chart:subtitle svg:x="5.959cm" svg:y="1.275cm" chart:style-name="ch3">
          <text:p>logaritmisella asteikolla</text:p>
        </chart:subtitle>
        <chart:legend chart:legend-position="end" svg:x="13.28cm" svg:y="3.454cm" style:legend-expansion="high" chart:style-name="ch4"/>
        <chart:plot-area chart:style-name="ch5" table:cell-range-address="suomi.E1:suomi.I159" chart:data-source-has-labels="both" svg:x="1.331cm" svg:y="2.138cm" svg:width="11.629cm" svg:height="5.701cm">
          <chartooo:coordinate-region svg:x="2.058cm" svg:y="2.138cm" svg:width="10.902cm" svg:height="4.448cm"/>
          <chart:axis chart:dimension="x" chart:name="primary-x" chart:style-name="ch6" chartooo:axis-type="auto">
            <chartooo:date-scale/>
            <chart:title svg:x="6.704cm" svg:y="8.019cm" chart:style-name="ch7">
              <text:p>vuosi</text:p>
            </chart:title>
            <chart:categories table:cell-range-address="suomi.E2:suomi.E159"/>
          </chart:axis>
          <chart:axis chart:dimension="y" chart:name="primary-y" chart:style-name="ch8">
            <chart:title svg:x="0.451cm" svg:y="5.813cm" chart:style-name="ch9">
              <text:p>log(BKT/h)</text:p>
            </chart:title>
            <chart:grid chart:style-name="ch10" chart:class="major"/>
          </chart:axis>
          <chart:series chart:style-name="ch11" chart:values-cell-range-address="suomi.F2:suomi.F159" chart:label-cell-address="suomi.F1:suomi.F1" chart:class="chart:line">
            <chart:data-point chart:repeated="158"/>
          </chart:series>
          <chart:series chart:style-name="ch12" chart:values-cell-range-address="suomi.G2:suomi.G159" chart:label-cell-address="suomi.G1:suomi.G1" chart:class="chart:line">
            <chart:data-point chart:repeated="158"/>
          </chart:series>
          <chart:series chart:style-name="ch13" chart:values-cell-range-address="suomi.H2:suomi.H159" chart:label-cell-address="suomi.H1:suomi.H1" chart:class="chart:line">
            <chart:data-point chart:repeated="158"/>
          </chart:series>
          <chart:series chart:style-name="ch14" chart:values-cell-range-address="suomi.I2:suomi.I159" chart:label-cell-address="suomi.I1:suomi.I1" chart:class="chart:line">
            <chart:data-point chart:repeated="1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land</text:p>
                <draw:g>
                  <svg:desc>suomi.F1:suomi.F1</svg:desc>
                </draw:g>
              </table:table-cell>
              <table:table-cell office:value-type="string">
                <text:p>Sweden</text:p>
                <draw:g>
                  <svg:desc>suomi.G1:suomi.G1</svg:desc>
                </draw:g>
              </table:table-cell>
              <table:table-cell office:value-type="string">
                <text:p>Poland</text:p>
                <draw:g>
                  <svg:desc>suomi.H1:suomi.H1</svg:desc>
                </draw:g>
              </table:table-cell>
              <table:table-cell office:value-type="string">
                <text:p/>
                <draw:g>
                  <svg:desc>suomi.I1:suom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uomi.E2:suomi.E159</svg:desc>
                </draw:g>
              </table:table-cell>
              <table:table-cell office:value-type="float" office:value="NaN">
                <text:p>NaN</text:p>
                <draw:g>
                  <svg:desc>suomi.F2:suomi.F159</svg:desc>
                </draw:g>
              </table:table-cell>
              <table:table-cell office:value-type="float" office:value="NaN">
                <text:p>NaN</text:p>
                <draw:g>
                  <svg:desc>suomi.G2:suomi.G159</svg:desc>
                </draw:g>
              </table:table-cell>
              <table:table-cell office:value-type="float" office:value="NaN">
                <text:p>NaN</text:p>
                <draw:g>
                  <svg:desc>suomi.H2:suomi.H159</svg:desc>
                </draw:g>
              </table:table-cell>
              <table:table-cell office:value-type="float" office:value="NaN">
                <text:p>NaN</text:p>
                <draw:g>
                  <svg:desc>suomi.I2:suomi.I15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619735351244">
                <text:p>3.01619735351244</text:p>
              </table:table-cell>
              <table:table-cell office:value-type="float" office:value="3.2137832993353">
                <text:p>3.2137832993353</text:p>
              </table:table-cell>
              <table:table-cell office:value-type="float" office:value="3.03901732199741">
                <text:p>3.03901732199741</text:p>
              </table:table-cell>
              <table:table-cell office:value-type="float" office:value="4.03901732199741">
                <text:p>4.03901732199741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3.01745072951054">
                <text:p>3.01745072951054</text:p>
              </table:table-cell>
              <table:table-cell office:value-type="float" office:value="3.19645254170339">
                <text:p>3.19645254170339</text:p>
              </table:table-cell>
              <table:table-cell office:value-type="float" office:value="3.04805317311561">
                <text:p>3.04805317311561</text:p>
              </table:table-cell>
              <table:table-cell office:value-type="float" office:value="4.04805317311561">
                <text:p>4.04805317311561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2.98855895687862">
                <text:p>2.98855895687862</text:p>
              </table:table-cell>
              <table:table-cell office:value-type="float" office:value="3.18298496700358">
                <text:p>3.18298496700358</text:p>
              </table:table-cell>
              <table:table-cell office:value-type="float" office:value="3.04453976039241">
                <text:p>3.04453976039241</text:p>
              </table:table-cell>
              <table:table-cell office:value-type="float" office:value="4.04453976039241">
                <text:p>4.04453976039241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3.01745072951054">
                <text:p>3.01745072951054</text:p>
              </table:table-cell>
              <table:table-cell office:value-type="float" office:value="3.20139712432045">
                <text:p>3.20139712432045</text:p>
              </table:table-cell>
              <table:table-cell office:value-type="float" office:value="3.04766419460156">
                <text:p>3.04766419460156</text:p>
              </table:table-cell>
              <table:table-cell office:value-type="float" office:value="4.04766419460156">
                <text:p>4.04766419460156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3.02201573981772">
                <text:p>3.02201573981772</text:p>
              </table:table-cell>
              <table:table-cell office:value-type="float" office:value="3.20897851727625">
                <text:p>3.20897851727625</text:p>
              </table:table-cell>
              <table:table-cell office:value-type="float" office:value="3.05842602445701">
                <text:p>3.05842602445701</text:p>
              </table:table-cell>
              <table:table-cell office:value-type="float" office:value="4.05842602445701">
                <text:p>4.05842602445701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3.01452053875792">
                <text:p>3.01452053875792</text:p>
              </table:table-cell>
              <table:table-cell office:value-type="float" office:value="3.21642983087625">
                <text:p>3.21642983087625</text:p>
              </table:table-cell>
              <table:table-cell office:value-type="float" office:value="3.06595298031387">
                <text:p>3.06595298031387</text:p>
              </table:table-cell>
              <table:table-cell office:value-type="float" office:value="4.06595298031387">
                <text:p>4.06595298031387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3.01745072951054">
                <text:p>3.01745072951054</text:p>
              </table:table-cell>
              <table:table-cell office:value-type="float" office:value="3.20924684875337">
                <text:p>3.20924684875337</text:p>
              </table:table-cell>
              <table:table-cell office:value-type="float" office:value="3.07298474462793">
                <text:p>3.07298474462793</text:p>
              </table:table-cell>
              <table:table-cell office:value-type="float" office:value="4.07298474462793">
                <text:p>4.07298474462793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2.98362628712453">
                <text:p>2.98362628712453</text:p>
              </table:table-cell>
              <table:table-cell office:value-type="float" office:value="3.21563756343506">
                <text:p>3.21563756343506</text:p>
              </table:table-cell>
              <table:table-cell office:value-type="float" office:value="3.08635983067475">
                <text:p>3.08635983067475</text:p>
              </table:table-cell>
              <table:table-cell office:value-type="float" office:value="4.08635983067475">
                <text:p>4.08635983067475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3.03742649794062">
                <text:p>3.03742649794062</text:p>
              </table:table-cell>
              <table:table-cell office:value-type="float" office:value="3.17493159352844">
                <text:p>3.17493159352844</text:p>
              </table:table-cell>
              <table:table-cell office:value-type="float" office:value="3.09795107099415">
                <text:p>3.09795107099415</text:p>
              </table:table-cell>
              <table:table-cell office:value-type="float" office:value="4.09795107099415">
                <text:p>4.09795107099415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3.07809415040641">
                <text:p>3.07809415040641</text:p>
              </table:table-cell>
              <table:table-cell office:value-type="float" office:value="3.20466251174822">
                <text:p>3.20466251174822</text:p>
              </table:table-cell>
              <table:table-cell office:value-type="float" office:value="3.09864372581706">
                <text:p>3.09864372581706</text:p>
              </table:table-cell>
              <table:table-cell office:value-type="float" office:value="4.09864372581706">
                <text:p>4.0986437258170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3.0927206446841">
                <text:p>3.0927206446841</text:p>
              </table:table-cell>
              <table:table-cell office:value-type="float" office:value="3.25695815256093">
                <text:p>3.25695815256093</text:p>
              </table:table-cell>
              <table:table-cell office:value-type="float" office:value="3.10277661488344">
                <text:p>3.10277661488344</text:p>
              </table:table-cell>
              <table:table-cell office:value-type="float" office:value="4.10277661488344">
                <text:p>4.10277661488344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3.08778141780954">
                <text:p>3.08778141780954</text:p>
              </table:table-cell>
              <table:table-cell office:value-type="float" office:value="3.27160930137883">
                <text:p>3.27160930137883</text:p>
              </table:table-cell>
              <table:table-cell office:value-type="float" office:value="3.1034616220947">
                <text:p>3.1034616220947</text:p>
              </table:table-cell>
              <table:table-cell office:value-type="float" office:value="4.1034616220947">
                <text:p>4.1034616220947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3.0948203803548">
                <text:p>3.0948203803548</text:p>
              </table:table-cell>
              <table:table-cell office:value-type="float" office:value="3.27943878828702">
                <text:p>3.27943878828702</text:p>
              </table:table-cell>
              <table:table-cell office:value-type="float" office:value="3.10991586302379">
                <text:p>3.10991586302379</text:p>
              </table:table-cell>
              <table:table-cell office:value-type="float" office:value="4.10991586302379">
                <text:p>4.10991586302379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3.11293997608408">
                <text:p>3.11293997608408</text:p>
              </table:table-cell>
              <table:table-cell office:value-type="float" office:value="3.28802553538836">
                <text:p>3.28802553538836</text:p>
              </table:table-cell>
              <table:table-cell office:value-type="float" office:value="3.12417805547468">
                <text:p>3.12417805547468</text:p>
              </table:table-cell>
              <table:table-cell office:value-type="float" office:value="4.12417805547468">
                <text:p>4.12417805547468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3.11660774398825">
                <text:p>3.11660774398825</text:p>
              </table:table-cell>
              <table:table-cell office:value-type="float" office:value="3.30749603791321">
                <text:p>3.30749603791321</text:p>
              </table:table-cell>
              <table:table-cell office:value-type="float" office:value="3.13161866434912">
                <text:p>3.13161866434912</text:p>
              </table:table-cell>
              <table:table-cell office:value-type="float" office:value="4.13161866434912">
                <text:p>4.13161866434912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3.11925588927794">
                <text:p>3.11925588927794</text:p>
              </table:table-cell>
              <table:table-cell office:value-type="float" office:value="3.29534714833362">
                <text:p>3.29534714833362</text:p>
              </table:table-cell>
              <table:table-cell office:value-type="float" office:value="3.13289976994448">
                <text:p>3.13289976994448</text:p>
              </table:table-cell>
              <table:table-cell office:value-type="float" office:value="4.13289976994448">
                <text:p>4.13289976994448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3.1360860973841">
                <text:p>3.1360860973841</text:p>
              </table:table-cell>
              <table:table-cell office:value-type="float" office:value="3.32531037171106">
                <text:p>3.32531037171106</text:p>
              </table:table-cell>
              <table:table-cell office:value-type="float" office:value="3.14457420760962">
                <text:p>3.14457420760962</text:p>
              </table:table-cell>
              <table:table-cell office:value-type="float" office:value="4.14457420760962">
                <text:p>4.14457420760962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3.11925588927794">
                <text:p>3.11925588927794</text:p>
              </table:table-cell>
              <table:table-cell office:value-type="float" office:value="3.31889771462749">
                <text:p>3.31889771462749</text:p>
              </table:table-cell>
              <table:table-cell office:value-type="float" office:value="3.15198239545747">
                <text:p>3.15198239545747</text:p>
              </table:table-cell>
              <table:table-cell office:value-type="float" office:value="4.15198239545747">
                <text:p>4.15198239545747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3.10516942799933">
                <text:p>3.10516942799933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3.16136800223497">
                <text:p>3.16136800223497</text:p>
              </table:table-cell>
              <table:table-cell office:value-type="float" office:value="4.16136800223497">
                <text:p>4.16136800223497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3.10311925354571">
                <text:p>3.10311925354571</text:p>
              </table:table-cell>
              <table:table-cell office:value-type="float" office:value="3.33304402982349">
                <text:p>3.33304402982349</text:p>
              </table:table-cell>
              <table:table-cell office:value-type="float" office:value="3.16938049531195">
                <text:p>3.16938049531195</text:p>
              </table:table-cell>
              <table:table-cell office:value-type="float" office:value="4.16938049531195">
                <text:p>4.1693804953119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.09864372581706">
                <text:p>3.09864372581706</text:p>
              </table:table-cell>
              <table:table-cell office:value-type="float" office:value="3.32592595577147">
                <text:p>3.32592595577147</text:p>
              </table:table-cell>
              <table:table-cell office:value-type="float" office:value="3.18127177155946">
                <text:p>3.18127177155946</text:p>
              </table:table-cell>
              <table:table-cell office:value-type="float" office:value="4.18127177155946">
                <text:p>4.18127177155946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3.08134730780413">
                <text:p>3.08134730780413</text:p>
              </table:table-cell>
              <table:table-cell office:value-type="float" office:value="3.34458874257871">
                <text:p>3.34458874257871</text:p>
              </table:table-cell>
              <table:table-cell office:value-type="float" office:value="3.19089171692217">
                <text:p>3.19089171692217</text:p>
              </table:table-cell>
              <table:table-cell office:value-type="float" office:value="4.19089171692217">
                <text:p>4.19089171692217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3.11627558758054">
                <text:p>3.11627558758054</text:p>
              </table:table-cell>
              <table:table-cell office:value-type="float" office:value="3.33162971762993">
                <text:p>3.33162971762993</text:p>
              </table:table-cell>
              <table:table-cell office:value-type="float" office:value="3.20221577580113">
                <text:p>3.20221577580113</text:p>
              </table:table-cell>
              <table:table-cell office:value-type="float" office:value="4.20221577580113">
                <text:p>4.20221577580113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3.12580645813953">
                <text:p>3.12580645813953</text:p>
              </table:table-cell>
              <table:table-cell office:value-type="float" office:value="3.36642295722597">
                <text:p>3.36642295722597</text:p>
              </table:table-cell>
              <table:table-cell office:value-type="float" office:value="3.21245396104028">
                <text:p>3.21245396104028</text:p>
              </table:table-cell>
              <table:table-cell office:value-type="float" office:value="4.21245396104028">
                <text:p>4.21245396104028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3.12221587827283">
                <text:p>3.12221587827283</text:p>
              </table:table-cell>
              <table:table-cell office:value-type="float" office:value="3.36021461329535">
                <text:p>3.36021461329535</text:p>
              </table:table-cell>
              <table:table-cell office:value-type="float" office:value="3.21906033244886">
                <text:p>3.21906033244886</text:p>
              </table:table-cell>
              <table:table-cell office:value-type="float" office:value="4.21906033244886">
                <text:p>4.21906033244886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3.1264561134318">
                <text:p>3.1264561134318</text:p>
              </table:table-cell>
              <table:table-cell office:value-type="float" office:value="3.37125262912494">
                <text:p>3.37125262912494</text:p>
              </table:table-cell>
              <table:table-cell office:value-type="float" office:value="3.22453306260609">
                <text:p>3.22453306260609</text:p>
              </table:table-cell>
              <table:table-cell office:value-type="float" office:value="4.22453306260609">
                <text:p>4.22453306260609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3.14176323027579">
                <text:p>3.14176323027579</text:p>
              </table:table-cell>
              <table:table-cell office:value-type="float" office:value="3.37857957611577">
                <text:p>3.37857957611577</text:p>
              </table:table-cell>
              <table:table-cell office:value-type="float" office:value="3.22634208716363">
                <text:p>3.22634208716363</text:p>
              </table:table-cell>
              <table:table-cell office:value-type="float" office:value="4.22634208716363">
                <text:p>4.22634208716363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3.14176323027579">
                <text:p>3.14176323027579</text:p>
              </table:table-cell>
              <table:table-cell office:value-type="float" office:value="3.36865871239223">
                <text:p>3.36865871239223</text:p>
              </table:table-cell>
              <table:table-cell office:value-type="float" office:value="3.22530928172586">
                <text:p>3.22530928172586</text:p>
              </table:table-cell>
              <table:table-cell office:value-type="float" office:value="4.22530928172586">
                <text:p>4.22530928172586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3.15075643986031">
                <text:p>3.15075643986031</text:p>
              </table:table-cell>
              <table:table-cell office:value-type="float" office:value="3.37894269861344">
                <text:p>3.37894269861344</text:p>
              </table:table-cell>
              <table:table-cell office:value-type="float" office:value="3.23248786635299">
                <text:p>3.23248786635299</text:p>
              </table:table-cell>
              <table:table-cell office:value-type="float" office:value="4.23248786635299">
                <text:p>4.23248786635299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3.15866398081399">
                <text:p>3.15866398081399</text:p>
              </table:table-cell>
              <table:table-cell office:value-type="float" office:value="3.38845645270027">
                <text:p>3.38845645270027</text:p>
              </table:table-cell>
              <table:table-cell office:value-type="float" office:value="3.24079877111733">
                <text:p>3.24079877111733</text:p>
              </table:table-cell>
              <table:table-cell office:value-type="float" office:value="4.24079877111733">
                <text:p>4.2407987711173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.17638069224327">
                <text:p>3.17638069224327</text:p>
              </table:table-cell>
              <table:table-cell office:value-type="float" office:value="3.40140054078154">
                <text:p>3.40140054078154</text:p>
              </table:table-cell>
              <table:table-cell office:value-type="float" office:value="3.24919835739111">
                <text:p>3.24919835739111</text:p>
              </table:table-cell>
              <table:table-cell office:value-type="float" office:value="4.24919835739111">
                <text:p>4.24919835739111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3.16643011384328">
                <text:p>3.16643011384328</text:p>
              </table:table-cell>
              <table:table-cell office:value-type="float" office:value="3.42748610909578">
                <text:p>3.42748610909578</text:p>
              </table:table-cell>
              <table:table-cell office:value-type="float" office:value="3.25503116334555">
                <text:p>3.25503116334555</text:p>
              </table:table-cell>
              <table:table-cell office:value-type="float" office:value="4.25503116334555">
                <text:p>4.25503116334555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3.14332712999205">
                <text:p>3.14332712999205</text:p>
              </table:table-cell>
              <table:table-cell office:value-type="float" office:value="3.42471833733157">
                <text:p>3.42471833733157</text:p>
              </table:table-cell>
              <table:table-cell office:value-type="float" office:value="3.26316246496222">
                <text:p>3.26316246496222</text:p>
              </table:table-cell>
              <table:table-cell office:value-type="float" office:value="4.26316246496222">
                <text:p>4.26316246496222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3.16345955176999">
                <text:p>3.16345955176999</text:p>
              </table:table-cell>
              <table:table-cell office:value-type="float" office:value="3.43822580760453">
                <text:p>3.43822580760453</text:p>
              </table:table-cell>
              <table:table-cell office:value-type="float" office:value="3.26974637313077">
                <text:p>3.26974637313077</text:p>
              </table:table-cell>
              <table:table-cell office:value-type="float" office:value="4.26974637313077">
                <text:p>4.26974637313077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3.182129214053">
                <text:p>3.182129214053</text:p>
              </table:table-cell>
              <table:table-cell office:value-type="float" office:value="3.44326298745869">
                <text:p>3.44326298745869</text:p>
              </table:table-cell>
              <table:table-cell office:value-type="float" office:value="3.27508089845686">
                <text:p>3.27508089845686</text:p>
              </table:table-cell>
              <table:table-cell office:value-type="float" office:value="4.27508089845686">
                <text:p>4.27508089845686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3.21005084987514">
                <text:p>3.21005084987514</text:p>
              </table:table-cell>
              <table:table-cell office:value-type="float" office:value="3.46686762035411">
                <text:p>3.46686762035411</text:p>
              </table:table-cell>
              <table:table-cell office:value-type="float" office:value="3.27966694404846">
                <text:p>3.27966694404846</text:p>
              </table:table-cell>
              <table:table-cell office:value-type="float" office:value="4.27966694404846">
                <text:p>4.27966694404846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3.2319790268315">
                <text:p>3.2319790268315</text:p>
              </table:table-cell>
              <table:table-cell office:value-type="float" office:value="3.48101242095657">
                <text:p>3.48101242095657</text:p>
              </table:table-cell>
              <table:table-cell office:value-type="float" office:value="3.28869626059026">
                <text:p>3.28869626059026</text:p>
              </table:table-cell>
              <table:table-cell office:value-type="float" office:value="4.28869626059026">
                <text:p>4.28869626059026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3.24674470972384">
                <text:p>3.24674470972384</text:p>
              </table:table-cell>
              <table:table-cell office:value-type="float" office:value="3.50064806337191">
                <text:p>3.50064806337191</text:p>
              </table:table-cell>
              <table:table-cell office:value-type="float" office:value="3.29994290002277">
                <text:p>3.29994290002277</text:p>
              </table:table-cell>
              <table:table-cell office:value-type="float" office:value="4.29994290002277">
                <text:p>4.29994290002277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3.25839780409551">
                <text:p>3.25839780409551</text:p>
              </table:table-cell>
              <table:table-cell office:value-type="float" office:value="3.51811894714315">
                <text:p>3.51811894714315</text:p>
              </table:table-cell>
              <table:table-cell office:value-type="float" office:value="3.31175386105575">
                <text:p>3.31175386105575</text:p>
              </table:table-cell>
              <table:table-cell office:value-type="float" office:value="4.31175386105575">
                <text:p>4.31175386105575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3.24204423936955">
                <text:p>3.24204423936955</text:p>
              </table:table-cell>
              <table:table-cell office:value-type="float" office:value="3.53160663193272">
                <text:p>3.53160663193272</text:p>
              </table:table-cell>
              <table:table-cell office:value-type="float" office:value="3.32592595577147">
                <text:p>3.32592595577147</text:p>
              </table:table-cell>
              <table:table-cell office:value-type="float" office:value="4.32592595577147">
                <text:p>4.3259259557714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25839780409551">
                <text:p>3.25839780409551</text:p>
              </table:table-cell>
              <table:table-cell office:value-type="float" office:value="3.53630587235103">
                <text:p>3.53630587235103</text:p>
              </table:table-cell>
              <table:table-cell office:value-type="float" office:value="3.33725953975028">
                <text:p>3.33725953975028</text:p>
              </table:table-cell>
              <table:table-cell office:value-type="float" office:value="4.33725953975028">
                <text:p>4.3372595397502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3.24993175663419">
                <text:p>3.24993175663419</text:p>
              </table:table-cell>
              <table:table-cell office:value-type="float" office:value="3.55022835305509">
                <text:p>3.5502283530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3.23779499327392">
                <text:p>3.23779499327392</text:p>
              </table:table-cell>
              <table:table-cell office:value-type="float" office:value="3.5472823079633">
                <text:p>3.547282307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3.26292546933183">
                <text:p>3.26292546933183</text:p>
              </table:table-cell>
              <table:table-cell office:value-type="float" office:value="3.57240686755806">
                <text:p>3.5724068675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3.27438879555038">
                <text:p>3.27438879555038</text:p>
              </table:table-cell>
              <table:table-cell office:value-type="float" office:value="3.58263143948964">
                <text:p>3.58263143948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3.2771506139638">
                <text:p>3.2771506139638</text:p>
              </table:table-cell>
              <table:table-cell office:value-type="float" office:value="3.57909732655264">
                <text:p>3.5790973265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3.29003461136252">
                <text:p>3.29003461136252</text:p>
              </table:table-cell>
              <table:table-cell office:value-type="float" office:value="3.61531865661148">
                <text:p>3.6153186566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3.29950729870049">
                <text:p>3.29950729870049</text:p>
              </table:table-cell>
              <table:table-cell office:value-type="float" office:value="3.64610952197885">
                <text:p>3.6461095219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3.29819786710981">
                <text:p>3.29819786710981</text:p>
              </table:table-cell>
              <table:table-cell office:value-type="float" office:value="3.63528263799821">
                <text:p>3.63528263799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3.31111784266251">
                <text:p>3.31111784266251</text:p>
              </table:table-cell>
              <table:table-cell office:value-type="float" office:value="3.64028262969668">
                <text:p>3.640282629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.31618009889345">
                <text:p>3.31618009889345</text:p>
              </table:table-cell>
              <table:table-cell office:value-type="float" office:value="3.65089007785631">
                <text:p>3.65089007785631</text:p>
              </table:table-cell>
              <table:table-cell office:value-type="float" office:value="3.33625955201419">
                <text:p>3.3362595520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3.3236645356081">
                <text:p>3.3236645356081</text:p>
              </table:table-cell>
              <table:table-cell office:value-type="float" office:value="3.65475393325293">
                <text:p>3.654753933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3.34183005692051">
                <text:p>3.34183005692051</text:p>
              </table:table-cell>
              <table:table-cell office:value-type="float" office:value="3.66417170536193">
                <text:p>3.6641717053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3.36040405472994">
                <text:p>3.36040405472994</text:p>
              </table:table-cell>
              <table:table-cell office:value-type="float" office:value="3.68349731767981">
                <text:p>3.68349731767981</text:p>
              </table:table-cell>
              <table:table-cell office:value-type="float" office:value="3.34869419026554">
                <text:p>3.3486941902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3.33725953975028">
                <text:p>3.33725953975028</text:p>
              </table:table-cell>
              <table:table-cell office:value-type="float" office:value="3.68556261115823">
                <text:p>3.68556261115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3.31069331234336">
                <text:p>3.31069331234336</text:p>
              </table:table-cell>
              <table:table-cell office:value-type="float" office:value="3.69319914515372">
                <text:p>3.6931991451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3.31323429169472">
                <text:p>3.31323429169472</text:p>
              </table:table-cell>
              <table:table-cell office:value-type="float" office:value="3.7093547758344">
                <text:p>3.709354775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3.23502315949522">
                <text:p>3.23502315949522</text:p>
              </table:table-cell>
              <table:table-cell office:value-type="float" office:value="3.6746774678732">
                <text:p>3.674677467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3.17260293120986">
                <text:p>3.17260293120986</text:p>
              </table:table-cell>
              <table:table-cell office:value-type="float" office:value="3.63286204010023">
                <text:p>3.6328620401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3.25575478664304">
                <text:p>3.25575478664304</text:p>
              </table:table-cell>
              <table:table-cell office:value-type="float" office:value="3.63174807439657">
                <text:p>3.6317480743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.3021143769562">
                <text:p>3.3021143769562</text:p>
              </table:table-cell>
              <table:table-cell office:value-type="float" office:value="3.65069597976061">
                <text:p>3.6506959797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3.61971926561173">
                <text:p>3.6197192656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.34947179921439">
                <text:p>3.34947179921439</text:p>
              </table:table-cell>
              <table:table-cell office:value-type="float" office:value="3.64167237322469">
                <text:p>3.6416723732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3.37584643630916">
                <text:p>3.37584643630916</text:p>
              </table:table-cell>
              <table:table-cell office:value-type="float" office:value="3.64708942871655">
                <text:p>3.6470894287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3.38327665040765">
                <text:p>3.38327665040765</text:p>
              </table:table-cell>
              <table:table-cell office:value-type="float" office:value="3.66735954618309">
                <text:p>3.6673595461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3.40312052117582">
                <text:p>3.40312052117582</text:p>
              </table:table-cell>
              <table:table-cell office:value-type="float" office:value="3.66847910293259">
                <text:p>3.6684791029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3.41480627950101">
                <text:p>3.41480627950101</text:p>
              </table:table-cell>
              <table:table-cell office:value-type="float" office:value="3.68042617085814">
                <text:p>3.6804261708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3.4437322414016">
                <text:p>3.4437322414016</text:p>
              </table:table-cell>
              <table:table-cell office:value-type="float" office:value="3.68538340980149">
                <text:p>3.6853834098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3.46864266839151">
                <text:p>3.46864266839151</text:p>
              </table:table-cell>
              <table:table-cell office:value-type="float" office:value="3.68841982200271">
                <text:p>3.6884198220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3.470116353151">
                <text:p>3.470116353151</text:p>
              </table:table-cell>
              <table:table-cell office:value-type="float" office:value="3.70423633730879">
                <text:p>3.70423633730879</text:p>
              </table:table-cell>
              <table:table-cell office:value-type="float" office:value="3.43424945239648">
                <text:p>3.4342494523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.46448954743397">
                <text:p>3.46448954743397</text:p>
              </table:table-cell>
              <table:table-cell office:value-type="float" office:value="3.72353776153206">
                <text:p>3.72353776153206</text:p>
              </table:table-cell>
              <table:table-cell office:value-type="float" office:value="3.40823996531185">
                <text:p>3.4082399653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3.45301239112145">
                <text:p>3.45301239112145</text:p>
              </table:table-cell>
              <table:table-cell office:value-type="float" office:value="3.71332250498703">
                <text:p>3.71332250498703</text:p>
              </table:table-cell>
              <table:table-cell office:value-type="float" office:value="3.36921585741014">
                <text:p>3.36921585741014</text:p>
              </table:table-cell>
              <table:table-cell office:value-type="float" office:value="4.36921585741014">
                <text:p>4.36921585741014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3.45040308615537">
                <text:p>3.45040308615537</text:p>
              </table:table-cell>
              <table:table-cell office:value-type="float" office:value="3.69705489227257">
                <text:p>3.69705489227257</text:p>
              </table:table-cell>
              <table:table-cell office:value-type="float" office:value="3.32797162362301">
                <text:p>3.32797162362301</text:p>
              </table:table-cell>
              <table:table-cell office:value-type="float" office:value="4.32797162362301">
                <text:p>4.32797162362301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3.47798897625089">
                <text:p>3.47798897625089</text:p>
              </table:table-cell>
              <table:table-cell office:value-type="float" office:value="3.70517924487368">
                <text:p>3.70517924487368</text:p>
              </table:table-cell>
              <table:table-cell office:value-type="float" office:value="3.3096301674259">
                <text:p>3.3096301674259</text:p>
              </table:table-cell>
              <table:table-cell office:value-type="float" office:value="4.3096301674259">
                <text:p>4.3096301674259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3.52439612210384">
                <text:p>3.52439612210384</text:p>
              </table:table-cell>
              <table:table-cell office:value-type="float" office:value="3.73343802709106">
                <text:p>3.73343802709106</text:p>
              </table:table-cell>
              <table:table-cell office:value-type="float" office:value="3.31069331234336">
                <text:p>3.31069331234336</text:p>
              </table:table-cell>
              <table:table-cell office:value-type="float" office:value="4.31069331234336">
                <text:p>4.31069331234336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3.54182876678131">
                <text:p>3.54182876678131</text:p>
              </table:table-cell>
              <table:table-cell office:value-type="float" office:value="3.75396586586516">
                <text:p>3.75396586586516</text:p>
              </table:table-cell>
              <table:table-cell office:value-type="float" office:value="3.31154195840119">
                <text:p>3.31154195840119</text:p>
              </table:table-cell>
              <table:table-cell office:value-type="float" office:value="4.3115419584012">
                <text:p>4.311541958401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3.56972494922616">
                <text:p>3.56972494922616</text:p>
              </table:table-cell>
              <table:table-cell office:value-type="float" office:value="3.7691556907144">
                <text:p>3.7691556907144</text:p>
              </table:table-cell>
              <table:table-cell office:value-type="float" office:value="3.31910605930978">
                <text:p>3.31910605930978</text:p>
              </table:table-cell>
              <table:table-cell office:value-type="float" office:value="4.31910605930978">
                <text:p>4.31910605930978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3.59328606702046">
                <text:p>3.59328606702046</text:p>
              </table:table-cell>
              <table:table-cell office:value-type="float" office:value="3.78074923110355">
                <text:p>3.78074923110355</text:p>
              </table:table-cell>
              <table:table-cell office:value-type="float" office:value="3.39075852873872">
                <text:p>3.39075852873872</text:p>
              </table:table-cell>
              <table:table-cell office:value-type="float" office:value="4.39075852873872">
                <text:p>4.39075852873872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3.61405310598722">
                <text:p>3.61405310598722</text:p>
              </table:table-cell>
              <table:table-cell office:value-type="float" office:value="3.7949061065168">
                <text:p>3.7949061065168</text:p>
              </table:table-cell>
              <table:table-cell office:value-type="float" office:value="3.44731310882357">
                <text:p>3.44731310882357</text:p>
              </table:table-cell>
              <table:table-cell office:value-type="float" office:value="4.44731310882357">
                <text:p>4.44731310882357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3.59395029526399">
                <text:p>3.59395029526399</text:p>
              </table:table-cell>
              <table:table-cell office:value-type="float" office:value="3.82588029893618">
                <text:p>3.8258802989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.57194163507446">
                <text:p>3.57194163507446</text:p>
              </table:table-cell>
              <table:table-cell office:value-type="float" office:value="3.79281177124815">
                <text:p>3.7928117712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3.58782317131895">
                <text:p>3.58782317131895</text:p>
              </table:table-cell>
              <table:table-cell office:value-type="float" office:value="3.78082117585347">
                <text:p>3.7808211758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3.59095323518799">
                <text:p>3.59095323518799</text:p>
              </table:table-cell>
              <table:table-cell office:value-type="float" office:value="3.78447464376252">
                <text:p>3.7844746437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3.63908787108374">
                <text:p>3.63908787108374</text:p>
              </table:table-cell>
              <table:table-cell office:value-type="float" office:value="3.79809793206249">
                <text:p>3.7980979320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3.64008373137312">
                <text:p>3.64008373137312</text:p>
              </table:table-cell>
              <table:table-cell office:value-type="float" office:value="3.81063570027554">
                <text:p>3.8106357002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3.61384182187607">
                <text:p>3.61384182187607</text:p>
              </table:table-cell>
              <table:table-cell office:value-type="float" office:value="3.8230827965328">
                <text:p>3.823082796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3.64473392744719">
                <text:p>3.64473392744719</text:p>
              </table:table-cell>
              <table:table-cell office:value-type="float" office:value="3.86439240515059">
                <text:p>3.864392405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3.65108408924301">
                <text:p>3.65108408924301</text:p>
              </table:table-cell>
              <table:table-cell office:value-type="float" office:value="3.89839604593001">
                <text:p>3.8983960459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3.68060742899179">
                <text:p>3.68060742899179</text:p>
              </table:table-cell>
              <table:table-cell office:value-type="float" office:value="3.90439092001236">
                <text:p>3.9043909200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3.70294724618156">
                <text:p>3.70294724618156</text:p>
              </table:table-cell>
              <table:table-cell office:value-type="float" office:value="3.91865929342182">
                <text:p>3.9186592934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.71667097556014">
                <text:p>3.71667097556014</text:p>
              </table:table-cell>
              <table:table-cell office:value-type="float" office:value="3.94527158150771">
                <text:p>3.94527158150771</text:p>
              </table:table-cell>
              <table:table-cell office:value-type="float" office:value="3.4970679363985">
                <text:p>3.4970679363985</text:p>
              </table:table-cell>
              <table:table-cell office:value-type="float" office:value="4.49706793639851">
                <text:p>4.49706793639851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3.76930346018908">
                <text:p>3.76930346018908</text:p>
              </table:table-cell>
              <table:table-cell office:value-type="float" office:value="3.95799017840683">
                <text:p>3.95799017840683</text:p>
              </table:table-cell>
              <table:table-cell office:value-type="float" office:value="3.5081255360832">
                <text:p>3.5081255360832</text:p>
              </table:table-cell>
              <table:table-cell office:value-type="float" office:value="4.5081255360832">
                <text:p>4.5081255360832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3.77728179167101">
                <text:p>3.77728179167101</text:p>
              </table:table-cell>
              <table:table-cell office:value-type="float" office:value="3.96679854638336">
                <text:p>3.96679854638336</text:p>
              </table:table-cell>
              <table:table-cell office:value-type="float" office:value="3.51000851294023">
                <text:p>3.51000851294023</text:p>
              </table:table-cell>
              <table:table-cell office:value-type="float" office:value="4.51000851294023">
                <text:p>4.51000851294023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3.77582881446461">
                <text:p>3.77582881446461</text:p>
              </table:table-cell>
              <table:table-cell office:value-type="float" office:value="3.98222599167467">
                <text:p>3.98222599167467</text:p>
              </table:table-cell>
              <table:table-cell office:value-type="float" office:value="3.52633927738984">
                <text:p>3.52633927738984</text:p>
              </table:table-cell>
              <table:table-cell office:value-type="float" office:value="4.52633927738984">
                <text:p>4.52633927738984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3.81901719868906">
                <text:p>3.81901719868906</text:p>
              </table:table-cell>
              <table:table-cell office:value-type="float" office:value="3.99510845774474">
                <text:p>3.99510845774474</text:p>
              </table:table-cell>
              <table:table-cell office:value-type="float" office:value="3.54207814633563">
                <text:p>3.54207814633563</text:p>
              </table:table-cell>
              <table:table-cell office:value-type="float" office:value="4.54207814633563">
                <text:p>4.54207814633563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3.83569057149242">
                <text:p>3.83569057149242</text:p>
              </table:table-cell>
              <table:table-cell office:value-type="float" office:value="4.00363283700441">
                <text:p>4.00363283700441</text:p>
              </table:table-cell>
              <table:table-cell office:value-type="float" office:value="3.55461028522616">
                <text:p>3.55461028522616</text:p>
              </table:table-cell>
              <table:table-cell office:value-type="float" office:value="4.55461028522616">
                <text:p>4.55461028522616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3.84223468634724">
                <text:p>3.84223468634724</text:p>
              </table:table-cell>
              <table:table-cell office:value-type="float" office:value="4.01786771896351">
                <text:p>4.01786771896351</text:p>
              </table:table-cell>
              <table:table-cell office:value-type="float" office:value="3.56537550271407">
                <text:p>3.56537550271407</text:p>
              </table:table-cell>
              <table:table-cell office:value-type="float" office:value="4.56537550271407">
                <text:p>4.56537550271407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3.86236993712288">
                <text:p>3.86236993712288</text:p>
              </table:table-cell>
              <table:table-cell office:value-type="float" office:value="4.03290067873268">
                <text:p>4.03290067873268</text:p>
              </table:table-cell>
              <table:table-cell office:value-type="float" office:value="3.58001211252942">
                <text:p>3.58001211252942</text:p>
              </table:table-cell>
              <table:table-cell office:value-type="float" office:value="4.58001211252942">
                <text:p>4.58001211252942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3.86793865089078">
                <text:p>3.86793865089078</text:p>
              </table:table-cell>
              <table:table-cell office:value-type="float" office:value="4.04000863601354">
                <text:p>4.04000863601354</text:p>
              </table:table-cell>
              <table:table-cell office:value-type="float" office:value="3.59372899870791">
                <text:p>3.59372899870791</text:p>
              </table:table-cell>
              <table:table-cell office:value-type="float" office:value="4.59372899870791">
                <text:p>4.59372899870791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3.89231726072248">
                <text:p>3.89231726072248</text:p>
              </table:table-cell>
              <table:table-cell office:value-type="float" office:value="4.05346260492546">
                <text:p>4.05346260492546</text:p>
              </table:table-cell>
              <table:table-cell office:value-type="float" office:value="3.5992278627738">
                <text:p>3.5992278627738</text:p>
              </table:table-cell>
              <table:table-cell office:value-type="float" office:value="4.5992278627738">
                <text:p>4.599227862773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.92572452693606">
                <text:p>3.92572452693606</text:p>
              </table:table-cell>
              <table:table-cell office:value-type="float" office:value="4.05656185185946">
                <text:p>4.05656185185946</text:p>
              </table:table-cell>
              <table:table-cell office:value-type="float" office:value="3.61552922363713">
                <text:p>3.61552922363713</text:p>
              </table:table-cell>
              <table:table-cell office:value-type="float" office:value="4.61552922363713">
                <text:p>4.61552922363713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3.9625113935076">
                <text:p>3.9625113935076</text:p>
              </table:table-cell>
              <table:table-cell office:value-type="float" office:value="4.08300066957653">
                <text:p>4.08300066957653</text:p>
              </table:table-cell>
              <table:table-cell office:value-type="float" office:value="3.64315646561971">
                <text:p>3.64315646561971</text:p>
              </table:table-cell>
              <table:table-cell office:value-type="float" office:value="4.64315646561971">
                <text:p>4.6431564656197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.97400479689741">
                <text:p>3.97400479689741</text:p>
              </table:table-cell>
              <table:table-cell office:value-type="float" office:value="4.10741349748815">
                <text:p>4.10741349748815</text:p>
              </table:table-cell>
              <table:table-cell office:value-type="float" office:value="3.63225477668471">
                <text:p>3.63225477668471</text:p>
              </table:table-cell>
              <table:table-cell office:value-type="float" office:value="4.63225477668471">
                <text:p>4.63225477668471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3.97895616521759">
                <text:p>3.97895616521759</text:p>
              </table:table-cell>
              <table:table-cell office:value-type="float" office:value="4.12907732425274">
                <text:p>4.12907732425274</text:p>
              </table:table-cell>
              <table:table-cell office:value-type="float" office:value="3.65272969606925">
                <text:p>3.65272969606925</text:p>
              </table:table-cell>
              <table:table-cell office:value-type="float" office:value="4.65272969606925">
                <text:p>4.65272969606925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3.99091575450608">
                <text:p>3.99091575450608</text:p>
              </table:table-cell>
              <table:table-cell office:value-type="float" office:value="4.15803061259034">
                <text:p>4.15803061259034</text:p>
              </table:table-cell>
              <table:table-cell office:value-type="float" office:value="3.66735954618309">
                <text:p>3.66735954618309</text:p>
              </table:table-cell>
              <table:table-cell office:value-type="float" office:value="4.66735954618309">
                <text:p>4.6673595461830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.01998815959129">
                <text:p>4.01998815959129</text:p>
              </table:table-cell>
              <table:table-cell office:value-type="float" office:value="4.1700562572508">
                <text:p>4.1700562572508</text:p>
              </table:table-cell>
              <table:table-cell office:value-type="float" office:value="3.68663626926229">
                <text:p>3.68663626926229</text:p>
              </table:table-cell>
              <table:table-cell office:value-type="float" office:value="4.68663626926229">
                <text:p>4.68663626926229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4.03490907336775">
                <text:p>4.03490907336775</text:p>
              </table:table-cell>
              <table:table-cell office:value-type="float" office:value="4.17794030700861">
                <text:p>4.17794030700861</text:p>
              </table:table-cell>
              <table:table-cell office:value-type="float" office:value="3.70952435587634">
                <text:p>3.70952435587634</text:p>
              </table:table-cell>
              <table:table-cell office:value-type="float" office:value="4.70952435587634">
                <text:p>4.70952435587634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4.05068902775888">
                <text:p>4.05068902775888</text:p>
              </table:table-cell>
              <table:table-cell office:value-type="float" office:value="4.19267893953454">
                <text:p>4.19267893953454</text:p>
              </table:table-cell>
              <table:table-cell office:value-type="float" office:value="3.72148085477005">
                <text:p>3.72148085477005</text:p>
              </table:table-cell>
              <table:table-cell office:value-type="float" office:value="4.72148085477005">
                <text:p>4.72148085477005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4.07722251041105">
                <text:p>4.07722251041105</text:p>
              </table:table-cell>
              <table:table-cell office:value-type="float" office:value="4.21130746666895">
                <text:p>4.21130746666895</text:p>
              </table:table-cell>
              <table:table-cell office:value-type="float" office:value="3.7435881501599">
                <text:p>3.7435881501599</text:p>
              </table:table-cell>
              <table:table-cell office:value-type="float" office:value="4.7435881501599">
                <text:p>4.7435881501599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4.12224865397805">
                <text:p>4.12224865397805</text:p>
              </table:table-cell>
              <table:table-cell office:value-type="float" office:value="4.22865695810894">
                <text:p>4.22865695810894</text:p>
              </table:table-cell>
              <table:table-cell office:value-type="float" office:value="3.7359181165313">
                <text:p>3.7359181165313</text:p>
              </table:table-cell>
              <table:table-cell office:value-type="float" office:value="4.7359181165313">
                <text:p>4.7359181165313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4.15884477363499">
                <text:p>4.15884477363499</text:p>
              </table:table-cell>
              <table:table-cell office:value-type="float" office:value="4.25846966155069">
                <text:p>4.25846966155069</text:p>
              </table:table-cell>
              <table:table-cell office:value-type="float" office:value="3.75457765604473">
                <text:p>3.75457765604473</text:p>
              </table:table-cell>
              <table:table-cell office:value-type="float" office:value="4.75457765604473">
                <text:p>4.75457765604473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4.16946869782694">
                <text:p>4.16946869782694</text:p>
              </table:table-cell>
              <table:table-cell office:value-type="float" office:value="4.26275949540612">
                <text:p>4.26275949540612</text:p>
              </table:table-cell>
              <table:table-cell office:value-type="float" office:value="3.78103693862113">
                <text:p>3.78103693862113</text:p>
              </table:table-cell>
              <table:table-cell office:value-type="float" office:value="4.78103693862113">
                <text:p>4.78103693862113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4.19827209846935">
                <text:p>4.19827209846935</text:p>
              </table:table-cell>
              <table:table-cell office:value-type="float" office:value="4.274596542257">
                <text:p>4.274596542257</text:p>
              </table:table-cell>
              <table:table-cell office:value-type="float" office:value="3.81217777415875">
                <text:p>3.81217777415875</text:p>
              </table:table-cell>
              <table:table-cell office:value-type="float" office:value="4.81217777415875">
                <text:p>4.81217777415875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4.22440355776484">
                <text:p>4.22440355776484</text:p>
              </table:table-cell>
              <table:table-cell office:value-type="float" office:value="4.29110233035613">
                <text:p>4.29110233035613</text:p>
              </table:table-cell>
              <table:table-cell office:value-type="float" office:value="3.84273401894827">
                <text:p>3.84273401894827</text:p>
              </table:table-cell>
              <table:table-cell office:value-type="float" office:value="4.84273401894827">
                <text:p>4.84273401894827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4.23360521916227">
                <text:p>4.23360521916227</text:p>
              </table:table-cell>
              <table:table-cell office:value-type="float" office:value="4.29543514235315">
                <text:p>4.29543514235315</text:p>
              </table:table-cell>
              <table:table-cell office:value-type="float" office:value="3.86782090804557">
                <text:p>3.86782090804557</text:p>
              </table:table-cell>
              <table:table-cell office:value-type="float" office:value="4.86782090804557">
                <text:p>4.86782090804557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4.22159678574026">
                <text:p>4.22159678574026</text:p>
              </table:table-cell>
              <table:table-cell office:value-type="float" office:value="4.30451206962424">
                <text:p>4.30451206962424</text:p>
              </table:table-cell>
              <table:table-cell office:value-type="float" office:value="3.88570038012833">
                <text:p>3.88570038012833</text:p>
              </table:table-cell>
              <table:table-cell office:value-type="float" office:value="4.88570038012833">
                <text:p>4.88570038012833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.21853550521653">
                <text:p>4.21853550521653</text:p>
              </table:table-cell>
              <table:table-cell office:value-type="float" office:value="4.30681089561863">
                <text:p>4.30681089561863</text:p>
              </table:table-cell>
              <table:table-cell office:value-type="float" office:value="3.86887944623709">
                <text:p>3.86887944623709</text:p>
              </table:table-cell>
              <table:table-cell office:value-type="float" office:value="4.86887944623709">
                <text:p>4.8688794462370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4.22042192243784">
                <text:p>4.22042192243784</text:p>
              </table:table-cell>
              <table:table-cell office:value-type="float" office:value="4.2933404526487">
                <text:p>4.2933404526487</text:p>
              </table:table-cell>
              <table:table-cell office:value-type="float" office:value="3.85296769102882">
                <text:p>3.85296769102882</text:p>
              </table:table-cell>
              <table:table-cell office:value-type="float" office:value="4.85296769102882">
                <text:p>4.8529676910288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.23284369962312">
                <text:p>4.23284369962312</text:p>
              </table:table-cell>
              <table:table-cell office:value-type="float" office:value="4.30000820255381">
                <text:p>4.30000820255381</text:p>
              </table:table-cell>
              <table:table-cell office:value-type="float" office:value="3.84565605998354">
                <text:p>3.84565605998354</text:p>
              </table:table-cell>
              <table:table-cell office:value-type="float" office:value="4.84565605998354">
                <text:p>4.8456560599835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4.26503019772306">
                <text:p>4.26503019772306</text:p>
              </table:table-cell>
              <table:table-cell office:value-type="float" office:value="4.31283295924934">
                <text:p>4.31283295924934</text:p>
              </table:table-cell>
              <table:table-cell office:value-type="float" office:value="3.81815988639718">
                <text:p>3.81815988639718</text:p>
              </table:table-cell>
              <table:table-cell office:value-type="float" office:value="4.81815988639718">
                <text:p>4.8181598863971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.2871744603745">
                <text:p>4.2871744603745</text:p>
              </table:table-cell>
              <table:table-cell office:value-type="float" office:value="4.31156315331991">
                <text:p>4.31156315331991</text:p>
              </table:table-cell>
              <table:table-cell office:value-type="float" office:value="3.79386020134267">
                <text:p>3.79386020134267</text:p>
              </table:table-cell>
              <table:table-cell office:value-type="float" office:value="4.79386020134267">
                <text:p>4.79386020134267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4.29061328497499">
                <text:p>4.29061328497499</text:p>
              </table:table-cell>
              <table:table-cell office:value-type="float" office:value="4.3142254709265">
                <text:p>4.3142254709265</text:p>
              </table:table-cell>
              <table:table-cell office:value-type="float" office:value="3.7852586333577">
                <text:p>3.7852586333577</text:p>
              </table:table-cell>
              <table:table-cell office:value-type="float" office:value="4.7852586333577">
                <text:p>4.7852586333577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4.29473069048433">
                <text:p>4.29473069048433</text:p>
              </table:table-cell>
              <table:table-cell office:value-type="float" office:value="4.32012550597363">
                <text:p>4.32012550597363</text:p>
              </table:table-cell>
              <table:table-cell office:value-type="float" office:value="3.79246173134695">
                <text:p>3.79246173134695</text:p>
              </table:table-cell>
              <table:table-cell office:value-type="float" office:value="4.79246173134695">
                <text:p>4.79246173134695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4.2962701975268">
                <text:p>4.2962701975268</text:p>
              </table:table-cell>
              <table:table-cell office:value-type="float" office:value="4.33049494230222">
                <text:p>4.33049494230222</text:p>
              </table:table-cell>
              <table:table-cell office:value-type="float" office:value="3.82092358788132">
                <text:p>3.82092358788132</text:p>
              </table:table-cell>
              <table:table-cell office:value-type="float" office:value="4.82092358788132">
                <text:p>4.8209235878813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4.30230927836999">
                <text:p>4.30230927836999</text:p>
              </table:table-cell>
              <table:table-cell office:value-type="float" office:value="4.34857742874262">
                <text:p>4.34857742874262</text:p>
              </table:table-cell>
              <table:table-cell office:value-type="float" office:value="3.8463371121298">
                <text:p>3.8463371121298</text:p>
              </table:table-cell>
              <table:table-cell office:value-type="float" office:value="4.84633711212981">
                <text:p>4.8463371121298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4.30477048852326">
                <text:p>4.30477048852326</text:p>
              </table:table-cell>
              <table:table-cell office:value-type="float" office:value="4.35757278405168">
                <text:p>4.35757278405168</text:p>
              </table:table-cell>
              <table:table-cell office:value-type="float" office:value="3.86899690248713">
                <text:p>3.86899690248713</text:p>
              </table:table-cell>
              <table:table-cell office:value-type="float" office:value="4.86899690248714">
                <text:p>4.8689969024871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.32378818990075">
                <text:p>4.32378818990075</text:p>
              </table:table-cell>
              <table:table-cell office:value-type="float" office:value="4.3786340638496">
                <text:p>4.3786340638496</text:p>
              </table:table-cell>
              <table:table-cell office:value-type="float" office:value="3.88946978396951">
                <text:p>3.88946978396951</text:p>
              </table:table-cell>
              <table:table-cell office:value-type="float" office:value="4.88946978396951">
                <text:p>4.8894697839695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.34263977379444">
                <text:p>4.34263977379444</text:p>
              </table:table-cell>
              <table:table-cell office:value-type="float" office:value="4.39260903049757">
                <text:p>4.39260903049757</text:p>
              </table:table-cell>
              <table:table-cell office:value-type="float" office:value="3.89381722396746">
                <text:p>3.89381722396746</text:p>
              </table:table-cell>
              <table:table-cell office:value-type="float" office:value="4.89381722396746">
                <text:p>4.89381722396746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.37405145002372">
                <text:p>4.37405145002372</text:p>
              </table:table-cell>
              <table:table-cell office:value-type="float" office:value="4.41008518426915">
                <text:p>4.41008518426915</text:p>
              </table:table-cell>
              <table:table-cell office:value-type="float" office:value="3.91312479038956">
                <text:p>3.91312479038956</text:p>
              </table:table-cell>
              <table:table-cell office:value-type="float" office:value="4.91312479038956">
                <text:p>4.9131247903895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.39341724928279">
                <text:p>4.39341724928279</text:p>
              </table:table-cell>
              <table:table-cell office:value-type="float" office:value="4.42189993584317">
                <text:p>4.42189993584317</text:p>
              </table:table-cell>
              <table:table-cell office:value-type="float" office:value="3.9251573271759">
                <text:p>3.9251573271759</text:p>
              </table:table-cell>
              <table:table-cell office:value-type="float" office:value="4.9251573271759">
                <text:p>4.925157327175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.38354609172447">
                <text:p>4.38354609172447</text:p>
              </table:table-cell>
              <table:table-cell office:value-type="float" office:value="4.42101130296814">
                <text:p>4.42101130296814</text:p>
              </table:table-cell>
              <table:table-cell office:value-type="float" office:value="3.87366929270679">
                <text:p>3.87366929270679</text:p>
              </table:table-cell>
              <table:table-cell office:value-type="float" office:value="4.87366929270679">
                <text:p>4.8736692927067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4.34360550810417">
                <text:p>4.34360550810417</text:p>
              </table:table-cell>
              <table:table-cell office:value-type="float" office:value="4.4168733997768">
                <text:p>4.4168733997768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4.86923171973098">
                <text:p>4.8692317197309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.3379581636797">
                <text:p>4.3379581636797</text:p>
              </table:table-cell>
              <table:table-cell office:value-type="float" office:value="4.41612437206547">
                <text:p>4.41612437206547</text:p>
              </table:table-cell>
              <table:table-cell office:value-type="float" office:value="3.90493182739565">
                <text:p>3.90493182739565</text:p>
              </table:table-cell>
              <table:table-cell office:value-type="float" office:value="4.90493182739565">
                <text:p>4.9049318273956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.33035288667733">
                <text:p>4.33035288667733</text:p>
              </table:table-cell>
              <table:table-cell office:value-type="float" office:value="4.39915433395822">
                <text:p>4.39915433395822</text:p>
              </table:table-cell>
              <table:table-cell office:value-type="float" office:value="3.9397188823541">
                <text:p>3.9397188823541</text:p>
              </table:table-cell>
              <table:table-cell office:value-type="float" office:value="4.9397188823541">
                <text:p>4.939718882354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.35466536243561">
                <text:p>4.35466536243561</text:p>
              </table:table-cell>
              <table:table-cell office:value-type="float" office:value="4.42337696191906">
                <text:p>4.42337696191906</text:p>
              </table:table-cell>
              <table:table-cell office:value-type="float" office:value="3.97215653585949">
                <text:p>3.97215653585949</text:p>
              </table:table-cell>
              <table:table-cell office:value-type="float" office:value="4.97215653585949">
                <text:p>4.9721565358594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.39814842000863">
                <text:p>4.39814842000863</text:p>
              </table:table-cell>
              <table:table-cell office:value-type="float" office:value="4.44669246637153">
                <text:p>4.44669246637153</text:p>
              </table:table-cell>
              <table:table-cell office:value-type="float" office:value="4.01485642004451">
                <text:p>4.01485642004451</text:p>
              </table:table-cell>
              <table:table-cell office:value-type="float" office:value="5.01485642004451">
                <text:p>5.0148564200445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.38897105121908">
                <text:p>4.38897105121908</text:p>
              </table:table-cell>
              <table:table-cell office:value-type="float" office:value="4.45496675012492">
                <text:p>4.45496675012492</text:p>
              </table:table-cell>
              <table:table-cell office:value-type="float" office:value="4.03462845662532">
                <text:p>4.03462845662532</text:p>
              </table:table-cell>
              <table:table-cell office:value-type="float" office:value="5.03462845662532">
                <text:p>5.0346284566253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.43179784163831">
                <text:p>4.43179784163831</text:p>
              </table:table-cell>
              <table:table-cell office:value-type="float" office:value="4.47642582705801">
                <text:p>4.47642582705801</text:p>
              </table:table-cell>
              <table:table-cell office:value-type="float" office:value="4.06584103431972">
                <text:p>4.06584103431972</text:p>
              </table:table-cell>
              <table:table-cell office:value-type="float" office:value="5.06584103431972">
                <text:p>5.0658410343197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.47179027654519">
                <text:p>4.47179027654519</text:p>
              </table:table-cell>
              <table:table-cell office:value-type="float" office:value="4.50241346271052">
                <text:p>4.50241346271052</text:p>
              </table:table-cell>
              <table:table-cell office:value-type="float" office:value="4.08593244555064">
                <text:p>4.08593244555064</text:p>
              </table:table-cell>
              <table:table-cell office:value-type="float" office:value="5.08593244555064">
                <text:p>5.0859324455506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.49264865903345">
                <text:p>4.49264865903345</text:p>
              </table:table-cell>
              <table:table-cell office:value-type="float" office:value="4.52766856038046">
                <text:p>4.52766856038046</text:p>
              </table:table-cell>
              <table:table-cell office:value-type="float" office:value="4.11065703755803">
                <text:p>4.11065703755803</text:p>
              </table:table-cell>
              <table:table-cell office:value-type="float" office:value="5.11065703755803">
                <text:p>5.110657037558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51814529117166">
                <text:p>4.51814529117166</text:p>
              </table:table-cell>
              <table:table-cell office:value-type="float" office:value="4.56079106246265">
                <text:p>4.56079106246265</text:p>
              </table:table-cell>
              <table:table-cell office:value-type="float" office:value="4.1208041778408">
                <text:p>4.1208041778408</text:p>
              </table:table-cell>
              <table:table-cell office:value-type="float" office:value="5.1208041778408">
                <text:p>5.120804177840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.52308281573403">
                <text:p>4.52308281573403</text:p>
              </table:table-cell>
              <table:table-cell office:value-type="float" office:value="4.55148659428052">
                <text:p>4.55148659428052</text:p>
              </table:table-cell>
              <table:table-cell office:value-type="float" office:value="4.12339424810553">
                <text:p>4.12339424810553</text:p>
              </table:table-cell>
              <table:table-cell office:value-type="float" office:value="5.12339424810553">
                <text:p>5.1233942481055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.52593840407344">
                <text:p>4.52593840407344</text:p>
              </table:table-cell>
              <table:table-cell office:value-type="float" office:value="4.55861258324536">
                <text:p>4.55861258324536</text:p>
              </table:table-cell>
              <table:table-cell office:value-type="float" office:value="4.13713247600899">
                <text:p>4.13713247600899</text:p>
              </table:table-cell>
              <table:table-cell office:value-type="float" office:value="5.13713247600899">
                <text:p>5.1371324760089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.52420132753592">
                <text:p>4.52420132753592</text:p>
              </table:table-cell>
              <table:table-cell office:value-type="float" office:value="4.56600121082771">
                <text:p>4.56600121082771</text:p>
              </table:table-cell>
              <table:table-cell office:value-type="float" office:value="4.13602259939701">
                <text:p>4.13602259939701</text:p>
              </table:table-cell>
              <table:table-cell office:value-type="float" office:value="5.13602259939701">
                <text:p>5.1360225993970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.54474997144791">
                <text:p>4.54474997144791</text:p>
              </table:table-cell>
              <table:table-cell office:value-type="float" office:value="4.58570882690565">
                <text:p>4.58570882690565</text:p>
              </table:table-cell>
              <table:table-cell office:value-type="float" office:value="4.15176810289518">
                <text:p>4.15176810289518</text:p>
              </table:table-cell>
              <table:table-cell office:value-type="float" office:value="5.15176810289518">
                <text:p>5.151768102895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55474348396418">
                <text:p>4.55474348396418</text:p>
              </table:table-cell>
              <table:table-cell office:value-type="float" office:value="4.57948634605819">
                <text:p>4.57948634605819</text:p>
              </table:table-cell>
              <table:table-cell office:value-type="float" office:value="4.16802580877463">
                <text:p>4.16802580877463</text:p>
              </table:table-cell>
              <table:table-cell office:value-type="float" office:value="5.16802580877463">
                <text:p>5.1680258087746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56777896157218">
                <text:p>4.56777896157218</text:p>
              </table:table-cell>
              <table:table-cell office:value-type="float" office:value="4.59931528114806">
                <text:p>4.59931528114806</text:p>
              </table:table-cell>
              <table:table-cell office:value-type="float" office:value="4.18794352906253">
                <text:p>4.18794352906253</text:p>
              </table:table-cell>
              <table:table-cell office:value-type="float" office:value="5.18794352906253">
                <text:p>5.1879435290625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.59957743074269">
                <text:p>4.59957743074269</text:p>
              </table:table-cell>
              <table:table-cell office:value-type="float" office:value="4.62648408172024">
                <text:p>4.62648408172024</text:p>
              </table:table-cell>
              <table:table-cell office:value-type="float" office:value="4.23108712058482">
                <text:p>4.23108712058482</text:p>
              </table:table-cell>
              <table:table-cell office:value-type="float" office:value="5.23108712058482">
                <text:p>5.2310871205848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.60591887481288">
                <text:p>4.60591887481288</text:p>
              </table:table-cell>
              <table:table-cell office:value-type="float" office:value="4.62644302533129">
                <text:p>4.62644302533129</text:p>
              </table:table-cell>
              <table:table-cell office:value-type="float" office:value="4.24740856192157">
                <text:p>4.24740856192157</text:p>
              </table:table-cell>
              <table:table-cell office:value-type="float" office:value="5.24740856192157">
                <text:p>5.2474085619215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.57769855750926">
                <text:p>4.57769855750926</text:p>
              </table:table-cell>
              <table:table-cell office:value-type="float" office:value="4.60552052343747">
                <text:p>4.60552052343747</text:p>
              </table:table-cell>
              <table:table-cell office:value-type="float" office:value="4.27838772520928">
                <text:p>4.27838772520928</text:p>
              </table:table-cell>
              <table:table-cell office:value-type="float" office:value="5.27838772520928">
                <text:p>5.2783877252092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58062850556855">
                <text:p>4.58062850556855</text:p>
              </table:table-cell>
              <table:table-cell office:value-type="float" office:value="4.62369369776916">
                <text:p>4.62369369776916</text:p>
              </table:table-cell>
              <table:table-cell office:value-type="float" office:value="4.31164792265252">
                <text:p>4.31164792265252</text:p>
              </table:table-cell>
              <table:table-cell office:value-type="float" office:value="5.31164792265252">
                <text:p>5.3116479226525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.58469298572281">
                <text:p>4.58469298572281</text:p>
              </table:table-cell>
              <table:table-cell office:value-type="float" office:value="4.62406541033669">
                <text:p>4.62406541033669</text:p>
              </table:table-cell>
              <table:table-cell office:value-type="float" office:value="4.33919297409966">
                <text:p>4.33919297409966</text:p>
              </table:table-cell>
              <table:table-cell office:value-type="float" office:value="5.33919297409966">
                <text:p>5.3391929740996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.58955867204151">
                <text:p>4.58955867204151</text:p>
              </table:table-cell>
              <table:table-cell office:value-type="float" office:value="4.62919545748789">
                <text:p>4.62919545748789</text:p>
              </table:table-cell>
              <table:table-cell office:value-type="float" office:value="4.36242592230863">
                <text:p>4.36242592230863</text:p>
              </table:table-cell>
              <table:table-cell office:value-type="float" office:value="5.36242592230863">
                <text:p>5.3624259223086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.57878815087056">
                <text:p>4.57878815087056</text:p>
              </table:table-cell>
              <table:table-cell office:value-type="float" office:value="4.62577531444762">
                <text:p>4.62577531444762</text:p>
              </table:table-cell>
              <table:table-cell office:value-type="float" office:value="4.3734085812956">
                <text:p>4.3734085812956</text:p>
              </table:table-cell>
              <table:table-cell office:value-type="float" office:value="5.3734085812956">
                <text:p>5.37340858129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.57913166582353">
                <text:p>4.57913166582353</text:p>
              </table:table-cell>
              <table:table-cell office:value-type="float" office:value="4.62533303315082">
                <text:p>4.62533303315082</text:p>
              </table:table-cell>
              <table:table-cell office:value-type="float" office:value="4.38660596538248">
                <text:p>4.38660596538248</text:p>
              </table:table-cell>
              <table:table-cell office:value-type="float" office:value="5.38660596538248">
                <text:p>5.3866059653824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.57886832866603">
                <text:p>4.57886832866603</text:p>
              </table:table-cell>
              <table:table-cell office:value-type="float" office:value="4.63812969202566">
                <text:p>4.63812969202566</text:p>
              </table:table-cell>
              <table:table-cell office:value-type="float" office:value="4.40329214515825">
                <text:p>4.40329214515825</text:p>
              </table:table-cell>
              <table:table-cell office:value-type="float" office:value="5.40329214515825">
                <text:p>5.403292145158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.58359546759225">
                <text:p>4.58359546759225</text:p>
              </table:table-cell>
              <table:table-cell office:value-type="float" office:value="4.64709921662703">
                <text:p>4.64709921662703</text:p>
              </table:table-cell>
              <table:table-cell office:value-type="float" office:value="4.41500675395383">
                <text:p>4.41500675395383</text:p>
              </table:table-cell>
              <table:table-cell office:value-type="float" office:value="5.41500675395383">
                <text:p>5.41500675395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